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5" style:family="table-cell" style:parent-style-name="Default" style:data-style-name="N0">
      <style:table-cell-properties style:vertical-align="automatic"/>
      <style:text-properties fo:color="#1155CC" style:text-underline-style="solid" style:text-underline-type="single"/>
    </style:style>
    <style:style style:name="ce6" style:family="table-cell" style:parent-style-name="Default" style:data-style-name="N0">
      <style:table-cell-properties style:vertical-align="automatic" fo:background-color="#00FF00"/>
      <style:text-properties style:font-name="Cambria" style:font-name-asian="Cambria" style:font-name-complex="Cambria" style:font-family-generic="roman"/>
    </style:style>
    <style:style style:name="ce7" style:family="table-cell" style:parent-style-name="Default" style:data-style-name="N0">
      <style:table-cell-properties fo:background-color="#00FF00"/>
      <style:text-properties style:font-name="Cambria" style:font-name-asian="Cambria" style:font-name-complex="Cambria" style:font-family-generic="roman"/>
    </style:style>
    <style:style style:name="ce8" style:family="table-cell" style:parent-style-name="Default" style:data-style-name="N0">
      <style:table-cell-properties style:vertical-align="automatic" fo:background-color="#00FF00"/>
      <style:text-properties fo:color="#1155CC" style:text-underline-style="solid" style:text-underline-type="single"/>
    </style:style>
    <style:style style:name="ce9" style:family="table-cell" style:parent-style-name="Default" style:data-style-name="N0">
      <style:table-cell-properties style:vertical-align="automatic" fo:background-color="#FF9900"/>
      <style:text-properties style:font-name="Cambria" style:font-name-asian="Cambria" style:font-name-complex="Cambria" style:font-family-generic="roman"/>
    </style:style>
    <style:style style:name="ce10" style:family="table-cell" style:parent-style-name="Default" style:data-style-name="N0">
      <style:table-cell-properties fo:background-color="#FF9900"/>
      <style:text-properties style:font-name="Cambria" style:font-name-asian="Cambria" style:font-name-complex="Cambria" style:font-family-generic="roman"/>
    </style:style>
    <style:style style:name="ce11" style:family="table-cell" style:parent-style-name="Default" style:data-style-name="N0">
      <style:table-cell-properties style:vertical-align="automatic" fo:background-color="#FF9900"/>
      <style:text-properties fo:color="#1155CC" style:text-underline-style="solid" style:text-underline-type="single"/>
    </style:style>
    <style:style style:name="ce12" style:family="table-cell" style:parent-style-name="Default" style:data-style-name="N0">
      <style:table-cell-properties fo:background-color="#00FF00"/>
    </style:style>
    <style:style style:name="ce13" style:family="table-cell" style:parent-style-name="Default" style:data-style-name="N0">
      <style:table-cell-properties style:vertical-align="automatic" fo:background-color="#FF9900"/>
    </style:style>
    <style:style style:name="ce14"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fo:background-color="#00FF00"/>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automatic" fo:background-color="#00FF00"/>
      <style:text-properties style:font-name="Cambria" style:font-name-asian="Cambria" style:font-name-complex="Cambria" style:font-family-generic="roman"/>
    </style:style>
    <style:style style:name="ce17" style:family="table-cell" style:parent-style-name="Default" style:data-style-name="N0">
      <style:table-cell-properties fo:background-color="#00FF00"/>
    </style:style>
    <style:style style:name="ce18" style:family="table-cell" style:parent-style-name="Default" style:data-style-name="N0">
      <style:table-cell-properties style:vertical-align="automatic" fo:background-color="#00FF00"/>
      <style:text-properties fo:color="#1155CC" style:text-underline-style="solid" style:text-underline-type="single"/>
    </style:style>
    <style:style style:name="ce19" style:family="table-cell" style:parent-style-name="Default" style:data-style-name="N0">
      <style:table-cell-properties style:vertical-align="automatic" fo:background-color="#00FF00"/>
      <style:text-properties style:font-name="Cambria" style:font-name-asian="Cambria" style:font-name-complex="Cambria" style:font-family-generic="roman"/>
    </style:style>
    <style:style style:name="ce20" style:family="table-cell" style:parent-style-name="Default" style:data-style-name="N0">
      <style:table-cell-properties fo:background-color="#00FF00"/>
      <style:text-properties style:font-name="Cambria" style:font-name-asian="Cambria" style:font-name-complex="Cambria" style:font-family-generic="roman"/>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fo:background-color="#00FF0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2.83104166666667cm"/>
    </style:style>
    <style:style style:name="co2" style:family="table-column">
      <style:table-column-properties fo:break-before="auto" style:column-width="5.84729166666667cm"/>
    </style:style>
    <style:style style:name="co3" style:family="table-column">
      <style:table-column-properties fo:break-before="auto" style:column-width="6.429375cm"/>
    </style:style>
    <style:style style:name="co4" style:family="table-column">
      <style:table-column-properties fo:break-before="auto" style:column-width="3.96875cm"/>
    </style:style>
    <style:style style:name="co5" style:family="table-column">
      <style:table-column-properties fo:break-before="auto" style:column-width="4.02166666666667cm"/>
    </style:style>
    <style:style style:name="co6" style:family="table-column">
      <style:table-column-properties fo:break-before="auto" style:column-width="5.87375cm"/>
    </style:style>
    <style:style style:name="co7" style:family="table-column">
      <style:table-column-properties fo:break-before="auto" style:column-width="5.90020833333333cm"/>
    </style:style>
    <style:style style:name="co8"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Femme/Vrouw&quot;;&quot;Homme/Man&quot;;&quot;X&quot;;&quot;Pas une personne/Geen persoon&quot;)">
          <table:help-message/>
          <table:error-message/>
        </table:content-validation>
      </table:content-validations>
      <table:table table:name="jette"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style-name="ce2">
            <text:p>type</text:p>
          </table:table-cell>
          <table:table-cell office:value-type="string" table:style-name="ce2">
            <text:p>id</text:p>
          </table:table-cell>
          <table:table-cell office:value-type="string" table:style-name="ce2">
            <text:p>nom de rue</text:p>
          </table:table-cell>
          <table:table-cell office:value-type="string" table:style-name="ce2">
            <text:p>straatnaam</text:p>
          </table:table-cell>
          <table:table-cell office:value-type="string" table:style-name="ce2">
            <text:p>wikidata (personne/persoon)</text:p>
          </table:table-cell>
          <table:table-cell office:value-type="string" table:content-validation-name="val1" table:style-name="ce2">
            <text:p>Genre/Gender</text:p>
          </table:table-cell>
          <table:table-cell office:value-type="string" table:style-name="ce2">
            <text:p>Link Wikipedia (si pas Wikidata/Indien geen Wikidata</text:p>
          </table:table-cell>
          <table:table-cell office:value-type="string" table:style-name="ce2">
            <text:p>Note/Nota</text:p>
          </table:table-cell>
          <table:table-cell office:value-type="string" table:style-name="ce2">
            <text:p>OpenStreetMap</text:p>
          </table:table-cell>
          <table:table-cell table:number-columns-repeated="17" table:style-name="ce3"/>
          <table:table-cell table:number-columns-repeated="16358"/>
        </table:table-row>
        <table:table-row table:style-name="ro2">
          <table:table-cell office:value-type="string" table:style-name="ce4">
            <text:p>relation</text:p>
          </table:table-cell>
          <table:table-cell office:value-type="float" office:value="2962481" table:style-name="ce4">
            <text:p>2962481</text:p>
          </table:table-cell>
          <table:table-cell office:value-type="string" table:style-name="ce4">
            <text:p>Rue Jean-Baptiste Serkeyn</text:p>
          </table:table-cell>
          <table:table-cell office:value-type="string" table:style-name="ce4">
            <text:p>Jean-Baptiste Serkeynstraat</text:p>
          </table:table-cell>
          <table:table-cell office:value-type="string" table:style-name="ce4">
            <text:p>-</text:p>
          </table:table-cell>
          <table:table-cell office:value-type="string" table:content-validation-name="val1" table:style-name="ce4">
            <text:p>Homme/Man</text:p>
          </table:table-cell>
          <table:table-cell table:style-name="ce1"/>
          <table:table-cell office:value-type="string" table:style-name="ce4">
            <text:p>Pas de Wikidata ni Wikipedia</text:p>
            <text:p/>
          </table:table-cell>
          <table:table-cell office:value-type="string" office:string-value="https://osm.org/relation/2962481" table:formula="of:=CONCATENATE(&quot;https://osm.org/&quot;;[.A2];&quot;/&quot;;[.B2])" table:style-name="ce5">
            <text:p>https://osm.org/relation/2962481</text:p>
          </table:table-cell>
          <table:table-cell table:number-columns-repeated="16375" table:style-name="ce1"/>
        </table:table-row>
        <table:table-row table:style-name="ro2">
          <table:table-cell office:value-type="string" table:style-name="ce4">
            <text:p>relation</text:p>
          </table:table-cell>
          <table:table-cell office:value-type="float" office:value="2962497" table:style-name="ce4">
            <text:p>2962497</text:p>
          </table:table-cell>
          <table:table-cell office:value-type="string" table:style-name="ce4">
            <text:p>Rue Ongena</text:p>
          </table:table-cell>
          <table:table-cell office:value-type="string" table:style-name="ce4">
            <text:p>Ongena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2497" table:formula="of:=CONCATENATE(&quot;https://osm.org/&quot;;[.A3];&quot;/&quot;;[.B3])" table:style-name="ce5">
            <text:p>https://osm.org/relation/2962497</text:p>
          </table:table-cell>
          <table:table-cell table:number-columns-repeated="16375" table:style-name="ce1"/>
        </table:table-row>
        <table:table-row table:style-name="ro2">
          <table:table-cell office:value-type="string" table:style-name="ce4">
            <text:p>relation</text:p>
          </table:table-cell>
          <table:table-cell office:value-type="float" office:value="2962546" table:style-name="ce4">
            <text:p>2962546</text:p>
          </table:table-cell>
          <table:table-cell office:value-type="string" table:style-name="ce4">
            <text:p>Chaussée de Jette</text:p>
          </table:table-cell>
          <table:table-cell office:value-type="string" table:style-name="ce4">
            <text:p>Jetse Steen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2546" table:formula="of:=CONCATENATE(&quot;https://osm.org/&quot;;[.A4];&quot;/&quot;;[.B4])" table:style-name="ce5">
            <text:p>https://osm.org/relation/2962546</text:p>
          </table:table-cell>
          <table:table-cell table:number-columns-repeated="16375" table:style-name="ce1"/>
        </table:table-row>
        <table:table-row table:style-name="ro2">
          <table:table-cell office:value-type="string" table:style-name="ce4">
            <text:p>relation</text:p>
          </table:table-cell>
          <table:table-cell office:value-type="float" office:value="2962567" table:style-name="ce4">
            <text:p>2962567</text:p>
          </table:table-cell>
          <table:table-cell office:value-type="string" table:style-name="ce4">
            <text:p>Rue Honoré Longtin</text:p>
          </table:table-cell>
          <table:table-cell office:value-type="string" table:style-name="ce4">
            <text:p>Honoré Longtin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2567" table:formula="of:=CONCATENATE(&quot;https://osm.org/&quot;;[.A5];&quot;/&quot;;[.B5])" table:style-name="ce5">
            <text:p>https://osm.org/relation/2962567</text:p>
          </table:table-cell>
          <table:table-cell table:number-columns-repeated="16375" table:style-name="ce1"/>
        </table:table-row>
        <table:table-row table:style-name="ro2">
          <table:table-cell office:value-type="string" table:style-name="ce6">
            <text:p>relation</text:p>
          </table:table-cell>
          <table:table-cell office:value-type="float" office:value="2962752" table:style-name="ce6">
            <text:p>2962752</text:p>
          </table:table-cell>
          <table:table-cell office:value-type="string" table:style-name="ce6">
            <text:p>Avenue Carton de Wiart</text:p>
          </table:table-cell>
          <table:table-cell office:value-type="string" table:style-name="ce6">
            <text:p>Carton de Wiartlaan</text:p>
          </table:table-cell>
          <table:table-cell office:value-type="string" table:style-name="ce6">
            <text:p>Q14990</text:p>
          </table:table-cell>
          <table:table-cell office:value-type="string" table:content-validation-name="val1" table:style-name="ce6">
            <text:p>Homme/Man</text:p>
          </table:table-cell>
          <table:table-cell table:number-columns-repeated="2" table:style-name="ce7"/>
          <table:table-cell office:value-type="string" office:string-value="https://osm.org/relation/2962752" table:formula="of:=CONCATENATE(&quot;https://osm.org/&quot;;[.A6];&quot;/&quot;;[.B6])" table:style-name="ce8">
            <text:p>https://osm.org/relation/2962752</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2759" table:style-name="ce4">
            <text:p>2962759</text:p>
          </table:table-cell>
          <table:table-cell office:value-type="string" table:style-name="ce4">
            <text:p>Mail du Topweg</text:p>
          </table:table-cell>
          <table:table-cell office:value-type="string" table:style-name="ce4">
            <text:p>Malie van de Top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2759" table:formula="of:=CONCATENATE(&quot;https://osm.org/&quot;;[.A7];&quot;/&quot;;[.B7])" table:style-name="ce5">
            <text:p>https://osm.org/relation/2962759</text:p>
          </table:table-cell>
          <table:table-cell table:number-columns-repeated="16375" table:style-name="ce1"/>
        </table:table-row>
        <table:table-row table:style-name="ro2">
          <table:table-cell office:value-type="string" table:style-name="ce4">
            <text:p>relation</text:p>
          </table:table-cell>
          <table:table-cell office:value-type="float" office:value="2962771" table:style-name="ce4">
            <text:p>2962771</text:p>
          </table:table-cell>
          <table:table-cell office:value-type="string" table:style-name="ce4">
            <text:p>Rue Vanderperren</text:p>
          </table:table-cell>
          <table:table-cell office:value-type="string" table:style-name="ce4">
            <text:p>Vanderperren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 - Nom de famille uniquement</text:p>
          </table:table-cell>
          <table:table-cell office:value-type="string" office:string-value="https://osm.org/relation/2962771" table:formula="of:=CONCATENATE(&quot;https://osm.org/&quot;;[.A8];&quot;/&quot;;[.B8])" table:style-name="ce5">
            <text:p>https://osm.org/relation/2962771</text:p>
          </table:table-cell>
          <table:table-cell table:number-columns-repeated="16375" table:style-name="ce1"/>
        </table:table-row>
        <table:table-row table:style-name="ro2">
          <table:table-cell office:value-type="string" table:style-name="ce4">
            <text:p>relation</text:p>
          </table:table-cell>
          <table:table-cell office:value-type="float" office:value="2962776" table:style-name="ce4">
            <text:p>2962776</text:p>
          </table:table-cell>
          <table:table-cell office:value-type="string" table:style-name="ce4">
            <text:p>Place Philippe Werrie</text:p>
          </table:table-cell>
          <table:table-cell office:value-type="string" table:style-name="ce4">
            <text:p>Philippe Werrieplei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2776" table:formula="of:=CONCATENATE(&quot;https://osm.org/&quot;;[.A9];&quot;/&quot;;[.B9])" table:style-name="ce5">
            <text:p>https://osm.org/relation/2962776</text:p>
          </table:table-cell>
          <table:table-cell table:number-columns-repeated="16375" table:style-name="ce1"/>
        </table:table-row>
        <table:table-row table:style-name="ro2">
          <table:table-cell office:value-type="string" table:style-name="ce4">
            <text:p>relation</text:p>
          </table:table-cell>
          <table:table-cell office:value-type="float" office:value="2963347" table:style-name="ce4">
            <text:p>2963347</text:p>
          </table:table-cell>
          <table:table-cell office:value-type="string" table:style-name="ce4">
            <text:p>Avenue de la Constitution</text:p>
          </table:table-cell>
          <table:table-cell office:value-type="string" table:style-name="ce4">
            <text:p>Grondwet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3347" table:formula="of:=CONCATENATE(&quot;https://osm.org/&quot;;[.A10];&quot;/&quot;;[.B10])" table:style-name="ce5">
            <text:p>https://osm.org/relation/2963347</text:p>
          </table:table-cell>
          <table:table-cell table:number-columns-repeated="16375" table:style-name="ce1"/>
        </table:table-row>
        <table:table-row table:style-name="ro2">
          <table:table-cell office:value-type="string" table:style-name="ce6">
            <text:p>relation</text:p>
          </table:table-cell>
          <table:table-cell office:value-type="float" office:value="2963363" table:style-name="ce6">
            <text:p>2963363</text:p>
          </table:table-cell>
          <table:table-cell office:value-type="string" table:style-name="ce6">
            <text:p>Avenue Broustin</text:p>
          </table:table-cell>
          <table:table-cell office:value-type="string" table:style-name="ce6">
            <text:p>Broustinlaan</text:p>
          </table:table-cell>
          <table:table-cell office:value-type="string" table:style-name="ce6">
            <text:p>Q85470697</text:p>
          </table:table-cell>
          <table:table-cell office:value-type="string" table:content-validation-name="val1" table:style-name="ce6">
            <text:p>Homme/Man</text:p>
          </table:table-cell>
          <table:table-cell table:style-name="ce7"/>
          <table:table-cell office:value-type="string" table:style-name="ce6">
            <text:p>Joseph-Philippe Broustin</text:p>
          </table:table-cell>
          <table:table-cell office:value-type="string" office:string-value="https://osm.org/relation/2963363" table:formula="of:=CONCATENATE(&quot;https://osm.org/&quot;;[.A11];&quot;/&quot;;[.B11])" table:style-name="ce8">
            <text:p>https://osm.org/relation/2963363</text:p>
          </table:table-cell>
          <table:table-cell table:number-columns-repeated="17" table:style-name="ce7"/>
          <table:table-cell table:number-columns-repeated="16358"/>
        </table:table-row>
        <table:table-row table:style-name="ro2">
          <table:table-cell office:value-type="string" table:style-name="ce9">
            <text:p>relation</text:p>
          </table:table-cell>
          <table:table-cell office:value-type="float" office:value="2963413" table:style-name="ce9">
            <text:p>2963413</text:p>
          </table:table-cell>
          <table:table-cell office:value-type="string" table:style-name="ce9">
            <text:p>Rue Vanderborght</text:p>
          </table:table-cell>
          <table:table-cell office:value-type="string" table:style-name="ce9">
            <text:p>Vanderborghtstraat</text:p>
          </table:table-cell>
          <table:table-cell table:style-name="ce10"/>
          <table:table-cell office:value-type="string" table:content-validation-name="val1" table:style-name="ce9">
            <text:p>Homme/Man</text:p>
          </table:table-cell>
          <table:table-cell table:style-name="ce10"/>
          <table:table-cell office:value-type="string" table:style-name="ce9">
            <text:p>Ambigu: https://nl.wikipedia.org/wiki/Vanderborght</text:p>
          </table:table-cell>
          <table:table-cell office:value-type="string" office:string-value="https://osm.org/relation/2963413" table:formula="of:=CONCATENATE(&quot;https://osm.org/&quot;;[.A12];&quot;/&quot;;[.B12])" table:style-name="ce11">
            <text:p>https://osm.org/relation/2963413</text:p>
          </table:table-cell>
          <table:table-cell table:number-columns-repeated="17" table:style-name="ce10"/>
          <table:table-cell table:number-columns-repeated="16358"/>
        </table:table-row>
        <table:table-row table:style-name="ro2">
          <table:table-cell office:value-type="string" table:style-name="ce6">
            <text:p>relation</text:p>
          </table:table-cell>
          <table:table-cell office:value-type="float" office:value="2963493" table:style-name="ce6">
            <text:p>2963493</text:p>
          </table:table-cell>
          <table:table-cell office:value-type="string" table:style-name="ce6">
            <text:p>Avenue Jacques Sermon</text:p>
          </table:table-cell>
          <table:table-cell office:value-type="string" table:style-name="ce6">
            <text:p>Jacques Sermonlaan</text:p>
          </table:table-cell>
          <table:table-cell office:value-type="string" table:style-name="ce6">
            <text:p>Q85471653</text:p>
          </table:table-cell>
          <table:table-cell office:value-type="string" table:content-validation-name="val1" table:style-name="ce6">
            <text:p>Homme/Man</text:p>
          </table:table-cell>
          <table:table-cell table:style-name="ce7"/>
          <table:table-cell office:value-type="string" table:style-name="ce6">
            <text:p>Jacques Sermon, tombé devant Gand le 7 septembre 1914 sous les yeux de son frère Joseph, membre de la garde civique...</text:p>
          </table:table-cell>
          <table:table-cell office:value-type="string" office:string-value="https://osm.org/relation/2963493" table:formula="of:=CONCATENATE(&quot;https://osm.org/&quot;;[.A13];&quot;/&quot;;[.B13])" table:style-name="ce8">
            <text:p>https://osm.org/relation/2963493</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3502" table:style-name="ce4">
            <text:p>2963502</text:p>
          </table:table-cell>
          <table:table-cell office:value-type="string" table:style-name="ce4">
            <text:p>Avenue de Laeken</text:p>
          </table:table-cell>
          <table:table-cell office:value-type="string" table:style-name="ce4">
            <text:p>Lakense 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3502" table:formula="of:=CONCATENATE(&quot;https://osm.org/&quot;;[.A14];&quot;/&quot;;[.B14])" table:style-name="ce5">
            <text:p>https://osm.org/relation/2963502</text:p>
          </table:table-cell>
          <table:table-cell table:number-columns-repeated="16375" table:style-name="ce1"/>
        </table:table-row>
        <table:table-row table:style-name="ro2">
          <table:table-cell office:value-type="string" table:style-name="ce4">
            <text:p>relation</text:p>
          </table:table-cell>
          <table:table-cell office:value-type="float" office:value="2963536" table:style-name="ce4">
            <text:p>2963536</text:p>
          </table:table-cell>
          <table:table-cell office:value-type="string" table:style-name="ce4">
            <text:p>Avenue de Jette</text:p>
          </table:table-cell>
          <table:table-cell office:value-type="string" table:style-name="ce4">
            <text:p>Jetse 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3536" table:formula="of:=CONCATENATE(&quot;https://osm.org/&quot;;[.A15];&quot;/&quot;;[.B15])" table:style-name="ce5">
            <text:p>https://osm.org/relation/2963536</text:p>
          </table:table-cell>
          <table:table-cell table:number-columns-repeated="16375" table:style-name="ce1"/>
        </table:table-row>
        <table:table-row table:style-name="ro2">
          <table:table-cell office:value-type="string" table:style-name="ce6">
            <text:p>relation</text:p>
          </table:table-cell>
          <table:table-cell office:value-type="float" office:value="2963829" table:style-name="ce6">
            <text:p>2963829</text:p>
          </table:table-cell>
          <table:table-cell office:value-type="string" table:style-name="ce6">
            <text:p>Avenue Giele</text:p>
          </table:table-cell>
          <table:table-cell office:value-type="string" table:style-name="ce6">
            <text:p>Gielelaan</text:p>
          </table:table-cell>
          <table:table-cell office:value-type="string" table:style-name="ce6">
            <text:p>Q2725266</text:p>
          </table:table-cell>
          <table:table-cell office:value-type="string" table:content-validation-name="val1" table:style-name="ce6">
            <text:p>Homme/Man</text:p>
          </table:table-cell>
          <table:table-cell table:style-name="ce7"/>
          <table:table-cell office:value-type="string" table:style-name="ce6">
            <text:p>Ferdinand Giele</text:p>
          </table:table-cell>
          <table:table-cell office:value-type="string" office:string-value="https://osm.org/relation/2963829" table:formula="of:=CONCATENATE(&quot;https://osm.org/&quot;;[.A16];&quot;/&quot;;[.B16])" table:style-name="ce8">
            <text:p>https://osm.org/relation/2963829</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3856" table:style-name="ce4">
            <text:p>2963856</text:p>
          </table:table-cell>
          <table:table-cell office:value-type="string" table:style-name="ce4">
            <text:p>Avenue Van Beesen</text:p>
          </table:table-cell>
          <table:table-cell office:value-type="string" table:style-name="ce4">
            <text:p>Van Beesenlaan</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63856" table:formula="of:=CONCATENATE(&quot;https://osm.org/&quot;;[.A17];&quot;/&quot;;[.B17])" table:style-name="ce5">
            <text:p>https://osm.org/relation/2963856</text:p>
          </table:table-cell>
          <table:table-cell table:number-columns-repeated="16375" table:style-name="ce1"/>
        </table:table-row>
        <table:table-row table:style-name="ro2">
          <table:table-cell office:value-type="string" table:style-name="ce4">
            <text:p>relation</text:p>
          </table:table-cell>
          <table:table-cell office:value-type="float" office:value="2963864" table:style-name="ce4">
            <text:p>2963864</text:p>
          </table:table-cell>
          <table:table-cell office:value-type="string" table:style-name="ce4">
            <text:p>Rue de Moranville</text:p>
          </table:table-cell>
          <table:table-cell office:value-type="string" table:style-name="ce4">
            <text:p>de Moranville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 Antonin de Selliers de Moranville</text:p>
          </table:table-cell>
          <table:table-cell office:value-type="string" office:string-value="https://osm.org/relation/2963864" table:formula="of:=CONCATENATE(&quot;https://osm.org/&quot;;[.A18];&quot;/&quot;;[.B18])" table:style-name="ce5">
            <text:p>https://osm.org/relation/2963864</text:p>
          </table:table-cell>
          <table:table-cell table:number-columns-repeated="16375" table:style-name="ce1"/>
        </table:table-row>
        <table:table-row table:style-name="ro2">
          <table:table-cell office:value-type="string" table:style-name="ce4">
            <text:p>relation</text:p>
          </table:table-cell>
          <table:table-cell office:value-type="float" office:value="2963901" table:style-name="ce4">
            <text:p>2963901</text:p>
          </table:table-cell>
          <table:table-cell office:value-type="string" table:style-name="ce4">
            <text:p>Rue Herrewege</text:p>
          </table:table-cell>
          <table:table-cell office:value-type="string" table:style-name="ce4">
            <text:p>Herrewege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63901" table:formula="of:=CONCATENATE(&quot;https://osm.org/&quot;;[.A19];&quot;/&quot;;[.B19])" table:style-name="ce5">
            <text:p>https://osm.org/relation/2963901</text:p>
          </table:table-cell>
          <table:table-cell table:number-columns-repeated="16375" table:style-name="ce1"/>
        </table:table-row>
        <table:table-row table:style-name="ro2">
          <table:table-cell office:value-type="string" table:style-name="ce6">
            <text:p>relation</text:p>
          </table:table-cell>
          <table:table-cell office:value-type="float" office:value="2963940" table:style-name="ce6">
            <text:p>2963940</text:p>
          </table:table-cell>
          <table:table-cell office:value-type="string" table:style-name="ce6">
            <text:p>Avenue Odon Warland</text:p>
          </table:table-cell>
          <table:table-cell office:value-type="string" table:style-name="ce6">
            <text:p>Odon Warlandlaan</text:p>
          </table:table-cell>
          <table:table-cell office:value-type="string" table:style-name="ce6">
            <text:p>Q85471897</text:p>
          </table:table-cell>
          <table:table-cell office:value-type="string" table:content-validation-name="val1" table:style-name="ce6">
            <text:p>Homme/Man</text:p>
          </table:table-cell>
          <table:table-cell table:style-name="ce7"/>
          <table:table-cell office:value-type="string" table:style-name="ce6">
            <text:p>Cette voie porte le nom de l'industriel Odon Warland (Gouvy, le 25 avril 1890 - 1954), propriétaire d'une usine de cigarettes à Jette.</text:p>
          </table:table-cell>
          <table:table-cell office:value-type="string" office:string-value="https://osm.org/relation/2963940" table:formula="of:=CONCATENATE(&quot;https://osm.org/&quot;;[.A20];&quot;/&quot;;[.B20])" table:style-name="ce8">
            <text:p>https://osm.org/relation/2963940</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4702" table:style-name="ce6">
            <text:p>2964702</text:p>
          </table:table-cell>
          <table:table-cell office:value-type="string" table:style-name="ce6">
            <text:p>Rue Aloïs Verstraeten</text:p>
          </table:table-cell>
          <table:table-cell office:value-type="string" table:style-name="ce6">
            <text:p>Aloïs Verstraetenstraat</text:p>
          </table:table-cell>
          <table:table-cell office:value-type="string" table:style-name="ce6">
            <text:p>Q81626323</text:p>
          </table:table-cell>
          <table:table-cell office:value-type="string" table:content-validation-name="val1" table:style-name="ce6">
            <text:p>Homme/Man</text:p>
          </table:table-cell>
          <table:table-cell table:number-columns-repeated="2" table:style-name="ce7"/>
          <table:table-cell office:value-type="string" office:string-value="https://osm.org/relation/2964702" table:formula="of:=CONCATENATE(&quot;https://osm.org/&quot;;[.A21];&quot;/&quot;;[.B21])" table:style-name="ce8">
            <text:p>https://osm.org/relation/2964702</text:p>
          </table:table-cell>
          <table:table-cell table:number-columns-repeated="17" table:style-name="ce7"/>
          <table:table-cell table:number-columns-repeated="16358"/>
        </table:table-row>
        <table:table-row table:style-name="ro2">
          <table:table-cell office:value-type="string" table:style-name="ce9">
            <text:p>relation</text:p>
          </table:table-cell>
          <table:table-cell office:value-type="float" office:value="2964714" table:style-name="ce9">
            <text:p>2964714</text:p>
          </table:table-cell>
          <table:table-cell office:value-type="string" table:style-name="ce9">
            <text:p>Avenue de Levis Mirepoix</text:p>
          </table:table-cell>
          <table:table-cell office:value-type="string" table:style-name="ce9">
            <text:p>de Levis Mirepoixlaan</text:p>
          </table:table-cell>
          <table:table-cell office:value-type="string" table:style-name="ce9">
            <text:p>Q3065881</text:p>
          </table:table-cell>
          <table:table-cell office:value-type="string" table:content-validation-name="val1" table:style-name="ce9">
            <text:p>Pas une personne/Geen persoon</text:p>
          </table:table-cell>
          <table:table-cell table:style-name="ce10"/>
          <table:table-cell office:value-type="string" table:style-name="ce9">
            <text:p>noble family</text:p>
          </table:table-cell>
          <table:table-cell office:value-type="string" office:string-value="https://osm.org/relation/2964714" table:formula="of:=CONCATENATE(&quot;https://osm.org/&quot;;[.A22];&quot;/&quot;;[.B22])" table:style-name="ce11">
            <text:p>https://osm.org/relation/2964714</text:p>
          </table:table-cell>
          <table:table-cell table:number-columns-repeated="17" table:style-name="ce10"/>
          <table:table-cell table:number-columns-repeated="16358"/>
        </table:table-row>
        <table:table-row table:style-name="ro2">
          <table:table-cell office:value-type="string" table:style-name="ce4">
            <text:p>relation</text:p>
          </table:table-cell>
          <table:table-cell office:value-type="float" office:value="2964716" table:style-name="ce4">
            <text:p>2964716</text:p>
          </table:table-cell>
          <table:table-cell office:value-type="string" table:style-name="ce4">
            <text:p>Avenue Démosthène Poplimont</text:p>
          </table:table-cell>
          <table:table-cell office:value-type="string" table:style-name="ce4">
            <text:p>Démosthène Poplimont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4716" table:formula="of:=CONCATENATE(&quot;https://osm.org/&quot;;[.A23];&quot;/&quot;;[.B23])" table:style-name="ce5">
            <text:p>https://osm.org/relation/2964716</text:p>
          </table:table-cell>
          <table:table-cell table:number-columns-repeated="16375" table:style-name="ce1"/>
        </table:table-row>
        <table:table-row table:style-name="ro2">
          <table:table-cell office:value-type="string" table:style-name="ce6">
            <text:p>relation</text:p>
          </table:table-cell>
          <table:table-cell office:value-type="float" office:value="2964721" table:style-name="ce6">
            <text:p>2964721</text:p>
          </table:table-cell>
          <table:table-cell office:value-type="string" table:style-name="ce6">
            <text:p>Rue Prince Baudouin</text:p>
          </table:table-cell>
          <table:table-cell office:value-type="string" table:style-name="ce6">
            <text:p>Prins Boudewijnstraat</text:p>
          </table:table-cell>
          <table:table-cell office:value-type="string" table:style-name="ce6">
            <text:p>Q12976</text:p>
          </table:table-cell>
          <table:table-cell office:value-type="string" table:content-validation-name="val1" table:style-name="ce6">
            <text:p>Homme/Man</text:p>
          </table:table-cell>
          <table:table-cell table:number-columns-repeated="2" table:style-name="ce7"/>
          <table:table-cell office:value-type="string" office:string-value="https://osm.org/relation/2964721" table:formula="of:=CONCATENATE(&quot;https://osm.org/&quot;;[.A24];&quot;/&quot;;[.B24])" table:style-name="ce8">
            <text:p>https://osm.org/relation/2964721</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4773" table:style-name="ce6">
            <text:p>2964773</text:p>
          </table:table-cell>
          <table:table-cell office:value-type="string" table:style-name="ce6">
            <text:p>Place Reine Astrid</text:p>
          </table:table-cell>
          <table:table-cell office:value-type="string" table:style-name="ce6">
            <text:p>Koningin Astridplein</text:p>
          </table:table-cell>
          <table:table-cell office:value-type="string" table:style-name="ce6">
            <text:p>Q230238</text:p>
          </table:table-cell>
          <table:table-cell office:value-type="string" table:content-validation-name="val1" table:style-name="ce6">
            <text:p>Femme/Vrouw</text:p>
          </table:table-cell>
          <table:table-cell table:number-columns-repeated="2" table:style-name="ce7"/>
          <table:table-cell office:value-type="string" office:string-value="https://osm.org/relation/2964773" table:formula="of:=CONCATENATE(&quot;https://osm.org/&quot;;[.A25];&quot;/&quot;;[.B25])" table:style-name="ce8">
            <text:p>https://osm.org/relation/2964773</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5184" table:style-name="ce6">
            <text:p>2965184</text:p>
          </table:table-cell>
          <table:table-cell office:value-type="string" table:style-name="ce6">
            <text:p>Rue Jacques Vandervleet</text:p>
          </table:table-cell>
          <table:table-cell office:value-type="string" table:style-name="ce6">
            <text:p>Jacques Vandervleetstraat</text:p>
          </table:table-cell>
          <table:table-cell office:value-type="string" table:style-name="ce6">
            <text:p>Q85472462</text:p>
          </table:table-cell>
          <table:table-cell office:value-type="string" table:content-validation-name="val1" table:style-name="ce6">
            <text:p>Homme/Man</text:p>
          </table:table-cell>
          <table:table-cell table:style-name="ce7"/>
          <table:table-cell office:value-type="string" table:style-name="ce6">
            <text:p>Jacques Vandervleet (1888-1914), vitrailliste, soldat au 2ème régiment de Chasseurs à Pied mort pour la Patrie, qui habita Jette.</text:p>
            <text:p/>
          </table:table-cell>
          <table:table-cell office:value-type="string" office:string-value="https://osm.org/relation/2965184" table:formula="of:=CONCATENATE(&quot;https://osm.org/&quot;;[.A26];&quot;/&quot;;[.B26])" table:style-name="ce8">
            <text:p>https://osm.org/relation/2965184</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5656" table:style-name="ce4">
            <text:p>2965656</text:p>
          </table:table-cell>
          <table:table-cell office:value-type="string" table:style-name="ce4">
            <text:p>Avenue Firmin Lecharlier</text:p>
          </table:table-cell>
          <table:table-cell office:value-type="string" table:style-name="ce4">
            <text:p>Firmin Lecharlier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5656" table:formula="of:=CONCATENATE(&quot;https://osm.org/&quot;;[.A27];&quot;/&quot;;[.B27])" table:style-name="ce5">
            <text:p>https://osm.org/relation/2965656</text:p>
          </table:table-cell>
          <table:table-cell table:number-columns-repeated="16375" table:style-name="ce1"/>
        </table:table-row>
        <table:table-row table:style-name="ro2">
          <table:table-cell office:value-type="string" table:style-name="ce4">
            <text:p>relation</text:p>
          </table:table-cell>
          <table:table-cell office:value-type="float" office:value="2965919" table:style-name="ce4">
            <text:p>2965919</text:p>
          </table:table-cell>
          <table:table-cell office:value-type="string" table:style-name="ce4">
            <text:p>Avenue Paul De Merten</text:p>
          </table:table-cell>
          <table:table-cell office:value-type="string" table:style-name="ce4">
            <text:p>Paul De Merten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5919" table:formula="of:=CONCATENATE(&quot;https://osm.org/&quot;;[.A28];&quot;/&quot;;[.B28])" table:style-name="ce5">
            <text:p>https://osm.org/relation/2965919</text:p>
          </table:table-cell>
          <table:table-cell table:number-columns-repeated="16375" table:style-name="ce1"/>
        </table:table-row>
        <table:table-row table:style-name="ro2">
          <table:table-cell office:value-type="string" table:style-name="ce6">
            <text:p>relation</text:p>
          </table:table-cell>
          <table:table-cell office:value-type="float" office:value="2966032" table:style-name="ce6">
            <text:p>2966032</text:p>
          </table:table-cell>
          <table:table-cell office:value-type="string" table:style-name="ce6">
            <text:p>Boulevard de Smet de Naeyer</text:p>
          </table:table-cell>
          <table:table-cell office:value-type="string" table:style-name="ce6">
            <text:p>de Smet de Naeyerlaan</text:p>
          </table:table-cell>
          <table:table-cell office:value-type="string" table:style-name="ce6">
            <text:p>Q721781</text:p>
          </table:table-cell>
          <table:table-cell office:value-type="string" table:content-validation-name="val1" table:style-name="ce6">
            <text:p>Homme/Man</text:p>
          </table:table-cell>
          <table:table-cell table:number-columns-repeated="2" table:style-name="ce7"/>
          <table:table-cell office:value-type="string" office:string-value="https://osm.org/relation/2966032" table:formula="of:=CONCATENATE(&quot;https://osm.org/&quot;;[.A29];&quot;/&quot;;[.B29])" table:style-name="ce8">
            <text:p>https://osm.org/relation/2966032</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6192" table:style-name="ce6">
            <text:p>2966192</text:p>
          </table:table-cell>
          <table:table-cell office:value-type="string" table:style-name="ce6">
            <text:p>Rue Pierre Timmermans</text:p>
          </table:table-cell>
          <table:table-cell office:value-type="string" table:style-name="ce6">
            <text:p>Pierre Timmermansstraat</text:p>
          </table:table-cell>
          <table:table-cell office:value-type="string" table:style-name="ce6">
            <text:p>Q85473023</text:p>
          </table:table-cell>
          <table:table-cell office:value-type="string" table:content-validation-name="val1" table:style-name="ce6">
            <text:p>Homme/Man</text:p>
          </table:table-cell>
          <table:table-cell table:style-name="ce7"/>
          <table:table-cell office:value-type="string" table:style-name="ce6">
            <text:p>Pierre Timmermans, conseiller communal, échevin, bourgmestre et brasseur.</text:p>
          </table:table-cell>
          <table:table-cell office:value-type="string" office:string-value="https://osm.org/relation/2966192" table:formula="of:=CONCATENATE(&quot;https://osm.org/&quot;;[.A30];&quot;/&quot;;[.B30])" table:style-name="ce8">
            <text:p>https://osm.org/relation/2966192</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6691" table:style-name="ce4">
            <text:p>2966691</text:p>
          </table:table-cell>
          <table:table-cell office:value-type="string" table:style-name="ce4">
            <text:p>Chaussée de Wemmel</text:p>
          </table:table-cell>
          <table:table-cell office:value-type="string" table:style-name="ce4">
            <text:p>Wemmelse Steen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6691" table:formula="of:=CONCATENATE(&quot;https://osm.org/&quot;;[.A31];&quot;/&quot;;[.B31])" table:style-name="ce5">
            <text:p>https://osm.org/relation/2966691</text:p>
          </table:table-cell>
          <table:table-cell table:number-columns-repeated="16375" table:style-name="ce1"/>
        </table:table-row>
        <table:table-row table:style-name="ro2">
          <table:table-cell office:value-type="string" table:style-name="ce4">
            <text:p>relation</text:p>
          </table:table-cell>
          <table:table-cell office:value-type="float" office:value="2966730" table:style-name="ce4">
            <text:p>2966730</text:p>
          </table:table-cell>
          <table:table-cell office:value-type="string" table:style-name="ce4">
            <text:p>Rue Léopold Procureur</text:p>
          </table:table-cell>
          <table:table-cell office:value-type="string" table:style-name="ce4">
            <text:p>Léopold Procureur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6730" table:formula="of:=CONCATENATE(&quot;https://osm.org/&quot;;[.A32];&quot;/&quot;;[.B32])" table:style-name="ce5">
            <text:p>https://osm.org/relation/2966730</text:p>
          </table:table-cell>
          <table:table-cell table:number-columns-repeated="16375" table:style-name="ce1"/>
        </table:table-row>
        <table:table-row table:style-name="ro2">
          <table:table-cell office:value-type="string" table:style-name="ce4">
            <text:p>relation</text:p>
          </table:table-cell>
          <table:table-cell office:value-type="float" office:value="2967748" table:style-name="ce4">
            <text:p>2967748</text:p>
          </table:table-cell>
          <table:table-cell office:value-type="string" table:style-name="ce4">
            <text:p>Rue des Wallons</text:p>
          </table:table-cell>
          <table:table-cell office:value-type="string" table:style-name="ce4">
            <text:p>Walen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7748" table:formula="of:=CONCATENATE(&quot;https://osm.org/&quot;;[.A33];&quot;/&quot;;[.B33])" table:style-name="ce5">
            <text:p>https://osm.org/relation/2967748</text:p>
          </table:table-cell>
          <table:table-cell table:number-columns-repeated="16375" table:style-name="ce1"/>
        </table:table-row>
        <table:table-row table:style-name="ro2">
          <table:table-cell office:value-type="string" table:style-name="ce4">
            <text:p>relation</text:p>
          </table:table-cell>
          <table:table-cell office:value-type="float" office:value="2967752" table:style-name="ce4">
            <text:p>2967752</text:p>
          </table:table-cell>
          <table:table-cell office:value-type="string" table:style-name="ce4">
            <text:p>Rue des Flamands</text:p>
          </table:table-cell>
          <table:table-cell office:value-type="string" table:style-name="ce4">
            <text:p>Vlamingen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7752" table:formula="of:=CONCATENATE(&quot;https://osm.org/&quot;;[.A34];&quot;/&quot;;[.B34])" table:style-name="ce5">
            <text:p>https://osm.org/relation/2967752</text:p>
          </table:table-cell>
          <table:table-cell table:number-columns-repeated="16375" table:style-name="ce1"/>
        </table:table-row>
        <table:table-row table:style-name="ro2">
          <table:table-cell office:value-type="string" table:style-name="ce4">
            <text:p>relation</text:p>
          </table:table-cell>
          <table:table-cell office:value-type="float" office:value="2967939" table:style-name="ce4">
            <text:p>2967939</text:p>
          </table:table-cell>
          <table:table-cell office:value-type="string" table:style-name="ce4">
            <text:p>Rue Léon Dopéré</text:p>
          </table:table-cell>
          <table:table-cell office:value-type="string" table:style-name="ce4">
            <text:p>Léon Dopéré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7939" table:formula="of:=CONCATENATE(&quot;https://osm.org/&quot;;[.A35];&quot;/&quot;;[.B35])" table:style-name="ce5">
            <text:p>https://osm.org/relation/2967939</text:p>
          </table:table-cell>
          <table:table-cell table:number-columns-repeated="16375" table:style-name="ce1"/>
        </table:table-row>
        <table:table-row table:style-name="ro2">
          <table:table-cell office:value-type="string" table:style-name="ce4">
            <text:p>relation</text:p>
          </table:table-cell>
          <table:table-cell office:value-type="float" office:value="2967941" table:style-name="ce4">
            <text:p>2967941</text:p>
          </table:table-cell>
          <table:table-cell office:value-type="string" table:style-name="ce4">
            <text:p>Rue Brunard</text:p>
          </table:table-cell>
          <table:table-cell office:value-type="string" table:style-name="ce4">
            <text:p>Brunardstraat</text:p>
          </table:table-cell>
          <table:table-cell table:style-name="ce1"/>
          <table:table-cell office:value-type="string" table:content-validation-name="val1" table:style-name="ce4">
            <text:p>Homme/Man</text:p>
          </table:table-cell>
          <table:table-cell table:style-name="ce1"/>
          <table:table-cell office:value-type="string" table:style-name="ce4">
            <text:p>Ambigu : https://fr.wikipedia.org/wiki/Brunard</text:p>
          </table:table-cell>
          <table:table-cell office:value-type="string" office:string-value="https://osm.org/relation/2967941" table:formula="of:=CONCATENATE(&quot;https://osm.org/&quot;;[.A36];&quot;/&quot;;[.B36])" table:style-name="ce5">
            <text:p>https://osm.org/relation/2967941</text:p>
          </table:table-cell>
          <table:table-cell table:number-columns-repeated="16375" table:style-name="ce1"/>
        </table:table-row>
        <table:table-row table:style-name="ro2">
          <table:table-cell office:value-type="string" table:style-name="ce4">
            <text:p>relation</text:p>
          </table:table-cell>
          <table:table-cell office:value-type="float" office:value="2967944" table:style-name="ce4">
            <text:p>2967944</text:p>
          </table:table-cell>
          <table:table-cell office:value-type="string" table:style-name="ce4">
            <text:p>Rue Boghemans</text:p>
          </table:table-cell>
          <table:table-cell office:value-type="string" table:style-name="ce4">
            <text:p>Boghemans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67944" table:formula="of:=CONCATENATE(&quot;https://osm.org/&quot;;[.A37];&quot;/&quot;;[.B37])" table:style-name="ce5">
            <text:p>https://osm.org/relation/2967944</text:p>
          </table:table-cell>
          <table:table-cell table:number-columns-repeated="16375" table:style-name="ce1"/>
        </table:table-row>
        <table:table-row table:style-name="ro2">
          <table:table-cell office:value-type="string" table:style-name="ce4">
            <text:p>relation</text:p>
          </table:table-cell>
          <table:table-cell office:value-type="float" office:value="2967966" table:style-name="ce4">
            <text:p>2967966</text:p>
          </table:table-cell>
          <table:table-cell office:value-type="string" table:style-name="ce4">
            <text:p>Rue Stanislas Legrelle</text:p>
          </table:table-cell>
          <table:table-cell office:value-type="string" table:style-name="ce4">
            <text:p>Stanislas Legrelle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7966" table:formula="of:=CONCATENATE(&quot;https://osm.org/&quot;;[.A38];&quot;/&quot;;[.B38])" table:style-name="ce5">
            <text:p>https://osm.org/relation/2967966</text:p>
          </table:table-cell>
          <table:table-cell table:number-columns-repeated="16375" table:style-name="ce1"/>
        </table:table-row>
        <table:table-row table:style-name="ro2">
          <table:table-cell office:value-type="string" table:style-name="ce6">
            <text:p>relation</text:p>
          </table:table-cell>
          <table:table-cell office:value-type="float" office:value="2969319" table:style-name="ce6">
            <text:p>2969319</text:p>
          </table:table-cell>
          <table:table-cell office:value-type="string" table:style-name="ce6">
            <text:p>Rue Eugène Toussaint</text:p>
          </table:table-cell>
          <table:table-cell office:value-type="string" table:style-name="ce6">
            <text:p>Eugène Toussaintstraat</text:p>
          </table:table-cell>
          <table:table-cell office:value-type="string" table:style-name="ce6">
            <text:p>Q85528204</text:p>
          </table:table-cell>
          <table:table-cell office:value-type="string" table:content-validation-name="val1" table:style-name="ce6">
            <text:p>Homme/Man</text:p>
          </table:table-cell>
          <table:table-cell table:style-name="ce7"/>
          <table:table-cell office:value-type="string" table:style-name="ce6">
            <text:p>Douanier</text:p>
          </table:table-cell>
          <table:table-cell office:value-type="string" office:string-value="https://osm.org/relation/2969319" table:formula="of:=CONCATENATE(&quot;https://osm.org/&quot;;[.A39];&quot;/&quot;;[.B39])" table:style-name="ce8">
            <text:p>https://osm.org/relation/2969319</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9335" table:style-name="ce6">
            <text:p>2969335</text:p>
          </table:table-cell>
          <table:table-cell office:value-type="string" table:style-name="ce6">
            <text:p>Rue Hubert Van Eepoel</text:p>
          </table:table-cell>
          <table:table-cell office:value-type="string" table:style-name="ce6">
            <text:p>Hubert Van Eepoelstraat</text:p>
          </table:table-cell>
          <table:table-cell office:value-type="string" table:style-name="ce6">
            <text:p>Q85528397</text:p>
          </table:table-cell>
          <table:table-cell office:value-type="string" table:content-validation-name="val1" table:style-name="ce6">
            <text:p>Homme/Man</text:p>
          </table:table-cell>
          <table:table-cell table:style-name="ce7"/>
          <table:table-cell office:value-type="string" table:style-name="ce6">
            <text:p>Hubert Van Eepoel (1910-1944), fonctionnaire communal, résistant, qui habita Jette. La rue porte ce nom depuis 1955 environ.</text:p>
          </table:table-cell>
          <table:table-cell office:value-type="string" office:string-value="https://osm.org/relation/2969335" table:formula="of:=CONCATENATE(&quot;https://osm.org/&quot;;[.A40];&quot;/&quot;;[.B40])" table:style-name="ce8">
            <text:p>https://osm.org/relation/2969335</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9383" table:style-name="ce4">
            <text:p>2969383</text:p>
          </table:table-cell>
          <table:table-cell office:value-type="string" table:style-name="ce4">
            <text:p>Rue du Saule</text:p>
          </table:table-cell>
          <table:table-cell office:value-type="string" table:style-name="ce4">
            <text:p>Wilg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9383" table:formula="of:=CONCATENATE(&quot;https://osm.org/&quot;;[.A41];&quot;/&quot;;[.B41])" table:style-name="ce5">
            <text:p>https://osm.org/relation/2969383</text:p>
          </table:table-cell>
          <table:table-cell table:number-columns-repeated="16375" table:style-name="ce1"/>
        </table:table-row>
        <table:table-row table:style-name="ro2">
          <table:table-cell office:value-type="string" table:style-name="ce4">
            <text:p>relation</text:p>
          </table:table-cell>
          <table:table-cell office:value-type="float" office:value="2969410" table:style-name="ce4">
            <text:p>2969410</text:p>
          </table:table-cell>
          <table:table-cell office:value-type="string" table:style-name="ce4">
            <text:p>Drève de Rivieren</text:p>
          </table:table-cell>
          <table:table-cell office:value-type="string" table:style-name="ce4">
            <text:p>de Rivieren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9410" table:formula="of:=CONCATENATE(&quot;https://osm.org/&quot;;[.A42];&quot;/&quot;;[.B42])" table:style-name="ce5">
            <text:p>https://osm.org/relation/2969410</text:p>
          </table:table-cell>
          <table:table-cell table:number-columns-repeated="16375" table:style-name="ce1"/>
        </table:table-row>
        <table:table-row table:style-name="ro2">
          <table:table-cell office:value-type="string" table:style-name="ce4">
            <text:p>relation</text:p>
          </table:table-cell>
          <table:table-cell office:value-type="float" office:value="2969411" table:style-name="ce4">
            <text:p>2969411</text:p>
          </table:table-cell>
          <table:table-cell office:value-type="string" table:style-name="ce4">
            <text:p>Rue Henri Huybreghts</text:p>
          </table:table-cell>
          <table:table-cell office:value-type="string" table:style-name="ce4">
            <text:p>Henri Huybreght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69411" table:formula="of:=CONCATENATE(&quot;https://osm.org/&quot;;[.A43];&quot;/&quot;;[.B43])" table:style-name="ce5">
            <text:p>https://osm.org/relation/2969411</text:p>
          </table:table-cell>
          <table:table-cell table:number-columns-repeated="16375" table:style-name="ce1"/>
        </table:table-row>
        <table:table-row table:style-name="ro2">
          <table:table-cell office:value-type="string" table:style-name="ce6">
            <text:p>relation</text:p>
          </table:table-cell>
          <table:table-cell office:value-type="float" office:value="2969416" table:style-name="ce6">
            <text:p>2969416</text:p>
          </table:table-cell>
          <table:table-cell office:value-type="string" table:style-name="ce6">
            <text:p>Rue Gaston Biernaux</text:p>
          </table:table-cell>
          <table:table-cell office:value-type="string" table:style-name="ce6">
            <text:p>Gaston Biernauxstraat</text:p>
          </table:table-cell>
          <table:table-cell office:value-type="string" table:style-name="ce6">
            <text:p>Q85528627</text:p>
          </table:table-cell>
          <table:table-cell office:value-type="string" table:content-validation-name="val1" table:style-name="ce6">
            <text:p>Homme/Man</text:p>
          </table:table-cell>
          <table:table-cell table:style-name="ce7"/>
          <table:table-cell office:value-type="string" table:style-name="ce6">
            <text:p>Gaston Biernaux (1914-1944) fut fusillé par les Allemands au Tir National de Schaerbeek pour faits d'espionnage.</text:p>
          </table:table-cell>
          <table:table-cell office:value-type="string" office:string-value="https://osm.org/relation/2969416" table:formula="of:=CONCATENATE(&quot;https://osm.org/&quot;;[.A44];&quot;/&quot;;[.B44])" table:style-name="ce8">
            <text:p>https://osm.org/relation/2969416</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69418" table:style-name="ce4">
            <text:p>2969418</text:p>
          </table:table-cell>
          <table:table-cell office:value-type="string" table:style-name="ce4">
            <text:p>Drève de la Charte</text:p>
          </table:table-cell>
          <table:table-cell office:value-type="string" table:style-name="ce4">
            <text:p>Keure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69418" table:formula="of:=CONCATENATE(&quot;https://osm.org/&quot;;[.A45];&quot;/&quot;;[.B45])" table:style-name="ce5">
            <text:p>https://osm.org/relation/2969418</text:p>
          </table:table-cell>
          <table:table-cell table:number-columns-repeated="16375" table:style-name="ce1"/>
        </table:table-row>
        <table:table-row table:style-name="ro2">
          <table:table-cell office:value-type="string" table:style-name="ce6">
            <text:p>relation</text:p>
          </table:table-cell>
          <table:table-cell office:value-type="float" office:value="2969423" table:style-name="ce6">
            <text:p>2969423</text:p>
          </table:table-cell>
          <table:table-cell office:value-type="string" table:style-name="ce6">
            <text:p>Rue Abbé Victor de Sloover</text:p>
          </table:table-cell>
          <table:table-cell office:value-type="string" table:style-name="ce6">
            <text:p>Priester Victor de Slooverstraat</text:p>
          </table:table-cell>
          <table:table-cell office:value-type="string" table:style-name="ce6">
            <text:p>Q85528820</text:p>
          </table:table-cell>
          <table:table-cell office:value-type="string" table:content-validation-name="val1" table:style-name="ce6">
            <text:p>Homme/Man</text:p>
          </table:table-cell>
          <table:table-cell table:style-name="ce7"/>
          <table:table-cell office:value-type="string" table:style-name="ce6">
            <text:p>Le nom de cette rue rend hommage à l'abbé Victor de Sloover, professeur au collège Saint-Pierre, décapité par les nazis à la prison de la ville de Wolfenbüttel le 7 juin 1944, en même temps</text:p>
            <text:p>que l'abbé Paul Le Roux et le douannier Eugène Toussaint.</text:p>
          </table:table-cell>
          <table:table-cell office:value-type="string" office:string-value="https://osm.org/relation/2969423" table:formula="of:=CONCATENATE(&quot;https://osm.org/&quot;;[.A46];&quot;/&quot;;[.B46])" table:style-name="ce8">
            <text:p>https://osm.org/relation/2969423</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9428" table:style-name="ce6">
            <text:p>2969428</text:p>
          </table:table-cell>
          <table:table-cell office:value-type="string" table:style-name="ce6">
            <text:p>Rue Abbé Paul Le Roux</text:p>
          </table:table-cell>
          <table:table-cell office:value-type="string" table:style-name="ce6">
            <text:p>Priester Paul Le Rouxstraat</text:p>
          </table:table-cell>
          <table:table-cell table:style-name="ce12"/>
          <table:table-cell office:value-type="string" table:content-validation-name="val1" table:style-name="ce6">
            <text:p>Homme/Man</text:p>
          </table:table-cell>
          <table:table-cell table:style-name="ce12"/>
          <table:table-cell office:value-type="string" table:style-name="ce6">
            <text:p>L'abbé jettois Paul Leroux (ou Le Roux) était un résistant pendant la deuxième guerre mondiale. Il fut arrêté par les Allemands pour espionnage et aide aux alliés, et guillotiné à la prison de la ville de Wolfenbüttel le 7 juin 1944.</text:p>
          </table:table-cell>
          <table:table-cell office:value-type="string" office:string-value="https://osm.org/relation/2969428" table:formula="of:=CONCATENATE(&quot;https://osm.org/&quot;;[.A47];&quot;/&quot;;[.B47])" table:style-name="ce8">
            <text:p>https://osm.org/relation/2969428</text:p>
          </table:table-cell>
          <table:table-cell table:number-columns-repeated="16375" table:style-name="ce12"/>
        </table:table-row>
        <table:table-row table:style-name="ro2">
          <table:table-cell office:value-type="string" table:style-name="ce6">
            <text:p>relation</text:p>
          </table:table-cell>
          <table:table-cell office:value-type="float" office:value="2969582" table:style-name="ce6">
            <text:p>2969582</text:p>
          </table:table-cell>
          <table:table-cell office:value-type="string" table:style-name="ce6">
            <text:p>Rue Léon Theodor</text:p>
          </table:table-cell>
          <table:table-cell office:value-type="string" table:style-name="ce6">
            <text:p>Léon Theodorstraat</text:p>
          </table:table-cell>
          <table:table-cell office:value-type="string" table:style-name="ce6">
            <text:p>Q1842202</text:p>
          </table:table-cell>
          <table:table-cell office:value-type="string" table:content-validation-name="val1" table:style-name="ce6">
            <text:p>Homme/Man</text:p>
          </table:table-cell>
          <table:table-cell table:number-columns-repeated="2" table:style-name="ce7"/>
          <table:table-cell office:value-type="string" office:string-value="https://osm.org/relation/2969582" table:formula="of:=CONCATENATE(&quot;https://osm.org/&quot;;[.A48];&quot;/&quot;;[.B48])" table:style-name="ce8">
            <text:p>https://osm.org/relation/2969582</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69722" table:style-name="ce6">
            <text:p>2969722</text:p>
          </table:table-cell>
          <table:table-cell office:value-type="string" table:style-name="ce6">
            <text:p>Rue Léopold I</text:p>
          </table:table-cell>
          <table:table-cell office:value-type="string" table:style-name="ce6">
            <text:p>Leopold I straat</text:p>
          </table:table-cell>
          <table:table-cell office:value-type="string" table:style-name="ce6">
            <text:p>Q12971</text:p>
          </table:table-cell>
          <table:table-cell office:value-type="string" table:content-validation-name="val1" table:style-name="ce6">
            <text:p>Homme/Man</text:p>
          </table:table-cell>
          <table:table-cell table:number-columns-repeated="2" table:style-name="ce7"/>
          <table:table-cell office:value-type="string" office:string-value="https://osm.org/relation/2969722" table:formula="of:=CONCATENATE(&quot;https://osm.org/&quot;;[.A49];&quot;/&quot;;[.B49])" table:style-name="ce8">
            <text:p>https://osm.org/relation/2969722</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0176" table:style-name="ce6">
            <text:p>2970176</text:p>
          </table:table-cell>
          <table:table-cell office:value-type="string" table:style-name="ce6">
            <text:p>Avenue Charles Woeste</text:p>
          </table:table-cell>
          <table:table-cell office:value-type="string" table:style-name="ce6">
            <text:p>Charles Woestelaan</text:p>
          </table:table-cell>
          <table:table-cell office:value-type="string" table:style-name="ce6">
            <text:p>Q950611</text:p>
          </table:table-cell>
          <table:table-cell office:value-type="string" table:content-validation-name="val1" table:style-name="ce6">
            <text:p>Homme/Man</text:p>
          </table:table-cell>
          <table:table-cell table:number-columns-repeated="2" table:style-name="ce7"/>
          <table:table-cell office:value-type="string" office:string-value="https://osm.org/relation/2970176" table:formula="of:=CONCATENATE(&quot;https://osm.org/&quot;;[.A50];&quot;/&quot;;[.B50])" table:style-name="ce8">
            <text:p>https://osm.org/relation/2970176</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71835" table:style-name="ce4">
            <text:p>2971835</text:p>
          </table:table-cell>
          <table:table-cell office:value-type="string" table:style-name="ce4">
            <text:p>Rue Corneille De Clercq</text:p>
          </table:table-cell>
          <table:table-cell office:value-type="string" table:style-name="ce4">
            <text:p>Corneille De Clercq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1835" table:formula="of:=CONCATENATE(&quot;https://osm.org/&quot;;[.A51];&quot;/&quot;;[.B51])" table:style-name="ce5">
            <text:p>https://osm.org/relation/2971835</text:p>
          </table:table-cell>
          <table:table-cell table:number-columns-repeated="16375" table:style-name="ce1"/>
        </table:table-row>
        <table:table-row table:style-name="ro2">
          <table:table-cell office:value-type="string" table:style-name="ce4">
            <text:p>relation</text:p>
          </table:table-cell>
          <table:table-cell office:value-type="float" office:value="2971836" table:style-name="ce4">
            <text:p>2971836</text:p>
          </table:table-cell>
          <table:table-cell office:value-type="string" table:style-name="ce4">
            <text:p>Rue Edouard Faes</text:p>
          </table:table-cell>
          <table:table-cell office:value-type="string" table:style-name="ce4">
            <text:p>Edouard Fae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1836" table:formula="of:=CONCATENATE(&quot;https://osm.org/&quot;;[.A52];&quot;/&quot;;[.B52])" table:style-name="ce5">
            <text:p>https://osm.org/relation/2971836</text:p>
          </table:table-cell>
          <table:table-cell table:number-columns-repeated="16375" table:style-name="ce1"/>
        </table:table-row>
        <table:table-row table:style-name="ro2">
          <table:table-cell office:value-type="string" table:style-name="ce4">
            <text:p>relation</text:p>
          </table:table-cell>
          <table:table-cell office:value-type="float" office:value="2971844" table:style-name="ce4">
            <text:p>2971844</text:p>
          </table:table-cell>
          <table:table-cell office:value-type="string" table:style-name="ce4">
            <text:p>Rue Fernand Pire</text:p>
          </table:table-cell>
          <table:table-cell office:value-type="string" table:style-name="ce4">
            <text:p>Fernand Pire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1844" table:formula="of:=CONCATENATE(&quot;https://osm.org/&quot;;[.A53];&quot;/&quot;;[.B53])" table:style-name="ce5">
            <text:p>https://osm.org/relation/2971844</text:p>
          </table:table-cell>
          <table:table-cell table:number-columns-repeated="16375" table:style-name="ce1"/>
        </table:table-row>
        <table:table-row table:style-name="ro2">
          <table:table-cell office:value-type="string" table:style-name="ce9">
            <text:p>relation</text:p>
          </table:table-cell>
          <table:table-cell office:value-type="float" office:value="2971850" table:style-name="ce9">
            <text:p>2971850</text:p>
          </table:table-cell>
          <table:table-cell office:value-type="string" table:style-name="ce9">
            <text:p>Rue De Keersmaeker</text:p>
          </table:table-cell>
          <table:table-cell office:value-type="string" table:style-name="ce9">
            <text:p>De Keersmaekerstraat</text:p>
          </table:table-cell>
          <table:table-cell office:value-type="string" table:style-name="ce9">
            <text:p>Q66422980</text:p>
          </table:table-cell>
          <table:table-cell office:value-type="string" table:content-validation-name="val1" table:style-name="ce9">
            <text:p>Pas une personne/Geen persoon</text:p>
          </table:table-cell>
          <table:table-cell table:style-name="ce10"/>
          <table:table-cell office:value-type="string" table:style-name="ce9">
            <text:p>Family name</text:p>
          </table:table-cell>
          <table:table-cell office:value-type="string" office:string-value="https://osm.org/relation/2971850" table:formula="of:=CONCATENATE(&quot;https://osm.org/&quot;;[.A54];&quot;/&quot;;[.B54])" table:style-name="ce11">
            <text:p>https://osm.org/relation/2971850</text:p>
          </table:table-cell>
          <table:table-cell table:number-columns-repeated="17" table:style-name="ce10"/>
          <table:table-cell table:number-columns-repeated="16358"/>
        </table:table-row>
        <table:table-row table:style-name="ro2">
          <table:table-cell office:value-type="string" table:style-name="ce6">
            <text:p>relation</text:p>
          </table:table-cell>
          <table:table-cell office:value-type="float" office:value="2971856" table:style-name="ce6">
            <text:p>2971856</text:p>
          </table:table-cell>
          <table:table-cell office:value-type="string" table:style-name="ce6">
            <text:p>Rue Paul Michiels</text:p>
          </table:table-cell>
          <table:table-cell office:value-type="string" table:style-name="ce6">
            <text:p>Paul Michielsstraat</text:p>
          </table:table-cell>
          <table:table-cell office:value-type="string" table:style-name="ce6">
            <text:p>Q2356419</text:p>
          </table:table-cell>
          <table:table-cell office:value-type="string" table:content-validation-name="val1" table:style-name="ce6">
            <text:p>Homme/Man</text:p>
          </table:table-cell>
          <table:table-cell table:number-columns-repeated="2" table:style-name="ce7"/>
          <table:table-cell office:value-type="string" office:string-value="https://osm.org/relation/2971856" table:formula="of:=CONCATENATE(&quot;https://osm.org/&quot;;[.A55];&quot;/&quot;;[.B55])" table:style-name="ce8">
            <text:p>https://osm.org/relation/2971856</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72288" table:style-name="ce4">
            <text:p>2972288</text:p>
          </table:table-cell>
          <table:table-cell office:value-type="string" table:style-name="ce4">
            <text:p>Rue Auguste Hainaut</text:p>
          </table:table-cell>
          <table:table-cell office:value-type="string" table:style-name="ce4">
            <text:p>Auguste Hainaut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2288" table:formula="of:=CONCATENATE(&quot;https://osm.org/&quot;;[.A56];&quot;/&quot;;[.B56])" table:style-name="ce5">
            <text:p>https://osm.org/relation/2972288</text:p>
          </table:table-cell>
          <table:table-cell table:number-columns-repeated="16375" table:style-name="ce1"/>
        </table:table-row>
        <table:table-row table:style-name="ro2">
          <table:table-cell office:value-type="string" table:style-name="ce9">
            <text:p>relation</text:p>
          </table:table-cell>
          <table:table-cell office:value-type="float" office:value="2972301" table:style-name="ce9">
            <text:p>2972301</text:p>
          </table:table-cell>
          <table:table-cell office:value-type="string" table:style-name="ce9">
            <text:p>Place De Moor</text:p>
          </table:table-cell>
          <table:table-cell office:value-type="string" table:style-name="ce9">
            <text:p>De Moorplein</text:p>
          </table:table-cell>
          <table:table-cell office:value-type="string" table:style-name="ce9">
            <text:p>Q21494354</text:p>
          </table:table-cell>
          <table:table-cell office:value-type="string" table:content-validation-name="val1" table:style-name="ce9">
            <text:p>Pas une personne/Geen persoon</text:p>
          </table:table-cell>
          <table:table-cell table:style-name="ce10"/>
          <table:table-cell office:value-type="string" table:style-name="ce13">
            <text:p>Family name</text:p>
          </table:table-cell>
          <table:table-cell office:value-type="string" office:string-value="https://osm.org/relation/2972301" table:formula="of:=CONCATENATE(&quot;https://osm.org/&quot;;[.A57];&quot;/&quot;;[.B57])" table:style-name="ce11">
            <text:p>https://osm.org/relation/2972301</text:p>
          </table:table-cell>
          <table:table-cell table:number-columns-repeated="17" table:style-name="ce10"/>
          <table:table-cell table:number-columns-repeated="16358"/>
        </table:table-row>
        <table:table-row table:style-name="ro2">
          <table:table-cell office:value-type="string" table:style-name="ce6">
            <text:p>relation</text:p>
          </table:table-cell>
          <table:table-cell office:value-type="float" office:value="2972302" table:style-name="ce6">
            <text:p>2972302</text:p>
          </table:table-cell>
          <table:table-cell office:value-type="string" table:style-name="ce6">
            <text:p>Rue Rosalie Uyttenhove</text:p>
          </table:table-cell>
          <table:table-cell office:value-type="string" table:style-name="ce6">
            <text:p>Rosalie Uyttenhovestraat</text:p>
          </table:table-cell>
          <table:table-cell office:value-type="string" table:style-name="ce6">
            <text:p>Q85540711</text:p>
          </table:table-cell>
          <table:table-cell office:value-type="string" table:content-validation-name="val1" table:style-name="ce6">
            <text:p>Femme/Vrouw</text:p>
          </table:table-cell>
          <table:table-cell table:style-name="ce7"/>
          <table:table-cell office:value-type="string" table:style-name="ce6">
            <text:p>Rosalie Uyttenhove, habitante de Jette, qui en 1920, alors qu'elle était déjà centenaire, déclara vouloir, avant de mourir, acclamer la famille royale. Un an après, le Roi lui rendait visite.</text:p>
          </table:table-cell>
          <table:table-cell office:value-type="string" office:string-value="https://osm.org/relation/2972302" table:formula="of:=CONCATENATE(&quot;https://osm.org/&quot;;[.A58];&quot;/&quot;;[.B58])" table:style-name="ce8">
            <text:p>https://osm.org/relation/2972302</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72304" table:style-name="ce4">
            <text:p>2972304</text:p>
          </table:table-cell>
          <table:table-cell office:value-type="string" table:style-name="ce4">
            <text:p>Rue Spruyt</text:p>
          </table:table-cell>
          <table:table-cell office:value-type="string" table:style-name="ce4">
            <text:p>Spruyt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Ambigu https://nl.wikipedia.org/wiki/Spruyt</text:p>
          </table:table-cell>
          <table:table-cell office:value-type="string" office:string-value="https://osm.org/relation/2972304" table:formula="of:=CONCATENATE(&quot;https://osm.org/&quot;;[.A59];&quot;/&quot;;[.B59])" table:style-name="ce5">
            <text:p>https://osm.org/relation/2972304</text:p>
          </table:table-cell>
          <table:table-cell table:number-columns-repeated="16375" table:style-name="ce1"/>
        </table:table-row>
        <table:table-row table:style-name="ro2">
          <table:table-cell office:value-type="string" table:style-name="ce4">
            <text:p>relation</text:p>
          </table:table-cell>
          <table:table-cell office:value-type="float" office:value="2972306" table:style-name="ce4">
            <text:p>2972306</text:p>
          </table:table-cell>
          <table:table-cell office:value-type="string" table:style-name="ce4">
            <text:p>Rue Bulins</text:p>
          </table:table-cell>
          <table:table-cell office:value-type="string" table:style-name="ce4">
            <text:p>Bulins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72306" table:formula="of:=CONCATENATE(&quot;https://osm.org/&quot;;[.A60];&quot;/&quot;;[.B60])" table:style-name="ce5">
            <text:p>https://osm.org/relation/2972306</text:p>
          </table:table-cell>
          <table:table-cell table:number-columns-repeated="16375" table:style-name="ce1"/>
        </table:table-row>
        <table:table-row table:style-name="ro2">
          <table:table-cell office:value-type="string" table:style-name="ce4">
            <text:p>relation</text:p>
          </table:table-cell>
          <table:table-cell office:value-type="float" office:value="2972312" table:style-name="ce4">
            <text:p>2972312</text:p>
          </table:table-cell>
          <table:table-cell office:value-type="string" table:style-name="ce4">
            <text:p>Rue Pannenhuis</text:p>
          </table:table-cell>
          <table:table-cell office:value-type="string" table:style-name="ce4">
            <text:p>Pannenhui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2312" table:formula="of:=CONCATENATE(&quot;https://osm.org/&quot;;[.A61];&quot;/&quot;;[.B61])" table:style-name="ce5">
            <text:p>https://osm.org/relation/2972312</text:p>
          </table:table-cell>
          <table:table-cell table:number-columns-repeated="16375" table:style-name="ce1"/>
        </table:table-row>
        <table:table-row table:style-name="ro2">
          <table:table-cell office:value-type="string" table:style-name="ce9">
            <text:p>relation</text:p>
          </table:table-cell>
          <table:table-cell office:value-type="float" office:value="2972316" table:style-name="ce9">
            <text:p>2972316</text:p>
          </table:table-cell>
          <table:table-cell office:value-type="string" table:style-name="ce9">
            <text:p>Rue Berré</text:p>
          </table:table-cell>
          <table:table-cell office:value-type="string" table:style-name="ce9">
            <text:p>Berréstraat</text:p>
          </table:table-cell>
          <table:table-cell office:value-type="string" table:style-name="ce9">
            <text:p>Q20519755</text:p>
          </table:table-cell>
          <table:table-cell office:value-type="string" table:content-validation-name="val1" table:style-name="ce9">
            <text:p>Pas une personne/Geen persoon</text:p>
          </table:table-cell>
          <table:table-cell table:style-name="ce10"/>
          <table:table-cell office:value-type="string" table:style-name="ce13">
            <text:p>Family name</text:p>
          </table:table-cell>
          <table:table-cell office:value-type="string" office:string-value="https://osm.org/relation/2972316" table:formula="of:=CONCATENATE(&quot;https://osm.org/&quot;;[.A62];&quot;/&quot;;[.B62])" table:style-name="ce11">
            <text:p>https://osm.org/relation/2972316</text:p>
          </table:table-cell>
          <table:table-cell table:number-columns-repeated="17" table:style-name="ce10"/>
          <table:table-cell table:number-columns-repeated="16358"/>
        </table:table-row>
        <table:table-row table:style-name="ro2">
          <table:table-cell office:value-type="string" table:style-name="ce4">
            <text:p>relation</text:p>
          </table:table-cell>
          <table:table-cell office:value-type="float" office:value="2972329" table:style-name="ce4">
            <text:p>2972329</text:p>
          </table:table-cell>
          <table:table-cell office:value-type="string" table:style-name="ce4">
            <text:p>Rue Mayelle</text:p>
          </table:table-cell>
          <table:table-cell office:value-type="string" table:style-name="ce4">
            <text:p>Mayelle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72329" table:formula="of:=CONCATENATE(&quot;https://osm.org/&quot;;[.A63];&quot;/&quot;;[.B63])" table:style-name="ce5">
            <text:p>https://osm.org/relation/2972329</text:p>
          </table:table-cell>
          <table:table-cell table:number-columns-repeated="16375" table:style-name="ce1"/>
        </table:table-row>
        <table:table-row table:style-name="ro2">
          <table:table-cell office:value-type="string" table:style-name="ce9">
            <text:p>relation</text:p>
          </table:table-cell>
          <table:table-cell office:value-type="float" office:value="2972346" table:style-name="ce9">
            <text:p>2972346</text:p>
          </table:table-cell>
          <table:table-cell office:value-type="string" table:style-name="ce9">
            <text:p>Avenue Notre-Dame de Lourdes</text:p>
          </table:table-cell>
          <table:table-cell office:value-type="string" table:style-name="ce9">
            <text:p>Onze-Lieve-Vrouw Van Lourdeslaan</text:p>
          </table:table-cell>
          <table:table-cell office:value-type="string" table:style-name="ce9">
            <text:p>Q1905589</text:p>
          </table:table-cell>
          <table:table-cell office:value-type="string" table:content-validation-name="val1" table:style-name="ce9">
            <text:p>Femme/Vrouw</text:p>
          </table:table-cell>
          <table:table-cell table:number-columns-repeated="2" table:style-name="ce10"/>
          <table:table-cell office:value-type="string" office:string-value="https://osm.org/relation/2972346" table:formula="of:=CONCATENATE(&quot;https://osm.org/&quot;;[.A64];&quot;/&quot;;[.B64])" table:style-name="ce11">
            <text:p>https://osm.org/relation/2972346</text:p>
          </table:table-cell>
          <table:table-cell table:number-columns-repeated="17" table:style-name="ce10"/>
          <table:table-cell table:number-columns-repeated="16358"/>
        </table:table-row>
        <table:table-row table:style-name="ro2">
          <table:table-cell office:value-type="string" table:style-name="ce6">
            <text:p>relation</text:p>
          </table:table-cell>
          <table:table-cell office:value-type="float" office:value="2972471" table:style-name="ce6">
            <text:p>2972471</text:p>
          </table:table-cell>
          <table:table-cell office:value-type="string" table:style-name="ce6">
            <text:p>Rue Baron de Laveleye</text:p>
          </table:table-cell>
          <table:table-cell office:value-type="string" table:style-name="ce6">
            <text:p>Baron de Laveleyestraat</text:p>
          </table:table-cell>
          <table:table-cell office:value-type="string" table:style-name="ce6">
            <text:p>Q286125</text:p>
          </table:table-cell>
          <table:table-cell office:value-type="string" table:content-validation-name="val1" table:style-name="ce6">
            <text:p>Homme/Man</text:p>
          </table:table-cell>
          <table:table-cell table:number-columns-repeated="2" table:style-name="ce7"/>
          <table:table-cell office:value-type="string" office:string-value="https://osm.org/relation/2972471" table:formula="of:=CONCATENATE(&quot;https://osm.org/&quot;;[.A65];&quot;/&quot;;[.B65])" table:style-name="ce8">
            <text:p>https://osm.org/relation/2972471</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2475" table:style-name="ce6">
            <text:p>2972475</text:p>
          </table:table-cell>
          <table:table-cell office:value-type="string" table:style-name="ce6">
            <text:p>Rue Van Swae</text:p>
          </table:table-cell>
          <table:table-cell office:value-type="string" table:style-name="ce6">
            <text:p>Van Swaestraat</text:p>
          </table:table-cell>
          <table:table-cell table:style-name="ce12"/>
          <table:table-cell office:value-type="string" table:content-validation-name="val1" table:style-name="ce6">
            <text:p>Homme/Man</text:p>
          </table:table-cell>
          <table:table-cell table:style-name="ce12"/>
          <table:table-cell office:value-type="string" table:style-name="ce6">
            <text:p>Albert Van Swae (1776-1851), ancien bourgmestre de Jette-Ganshoren.</text:p>
          </table:table-cell>
          <table:table-cell office:value-type="string" office:string-value="https://osm.org/relation/2972475" table:formula="of:=CONCATENATE(&quot;https://osm.org/&quot;;[.A66];&quot;/&quot;;[.B66])" table:style-name="ce8">
            <text:p>https://osm.org/relation/2972475</text:p>
          </table:table-cell>
          <table:table-cell table:number-columns-repeated="16375" table:style-name="ce12"/>
        </table:table-row>
        <table:table-row table:style-name="ro2">
          <table:table-cell office:value-type="string" table:style-name="ce4">
            <text:p>relation</text:p>
          </table:table-cell>
          <table:table-cell office:value-type="float" office:value="2972483" table:style-name="ce4">
            <text:p>2972483</text:p>
          </table:table-cell>
          <table:table-cell office:value-type="string" table:style-name="ce4">
            <text:p>Place de la Grotte</text:p>
          </table:table-cell>
          <table:table-cell office:value-type="string" table:style-name="ce4">
            <text:p>Grot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2483" table:formula="of:=CONCATENATE(&quot;https://osm.org/&quot;;[.A67];&quot;/&quot;;[.B67])" table:style-name="ce5">
            <text:p>https://osm.org/relation/2972483</text:p>
          </table:table-cell>
          <table:table-cell table:number-columns-repeated="16375" table:style-name="ce1"/>
        </table:table-row>
        <table:table-row table:style-name="ro2">
          <table:table-cell office:value-type="string" table:style-name="ce4">
            <text:p>relation</text:p>
          </table:table-cell>
          <table:table-cell office:value-type="float" office:value="2972485" table:style-name="ce4">
            <text:p>2972485</text:p>
          </table:table-cell>
          <table:table-cell office:value-type="string" table:style-name="ce4">
            <text:p>Rue Josse De Boeck</text:p>
          </table:table-cell>
          <table:table-cell office:value-type="string" table:style-name="ce4">
            <text:p>Josse De Boeck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2485" table:formula="of:=CONCATENATE(&quot;https://osm.org/&quot;;[.A68];&quot;/&quot;;[.B68])" table:style-name="ce5">
            <text:p>https://osm.org/relation/2972485</text:p>
          </table:table-cell>
          <table:table-cell table:number-columns-repeated="16375" table:style-name="ce1"/>
        </table:table-row>
        <table:table-row table:style-name="ro2">
          <table:table-cell office:value-type="string" table:style-name="ce6">
            <text:p>relation</text:p>
          </table:table-cell>
          <table:table-cell office:value-type="float" office:value="2972491" table:style-name="ce6">
            <text:p>2972491</text:p>
          </table:table-cell>
          <table:table-cell office:value-type="string" table:style-name="ce6">
            <text:p>Rue Steppé</text:p>
          </table:table-cell>
          <table:table-cell office:value-type="string" table:style-name="ce6">
            <text:p>Steppéstraat</text:p>
          </table:table-cell>
          <table:table-cell office:value-type="string" table:style-name="ce6">
            <text:p>Q42299360</text:p>
          </table:table-cell>
          <table:table-cell office:value-type="string" table:content-validation-name="val1" table:style-name="ce6">
            <text:p>Homme/Man</text:p>
          </table:table-cell>
          <table:table-cell table:number-columns-repeated="2" table:style-name="ce7"/>
          <table:table-cell office:value-type="string" office:string-value="https://osm.org/relation/2972491" table:formula="of:=CONCATENATE(&quot;https://osm.org/&quot;;[.A69];&quot;/&quot;;[.B69])" table:style-name="ce8">
            <text:p>https://osm.org/relation/2972491</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72534" table:style-name="ce4">
            <text:p>2972534</text:p>
          </table:table-cell>
          <table:table-cell office:value-type="string" table:style-name="ce4">
            <text:p>Rue Tilmont</text:p>
          </table:table-cell>
          <table:table-cell office:value-type="string" table:style-name="ce4">
            <text:p>Tilmont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Pas de Wikidata ni Wikipedia</text:p>
          </table:table-cell>
          <table:table-cell office:value-type="string" office:string-value="https://osm.org/relation/2972534" table:formula="of:=CONCATENATE(&quot;https://osm.org/&quot;;[.A70];&quot;/&quot;;[.B70])" table:style-name="ce5">
            <text:p>https://osm.org/relation/2972534</text:p>
          </table:table-cell>
          <table:table-cell table:number-columns-repeated="16375" table:style-name="ce1"/>
        </table:table-row>
        <table:table-row table:style-name="ro2">
          <table:table-cell office:value-type="string" table:style-name="ce6">
            <text:p>relation</text:p>
          </table:table-cell>
          <table:table-cell office:value-type="float" office:value="2973526" table:style-name="ce6">
            <text:p>2973526</text:p>
          </table:table-cell>
          <table:table-cell office:value-type="string" table:style-name="ce6">
            <text:p>Rue Ferdinand Lenoir</text:p>
          </table:table-cell>
          <table:table-cell office:value-type="string" table:style-name="ce6">
            <text:p>Ferdinand Lenoirstraat</text:p>
          </table:table-cell>
          <table:table-cell table:style-name="ce12"/>
          <table:table-cell office:value-type="string" table:content-validation-name="val1" table:style-name="ce6">
            <text:p>Homme/Man</text:p>
          </table:table-cell>
          <table:table-cell table:style-name="ce12"/>
          <table:table-cell office:value-type="string" table:style-name="ce6">
            <text:p>Ferdinand Lenoir était un résistant, employé de chemin de fer. Il récoltait des informations sur les chemins de fer allemands pendant la guerre. Il fut arrêté sur dénonciation et fusillé le 14 avril 1915.</text:p>
          </table:table-cell>
          <table:table-cell office:value-type="string" office:string-value="https://osm.org/relation/2973526" table:formula="of:=CONCATENATE(&quot;https://osm.org/&quot;;[.A71];&quot;/&quot;;[.B71])" table:style-name="ce8">
            <text:p>https://osm.org/relation/2973526</text:p>
          </table:table-cell>
          <table:table-cell table:number-columns-repeated="16375" table:style-name="ce12"/>
        </table:table-row>
        <table:table-row table:style-name="ro2">
          <table:table-cell office:value-type="string" table:style-name="ce6">
            <text:p>relation</text:p>
          </table:table-cell>
          <table:table-cell office:value-type="float" office:value="2973531" table:style-name="ce6">
            <text:p>2973531</text:p>
          </table:table-cell>
          <table:table-cell office:value-type="string" table:style-name="ce6">
            <text:p>Rue Pierre De Breuker</text:p>
          </table:table-cell>
          <table:table-cell office:value-type="string" table:style-name="ce6">
            <text:p>Pierre De Breukerstraat</text:p>
          </table:table-cell>
          <table:table-cell table:style-name="ce12"/>
          <table:table-cell office:value-type="string" table:content-validation-name="val1" table:style-name="ce6">
            <text:p>Homme/Man</text:p>
          </table:table-cell>
          <table:table-cell table:style-name="ce12"/>
          <table:table-cell office:value-type="string" table:style-name="ce6">
            <text:p>Pierre De Breuker (mort en 1886), instituteur.<text:s text:c="2"/></text:p>
          </table:table-cell>
          <table:table-cell office:value-type="string" office:string-value="https://osm.org/relation/2973531" table:formula="of:=CONCATENATE(&quot;https://osm.org/&quot;;[.A72];&quot;/&quot;;[.B72])" table:style-name="ce8">
            <text:p>https://osm.org/relation/2973531</text:p>
          </table:table-cell>
          <table:table-cell table:number-columns-repeated="16375" table:style-name="ce12"/>
        </table:table-row>
        <table:table-row table:style-name="ro2">
          <table:table-cell office:value-type="string" table:style-name="ce4">
            <text:p>relation</text:p>
          </table:table-cell>
          <table:table-cell office:value-type="float" office:value="2973532" table:style-name="ce4">
            <text:p>2973532</text:p>
          </table:table-cell>
          <table:table-cell office:value-type="string" table:style-name="ce4">
            <text:p>Rue de l'Équité</text:p>
          </table:table-cell>
          <table:table-cell office:value-type="string" table:style-name="ce4">
            <text:p>Gerechtigheid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3532" table:formula="of:=CONCATENATE(&quot;https://osm.org/&quot;;[.A73];&quot;/&quot;;[.B73])" table:style-name="ce5">
            <text:p>https://osm.org/relation/2973532</text:p>
          </table:table-cell>
          <table:table-cell table:number-columns-repeated="16375" table:style-name="ce1"/>
        </table:table-row>
        <table:table-row table:style-name="ro2">
          <table:table-cell office:value-type="string" table:style-name="ce4">
            <text:p>relation</text:p>
          </table:table-cell>
          <table:table-cell office:value-type="float" office:value="2973540" table:style-name="ce4">
            <text:p>2973540</text:p>
          </table:table-cell>
          <table:table-cell office:value-type="string" table:style-name="ce4">
            <text:p>Rue de l'Héroïsme</text:p>
          </table:table-cell>
          <table:table-cell office:value-type="string" table:style-name="ce4">
            <text:p>Heldenmoed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3540" table:formula="of:=CONCATENATE(&quot;https://osm.org/&quot;;[.A74];&quot;/&quot;;[.B74])" table:style-name="ce5">
            <text:p>https://osm.org/relation/2973540</text:p>
          </table:table-cell>
          <table:table-cell table:number-columns-repeated="16375" table:style-name="ce1"/>
        </table:table-row>
        <table:table-row table:style-name="ro2">
          <table:table-cell office:value-type="string" table:style-name="ce4">
            <text:p>relation</text:p>
          </table:table-cell>
          <table:table-cell office:value-type="float" office:value="2974945" table:style-name="ce4">
            <text:p>2974945</text:p>
          </table:table-cell>
          <table:table-cell office:value-type="string" table:style-name="ce4">
            <text:p>Rue Thomaes</text:p>
          </table:table-cell>
          <table:table-cell office:value-type="string" table:style-name="ce4">
            <text:p>Thomaes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Ambigu https://nl.wikipedia.org/wiki/Thomaes</text:p>
          </table:table-cell>
          <table:table-cell office:value-type="string" office:string-value="https://osm.org/relation/2974945" table:formula="of:=CONCATENATE(&quot;https://osm.org/&quot;;[.A75];&quot;/&quot;;[.B75])" table:style-name="ce5">
            <text:p>https://osm.org/relation/2974945</text:p>
          </table:table-cell>
          <table:table-cell table:number-columns-repeated="16375" table:style-name="ce1"/>
        </table:table-row>
        <table:table-row table:style-name="ro2">
          <table:table-cell office:value-type="string" table:style-name="ce6">
            <text:p>relation</text:p>
          </table:table-cell>
          <table:table-cell office:value-type="float" office:value="2974960" table:style-name="ce6">
            <text:p>2974960</text:p>
          </table:table-cell>
          <table:table-cell office:value-type="string" table:style-name="ce6">
            <text:p>Rue Henri Werrie</text:p>
          </table:table-cell>
          <table:table-cell office:value-type="string" table:style-name="ce6">
            <text:p>Henri Werriestraat</text:p>
          </table:table-cell>
          <table:table-cell table:style-name="ce12"/>
          <table:table-cell office:value-type="string" table:content-validation-name="val1" table:style-name="ce6">
            <text:p>Homme/Man</text:p>
          </table:table-cell>
          <table:table-cell table:style-name="ce12"/>
          <table:table-cell office:value-type="string" table:style-name="ce6">
            <text:p>Henri Werrie fut bourgmestre de Jette et grand propriétaire foncier.</text:p>
          </table:table-cell>
          <table:table-cell office:value-type="string" office:string-value="https://osm.org/relation/2974960" table:formula="of:=CONCATENATE(&quot;https://osm.org/&quot;;[.A76];&quot;/&quot;;[.B76])" table:style-name="ce8">
            <text:p>https://osm.org/relation/2974960</text:p>
          </table:table-cell>
          <table:table-cell table:number-columns-repeated="16375" table:style-name="ce12"/>
        </table:table-row>
        <table:table-row table:style-name="ro2">
          <table:table-cell office:value-type="string" table:style-name="ce4">
            <text:p>relation</text:p>
          </table:table-cell>
          <table:table-cell office:value-type="float" office:value="2974969" table:style-name="ce4">
            <text:p>2974969</text:p>
          </table:table-cell>
          <table:table-cell office:value-type="string" table:style-name="ce4">
            <text:p>Rue Gillebertus</text:p>
          </table:table-cell>
          <table:table-cell office:value-type="string" table:style-name="ce4">
            <text:p>Gillebertusstraat</text:p>
          </table:table-cell>
          <table:table-cell table:style-name="ce1"/>
          <table:table-cell office:value-type="string" table:content-validation-name="val1" table:style-name="ce4">
            <text:p>Homme/Man</text:p>
          </table:table-cell>
          <table:table-cell table:style-name="ce1"/>
          <table:table-cell office:value-type="string" table:style-name="ce4">
            <text:p>Mr. Gillebertus, ancien conseiller communal de Jette.<text:s text:c="2"/></text:p>
          </table:table-cell>
          <table:table-cell office:value-type="string" office:string-value="https://osm.org/relation/2974969" table:formula="of:=CONCATENATE(&quot;https://osm.org/&quot;;[.A77];&quot;/&quot;;[.B77])" table:style-name="ce5">
            <text:p>https://osm.org/relation/2974969</text:p>
          </table:table-cell>
          <table:table-cell table:number-columns-repeated="16375" table:style-name="ce1"/>
        </table:table-row>
        <table:table-row table:style-name="ro2">
          <table:table-cell office:value-type="string" table:style-name="ce6">
            <text:p>relation</text:p>
          </table:table-cell>
          <table:table-cell office:value-type="float" office:value="2974992" table:style-name="ce6">
            <text:p>2974992</text:p>
          </table:table-cell>
          <table:table-cell office:value-type="string" table:style-name="ce6">
            <text:p>Place Laneau</text:p>
          </table:table-cell>
          <table:table-cell office:value-type="string" table:style-name="ce6">
            <text:p>Laneauplein</text:p>
          </table:table-cell>
          <table:table-cell table:style-name="ce12"/>
          <table:table-cell office:value-type="string" table:content-validation-name="val1" table:style-name="ce6">
            <text:p>Homme/Man</text:p>
          </table:table-cell>
          <table:table-cell table:style-name="ce12"/>
          <table:table-cell office:value-type="string" table:style-name="ce6">
            <text:p>Henri Laneau, bourgmestre de Jette de 1882 à 1885.</text:p>
          </table:table-cell>
          <table:table-cell office:value-type="string" office:string-value="https://osm.org/relation/2974992" table:formula="of:=CONCATENATE(&quot;https://osm.org/&quot;;[.A78];&quot;/&quot;;[.B78])" table:style-name="ce8">
            <text:p>https://osm.org/relation/2974992</text:p>
          </table:table-cell>
          <table:table-cell table:number-columns-repeated="16375" table:style-name="ce12"/>
        </table:table-row>
        <table:table-row table:style-name="ro2">
          <table:table-cell office:value-type="string" table:style-name="ce4">
            <text:p>relation</text:p>
          </table:table-cell>
          <table:table-cell office:value-type="float" office:value="2974993" table:style-name="ce4">
            <text:p>2974993</text:p>
          </table:table-cell>
          <table:table-cell office:value-type="string" table:style-name="ce4">
            <text:p>Rue Henri Van Bortonne</text:p>
          </table:table-cell>
          <table:table-cell office:value-type="string" table:style-name="ce4">
            <text:p>Henri Van Bortonne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4993" table:formula="of:=CONCATENATE(&quot;https://osm.org/&quot;;[.A79];&quot;/&quot;;[.B79])" table:style-name="ce5">
            <text:p>https://osm.org/relation/2974993</text:p>
          </table:table-cell>
          <table:table-cell table:number-columns-repeated="16375" table:style-name="ce1"/>
        </table:table-row>
        <table:table-row table:style-name="ro2">
          <table:table-cell office:value-type="string" table:style-name="ce6">
            <text:p>relation</text:p>
          </table:table-cell>
          <table:table-cell office:value-type="float" office:value="2974999" table:style-name="ce6">
            <text:p>2974999</text:p>
          </table:table-cell>
          <table:table-cell office:value-type="string" table:style-name="ce6">
            <text:p>Rue Gustave Van Huynegem</text:p>
          </table:table-cell>
          <table:table-cell office:value-type="string" table:style-name="ce6">
            <text:p>Gustave Van Huynegemstraat</text:p>
          </table:table-cell>
          <table:table-cell table:style-name="ce12"/>
          <table:table-cell office:value-type="string" table:content-validation-name="val1" table:style-name="ce6">
            <text:p>Homme/Man</text:p>
          </table:table-cell>
          <table:table-cell table:style-name="ce12"/>
          <table:table-cell office:value-type="string" table:style-name="ce6">
            <text:p>Gustave Van Huyneghem (Asse, le 9 juillet 1867 - Jette, le 10 juillet 1940), conseiller communal, échevin, puis bourgmestre de Jette de 1927 à 1940. La rue porte ce nom depuis le 4 mai 1948. Rue ouverte par AR du 8 août 1892 sous le nom de Kleine Schoolstraat (petite rue des Ecoles).</text:p>
          </table:table-cell>
          <table:table-cell office:value-type="string" office:string-value="https://osm.org/relation/2974999" table:formula="of:=CONCATENATE(&quot;https://osm.org/&quot;;[.A80];&quot;/&quot;;[.B80])" table:style-name="ce8">
            <text:p>https://osm.org/relation/2974999</text:p>
          </table:table-cell>
          <table:table-cell table:number-columns-repeated="16375" table:style-name="ce12"/>
        </table:table-row>
        <table:table-row table:style-name="ro2">
          <table:table-cell office:value-type="string" table:style-name="ce4">
            <text:p>relation</text:p>
          </table:table-cell>
          <table:table-cell office:value-type="float" office:value="2975024" table:style-name="ce4">
            <text:p>2975024</text:p>
          </table:table-cell>
          <table:table-cell office:value-type="string" table:style-name="ce4">
            <text:p>Rue Adolphe Vandenschrieck</text:p>
          </table:table-cell>
          <table:table-cell office:value-type="string" table:style-name="ce4">
            <text:p>Adolphe Vandenschrieck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5024" table:formula="of:=CONCATENATE(&quot;https://osm.org/&quot;;[.A81];&quot;/&quot;;[.B81])" table:style-name="ce5">
            <text:p>https://osm.org/relation/2975024</text:p>
          </table:table-cell>
          <table:table-cell table:number-columns-repeated="16375" table:style-name="ce1"/>
        </table:table-row>
        <table:table-row table:style-name="ro2">
          <table:table-cell office:value-type="string" table:style-name="ce4">
            <text:p>relation</text:p>
          </table:table-cell>
          <table:table-cell office:value-type="float" office:value="2975088" table:style-name="ce4">
            <text:p>2975088</text:p>
          </table:table-cell>
          <table:table-cell office:value-type="string" table:style-name="ce4">
            <text:p>Rue de l'Église Saint-Pierre</text:p>
          </table:table-cell>
          <table:table-cell office:value-type="string" table:style-name="ce4">
            <text:p>Sint-Pieterskerk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5088" table:formula="of:=CONCATENATE(&quot;https://osm.org/&quot;;[.A82];&quot;/&quot;;[.B82])" table:style-name="ce5">
            <text:p>https://osm.org/relation/2975088</text:p>
          </table:table-cell>
          <table:table-cell table:number-columns-repeated="16375" table:style-name="ce1"/>
        </table:table-row>
        <table:table-row table:style-name="ro2">
          <table:table-cell office:value-type="string" table:style-name="ce6">
            <text:p>relation</text:p>
          </table:table-cell>
          <table:table-cell office:value-type="float" office:value="2975162" table:style-name="ce6">
            <text:p>2975162</text:p>
          </table:table-cell>
          <table:table-cell office:value-type="string" table:style-name="ce6">
            <text:p>Place Cardinal Mercier</text:p>
          </table:table-cell>
          <table:table-cell office:value-type="string" table:style-name="ce6">
            <text:p>Kardinaal Mercierplein</text:p>
          </table:table-cell>
          <table:table-cell office:value-type="string" table:style-name="ce6">
            <text:p>Q468097</text:p>
          </table:table-cell>
          <table:table-cell office:value-type="string" table:content-validation-name="val1" table:style-name="ce6">
            <text:p>Homme/Man</text:p>
          </table:table-cell>
          <table:table-cell table:number-columns-repeated="2" table:style-name="ce7"/>
          <table:table-cell office:value-type="string" office:string-value="https://osm.org/relation/2975162" table:formula="of:=CONCATENATE(&quot;https://osm.org/&quot;;[.A83];&quot;/&quot;;[.B83])" table:style-name="ce8">
            <text:p>https://osm.org/relation/2975162</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5186" table:style-name="ce6">
            <text:p>2975186</text:p>
          </table:table-cell>
          <table:table-cell office:value-type="string" table:style-name="ce6">
            <text:p>Rue Jean-Baptiste Verbeyst</text:p>
          </table:table-cell>
          <table:table-cell office:value-type="string" table:style-name="ce6">
            <text:p>Jean-Baptiste Verbeyststraat</text:p>
          </table:table-cell>
          <table:table-cell table:style-name="ce12"/>
          <table:table-cell office:value-type="string" table:content-validation-name="val1" table:style-name="ce6">
            <text:p>Homme/Man</text:p>
          </table:table-cell>
          <table:table-cell table:style-name="ce12"/>
          <table:table-cell office:value-type="string" table:style-name="ce6">
            <text:p>Jean-Baptiste Verbeyst (Molenbeek-Saint-Jean, le 23 avril 1875 - Jette, le 13 mai 1938), exploitant d'un magasin de porcelaine, conseiller communal catholique de 1933 à sa mort. La rue porte ce nom depuis le 26 novembre 1948.</text:p>
          </table:table-cell>
          <table:table-cell office:value-type="string" office:string-value="https://osm.org/relation/2975186" table:formula="of:=CONCATENATE(&quot;https://osm.org/&quot;;[.A84];&quot;/&quot;;[.B84])" table:style-name="ce8">
            <text:p>https://osm.org/relation/2975186</text:p>
          </table:table-cell>
          <table:table-cell table:number-columns-repeated="16375" table:style-name="ce12"/>
        </table:table-row>
        <table:table-row table:style-name="ro2">
          <table:table-cell office:value-type="string" table:style-name="ce4">
            <text:p>relation</text:p>
          </table:table-cell>
          <table:table-cell office:value-type="float" office:value="2975190" table:style-name="ce4">
            <text:p>2975190</text:p>
          </table:table-cell>
          <table:table-cell office:value-type="string" table:style-name="ce4">
            <text:p>Rue François Couteaux</text:p>
          </table:table-cell>
          <table:table-cell office:value-type="string" table:style-name="ce4">
            <text:p>François Couteaux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5190" table:formula="of:=CONCATENATE(&quot;https://osm.org/&quot;;[.A85];&quot;/&quot;;[.B85])" table:style-name="ce5">
            <text:p>https://osm.org/relation/2975190</text:p>
          </table:table-cell>
          <table:table-cell table:number-columns-repeated="16375" table:style-name="ce1"/>
        </table:table-row>
        <table:table-row table:style-name="ro2">
          <table:table-cell office:value-type="string" table:style-name="ce9">
            <text:p>relation</text:p>
          </table:table-cell>
          <table:table-cell office:value-type="float" office:value="2975200" table:style-name="ce9">
            <text:p>2975200</text:p>
          </table:table-cell>
          <table:table-cell office:value-type="string" table:style-name="ce9">
            <text:p>Rue Saint-Vincent de Paul</text:p>
          </table:table-cell>
          <table:table-cell office:value-type="string" table:style-name="ce9">
            <text:p>Sint-Vincentius a Paulostraat</text:p>
          </table:table-cell>
          <table:table-cell office:value-type="string" table:style-name="ce9">
            <text:p>Q247959</text:p>
          </table:table-cell>
          <table:table-cell office:value-type="string" table:content-validation-name="val1" table:style-name="ce9">
            <text:p>Pas une personne/Geen persoon</text:p>
          </table:table-cell>
          <table:table-cell table:number-columns-repeated="2" table:style-name="ce10"/>
          <table:table-cell office:value-type="string" office:string-value="https://osm.org/relation/2975200" table:formula="of:=CONCATENATE(&quot;https://osm.org/&quot;;[.A86];&quot;/&quot;;[.B86])" table:style-name="ce11">
            <text:p>https://osm.org/relation/2975200</text:p>
          </table:table-cell>
          <table:table-cell table:number-columns-repeated="17" table:style-name="ce10"/>
          <table:table-cell table:number-columns-repeated="16358"/>
        </table:table-row>
        <table:table-row table:style-name="ro2">
          <table:table-cell office:value-type="string" table:style-name="ce4">
            <text:p>relation</text:p>
          </table:table-cell>
          <table:table-cell office:value-type="float" office:value="2975205" table:style-name="ce4">
            <text:p>2975205</text:p>
          </table:table-cell>
          <table:table-cell office:value-type="string" table:style-name="ce4">
            <text:p>Avenue des Démineurs</text:p>
          </table:table-cell>
          <table:table-cell office:value-type="string" table:style-name="ce4">
            <text:p>Ontmijners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5205" table:formula="of:=CONCATENATE(&quot;https://osm.org/&quot;;[.A87];&quot;/&quot;;[.B87])" table:style-name="ce5">
            <text:p>https://osm.org/relation/2975205</text:p>
          </table:table-cell>
          <table:table-cell table:number-columns-repeated="16375" table:style-name="ce1"/>
        </table:table-row>
        <table:table-row table:style-name="ro2">
          <table:table-cell office:value-type="string" table:style-name="ce6">
            <text:p>relation</text:p>
          </table:table-cell>
          <table:table-cell office:value-type="float" office:value="2975239" table:style-name="ce6">
            <text:p>2975239</text:p>
          </table:table-cell>
          <table:table-cell office:value-type="string" table:style-name="ce6">
            <text:p>Rue Jules Lahaye</text:p>
          </table:table-cell>
          <table:table-cell office:value-type="string" table:style-name="ce6">
            <text:p>Jules Lahayestraat</text:p>
          </table:table-cell>
          <table:table-cell table:style-name="ce12"/>
          <table:table-cell office:value-type="string" table:content-validation-name="val1" table:style-name="ce6">
            <text:p>Homme/Man</text:p>
          </table:table-cell>
          <table:table-cell table:style-name="ce12"/>
          <table:table-cell office:value-type="string" table:style-name="ce6">
            <text:p>Jules Lahaye, géomètre et marchand de chevaux, qui distribuait, pendant la première guerre mondiale, les vivres de provenance américaine et espagnole.</text:p>
          </table:table-cell>
          <table:table-cell office:value-type="string" office:string-value="https://osm.org/relation/2975239" table:formula="of:=CONCATENATE(&quot;https://osm.org/&quot;;[.A88];&quot;/&quot;;[.B88])" table:style-name="ce8">
            <text:p>https://osm.org/relation/2975239</text:p>
          </table:table-cell>
          <table:table-cell table:number-columns-repeated="16375" table:style-name="ce12"/>
        </table:table-row>
        <table:table-row table:style-name="ro2">
          <table:table-cell office:value-type="string" table:style-name="ce4">
            <text:p>relation</text:p>
          </table:table-cell>
          <table:table-cell office:value-type="float" office:value="2975270" table:style-name="ce4">
            <text:p>2975270</text:p>
          </table:table-cell>
          <table:table-cell office:value-type="string" table:style-name="ce4">
            <text:p>Rue Gustave Delathouwer</text:p>
          </table:table-cell>
          <table:table-cell office:value-type="string" table:style-name="ce4">
            <text:p>Gustave Delathouwer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5270" table:formula="of:=CONCATENATE(&quot;https://osm.org/&quot;;[.A89];&quot;/&quot;;[.B89])" table:style-name="ce5">
            <text:p>https://osm.org/relation/2975270</text:p>
          </table:table-cell>
          <table:table-cell table:number-columns-repeated="16375" table:style-name="ce1"/>
        </table:table-row>
        <table:table-row table:style-name="ro2">
          <table:table-cell office:value-type="string" table:style-name="ce4">
            <text:p>relation</text:p>
          </table:table-cell>
          <table:table-cell office:value-type="float" office:value="2975294" table:style-name="ce4">
            <text:p>2975294</text:p>
          </table:table-cell>
          <table:table-cell office:value-type="string" table:style-name="ce4">
            <text:p>Rue des Augustines</text:p>
          </table:table-cell>
          <table:table-cell office:value-type="string" table:style-name="ce4">
            <text:p>Augustijnernonnen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5294" table:formula="of:=CONCATENATE(&quot;https://osm.org/&quot;;[.A90];&quot;/&quot;;[.B90])" table:style-name="ce5">
            <text:p>https://osm.org/relation/2975294</text:p>
          </table:table-cell>
          <table:table-cell table:number-columns-repeated="16375" table:style-name="ce1"/>
        </table:table-row>
        <table:table-row table:style-name="ro2">
          <table:table-cell office:value-type="string" table:style-name="ce9">
            <text:p>relation</text:p>
          </table:table-cell>
          <table:table-cell office:value-type="float" office:value="2975298" table:style-name="ce9">
            <text:p>2975298</text:p>
          </table:table-cell>
          <table:table-cell office:value-type="string" table:style-name="ce9">
            <text:p>Rue Dansette</text:p>
          </table:table-cell>
          <table:table-cell office:value-type="string" table:style-name="ce9">
            <text:p>Dansettestraat</text:p>
          </table:table-cell>
          <table:table-cell office:value-type="string" table:style-name="ce9">
            <text:p>Q16033466</text:p>
          </table:table-cell>
          <table:table-cell office:value-type="string" table:content-validation-name="val1" table:style-name="ce9">
            <text:p>Pas une personne/Geen persoon</text:p>
          </table:table-cell>
          <table:table-cell table:style-name="ce10"/>
          <table:table-cell office:value-type="string" table:style-name="ce9">
            <text:p>Family name</text:p>
          </table:table-cell>
          <table:table-cell office:value-type="string" office:string-value="https://osm.org/relation/2975298" table:formula="of:=CONCATENATE(&quot;https://osm.org/&quot;;[.A91];&quot;/&quot;;[.B91])" table:style-name="ce11">
            <text:p>https://osm.org/relation/2975298</text:p>
          </table:table-cell>
          <table:table-cell table:number-columns-repeated="17" table:style-name="ce10"/>
          <table:table-cell table:number-columns-repeated="16358"/>
        </table:table-row>
        <table:table-row table:style-name="ro2">
          <table:table-cell office:value-type="string" table:style-name="ce4">
            <text:p>relation</text:p>
          </table:table-cell>
          <table:table-cell office:value-type="float" office:value="2975477" table:style-name="ce4">
            <text:p>2975477</text:p>
          </table:table-cell>
          <table:table-cell office:value-type="string" table:style-name="ce4">
            <text:p>Rue Esseghem</text:p>
          </table:table-cell>
          <table:table-cell office:value-type="string" table:style-name="ce4">
            <text:p>Esseghem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5477" table:formula="of:=CONCATENATE(&quot;https://osm.org/&quot;;[.A92];&quot;/&quot;;[.B92])" table:style-name="ce5">
            <text:p>https://osm.org/relation/2975477</text:p>
          </table:table-cell>
          <table:table-cell table:number-columns-repeated="16375" table:style-name="ce1"/>
        </table:table-row>
        <table:table-row table:style-name="ro2">
          <table:table-cell office:value-type="string" table:style-name="ce4">
            <text:p>relation</text:p>
          </table:table-cell>
          <table:table-cell office:value-type="float" office:value="2975482" table:style-name="ce4">
            <text:p>2975482</text:p>
          </table:table-cell>
          <table:table-cell office:value-type="string" table:style-name="ce4">
            <text:p>Rue Joseph Loossens</text:p>
          </table:table-cell>
          <table:table-cell office:value-type="string" table:style-name="ce4">
            <text:p>Joseph Loossen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75482" table:formula="of:=CONCATENATE(&quot;https://osm.org/&quot;;[.A93];&quot;/&quot;;[.B93])" table:style-name="ce5">
            <text:p>https://osm.org/relation/2975482</text:p>
          </table:table-cell>
          <table:table-cell table:number-columns-repeated="16375" table:style-name="ce1"/>
        </table:table-row>
        <table:table-row table:style-name="ro2">
          <table:table-cell office:value-type="string" table:style-name="ce4">
            <text:p>relation</text:p>
          </table:table-cell>
          <table:table-cell office:value-type="float" office:value="2975487" table:style-name="ce4">
            <text:p>2975487</text:p>
          </table:table-cell>
          <table:table-cell office:value-type="string" table:style-name="ce4">
            <text:p>Rue de la Résistance</text:p>
          </table:table-cell>
          <table:table-cell office:value-type="string" table:style-name="ce4">
            <text:p>Verzet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5487" table:formula="of:=CONCATENATE(&quot;https://osm.org/&quot;;[.A94];&quot;/&quot;;[.B94])" table:style-name="ce5">
            <text:p>https://osm.org/relation/2975487</text:p>
          </table:table-cell>
          <table:table-cell table:number-columns-repeated="16375" table:style-name="ce1"/>
        </table:table-row>
        <table:table-row table:style-name="ro2">
          <table:table-cell office:value-type="string" table:style-name="ce4">
            <text:p>relation</text:p>
          </table:table-cell>
          <table:table-cell office:value-type="float" office:value="2976012" table:style-name="ce4">
            <text:p>2976012</text:p>
          </table:table-cell>
          <table:table-cell office:value-type="string" table:style-name="ce4">
            <text:p>Rue Amélie Gomand</text:p>
          </table:table-cell>
          <table:table-cell office:value-type="string" table:style-name="ce4">
            <text:p>Amélie Gomandstraat</text:p>
          </table:table-cell>
          <table:table-cell table:style-name="ce1"/>
          <table:table-cell office:value-type="string" table:content-validation-name="val1" table:style-name="ce4">
            <text:p>Femme/Vrouw</text:p>
          </table:table-cell>
          <table:table-cell table:style-name="ce1"/>
          <table:table-cell office:value-type="string" table:style-name="ce4">
            <text:p>Pas de Wikidata ni Wikipedia</text:p>
          </table:table-cell>
          <table:table-cell office:value-type="string" office:string-value="https://osm.org/relation/2976012" table:formula="of:=CONCATENATE(&quot;https://osm.org/&quot;;[.A95];&quot;/&quot;;[.B95])" table:style-name="ce5">
            <text:p>https://osm.org/relation/2976012</text:p>
          </table:table-cell>
          <table:table-cell table:number-columns-repeated="16375" table:style-name="ce1"/>
        </table:table-row>
        <table:table-row table:style-name="ro2">
          <table:table-cell office:value-type="string" table:style-name="ce4">
            <text:p>relation</text:p>
          </table:table-cell>
          <table:table-cell office:value-type="float" office:value="2976020" table:style-name="ce4">
            <text:p>2976020</text:p>
          </table:table-cell>
          <table:table-cell office:value-type="string" table:style-name="ce4">
            <text:p>Rue de la Loyauté</text:p>
          </table:table-cell>
          <table:table-cell office:value-type="string" table:style-name="ce4">
            <text:p>Rechtschapenheid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6020" table:formula="of:=CONCATENATE(&quot;https://osm.org/&quot;;[.A96];&quot;/&quot;;[.B96])" table:style-name="ce5">
            <text:p>https://osm.org/relation/2976020</text:p>
          </table:table-cell>
          <table:table-cell table:number-columns-repeated="16375" table:style-name="ce1"/>
        </table:table-row>
        <table:table-row table:style-name="ro2">
          <table:table-cell office:value-type="string" table:style-name="ce4">
            <text:p>relation</text:p>
          </table:table-cell>
          <table:table-cell office:value-type="float" office:value="2976021" table:style-name="ce4">
            <text:p>2976021</text:p>
          </table:table-cell>
          <table:table-cell office:value-type="string" table:style-name="ce4">
            <text:p>Rond Point du Pannenhuis</text:p>
          </table:table-cell>
          <table:table-cell office:value-type="string" table:style-name="ce4">
            <text:p>Pannenhuis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6021" table:formula="of:=CONCATENATE(&quot;https://osm.org/&quot;;[.A97];&quot;/&quot;;[.B97])" table:style-name="ce5">
            <text:p>https://osm.org/relation/2976021</text:p>
          </table:table-cell>
          <table:table-cell table:number-columns-repeated="16375" table:style-name="ce1"/>
        </table:table-row>
        <table:table-row table:style-name="ro2">
          <table:table-cell office:value-type="string" table:style-name="ce6">
            <text:p>relation</text:p>
          </table:table-cell>
          <table:table-cell office:value-type="float" office:value="2976062" table:style-name="ce6">
            <text:p>2976062</text:p>
          </table:table-cell>
          <table:table-cell office:value-type="string" table:style-name="ce6">
            <text:p>Rue Jacobs Fontaine</text:p>
          </table:table-cell>
          <table:table-cell office:value-type="string" table:style-name="ce6">
            <text:p>Jacobs Fontainestraat</text:p>
          </table:table-cell>
          <table:table-cell office:value-type="string" table:style-name="ce6">
            <text:p>Q3380316</text:p>
          </table:table-cell>
          <table:table-cell office:value-type="string" table:content-validation-name="val1" table:style-name="ce6">
            <text:p>Homme/Man</text:p>
          </table:table-cell>
          <table:table-cell table:number-columns-repeated="2" table:style-name="ce7"/>
          <table:table-cell office:value-type="string" office:string-value="https://osm.org/relation/2976062" table:formula="of:=CONCATENATE(&quot;https://osm.org/&quot;;[.A98];&quot;/&quot;;[.B98])" table:style-name="ce8">
            <text:p>https://osm.org/relation/2976062</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76069" table:style-name="ce4">
            <text:p>2976069</text:p>
          </table:table-cell>
          <table:table-cell office:value-type="string" table:style-name="ce4">
            <text:p>Rue de la Bravoure</text:p>
          </table:table-cell>
          <table:table-cell office:value-type="string" table:style-name="ce4">
            <text:p>Dapperheid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76069" table:formula="of:=CONCATENATE(&quot;https://osm.org/&quot;;[.A99];&quot;/&quot;;[.B99])" table:style-name="ce5">
            <text:p>https://osm.org/relation/2976069</text:p>
          </table:table-cell>
          <table:table-cell table:number-columns-repeated="16375" table:style-name="ce1"/>
        </table:table-row>
        <table:table-row table:style-name="ro2">
          <table:table-cell office:value-type="string" table:style-name="ce6">
            <text:p>relation</text:p>
          </table:table-cell>
          <table:table-cell office:value-type="float" office:value="2978221" table:style-name="ce6">
            <text:p>2978221</text:p>
          </table:table-cell>
          <table:table-cell office:value-type="string" table:style-name="ce6">
            <text:p>Rue Saint-Norbert</text:p>
          </table:table-cell>
          <table:table-cell office:value-type="string" table:style-name="ce6">
            <text:p>Sint-Norbertusstraat</text:p>
          </table:table-cell>
          <table:table-cell office:value-type="string" table:style-name="ce6">
            <text:p>Q160374</text:p>
          </table:table-cell>
          <table:table-cell office:value-type="string" table:content-validation-name="val1" table:style-name="ce6">
            <text:p>Homme/Man</text:p>
          </table:table-cell>
          <table:table-cell table:number-columns-repeated="2" table:style-name="ce7"/>
          <table:table-cell office:value-type="string" office:string-value="https://osm.org/relation/2978221" table:formula="of:=CONCATENATE(&quot;https://osm.org/&quot;;[.A100];&quot;/&quot;;[.B100])" table:style-name="ce8">
            <text:p>https://osm.org/relation/2978221</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8224" table:style-name="ce6">
            <text:p>2978224</text:p>
          </table:table-cell>
          <table:table-cell office:value-type="string" table:style-name="ce6">
            <text:p>Rue Duysburgh</text:p>
          </table:table-cell>
          <table:table-cell office:value-type="string" table:style-name="ce6">
            <text:p>Duysburghstraat</text:p>
          </table:table-cell>
          <table:table-cell table:style-name="ce12"/>
          <table:table-cell office:value-type="string" table:content-validation-name="val1" table:style-name="ce6">
            <text:p>Homme/Man</text:p>
          </table:table-cell>
          <table:table-cell table:style-name="ce12"/>
          <table:table-cell office:value-type="string" table:style-name="ce6">
            <text:p>Joseph Duysburgh (1846-1936), maître de chorale, qui dirigea la chorale d'enfants qui chanta des chants patriotiques lors de l'inauguration du monument en hommage au roi Léopold Ier, place de la Dynastie, le 21 juillet 1880, à l'occasion du 50ème anniversaire de l'indépendance belge.</text:p>
          </table:table-cell>
          <table:table-cell office:value-type="string" office:string-value="https://osm.org/relation/2978224" table:formula="of:=CONCATENATE(&quot;https://osm.org/&quot;;[.A101];&quot;/&quot;;[.B101])" table:style-name="ce8">
            <text:p>https://osm.org/relation/2978224</text:p>
          </table:table-cell>
          <table:table-cell table:number-columns-repeated="16375" table:style-name="ce12"/>
        </table:table-row>
        <table:table-row table:style-name="ro2">
          <table:table-cell office:value-type="string" table:style-name="ce6">
            <text:p>relation</text:p>
          </table:table-cell>
          <table:table-cell office:value-type="float" office:value="2979963" table:style-name="ce6">
            <text:p>2979963</text:p>
          </table:table-cell>
          <table:table-cell office:value-type="string" table:style-name="ce6">
            <text:p>Rue Pierre Verschelden</text:p>
          </table:table-cell>
          <table:table-cell office:value-type="string" table:style-name="ce6">
            <text:p>Pierre Verscheldenstraat</text:p>
          </table:table-cell>
          <table:table-cell table:style-name="ce12"/>
          <table:table-cell office:value-type="string" table:content-validation-name="val1" table:style-name="ce6">
            <text:p>Homme/Man</text:p>
          </table:table-cell>
          <table:table-cell table:style-name="ce12"/>
          <table:table-cell office:value-type="string" table:style-name="ce6">
            <text:p>Pierre Verschelden (1890-1918), sergent au 2ème régiment de carabiniers-cyclistes, tombé au champ d'honneur. La rue porte ce nom depuis 1956.</text:p>
          </table:table-cell>
          <table:table-cell office:value-type="string" office:string-value="https://osm.org/relation/2979963" table:formula="of:=CONCATENATE(&quot;https://osm.org/&quot;;[.A102];&quot;/&quot;;[.B102])" table:style-name="ce8">
            <text:p>https://osm.org/relation/2979963</text:p>
          </table:table-cell>
          <table:table-cell table:number-columns-repeated="16375" table:style-name="ce12"/>
        </table:table-row>
        <table:table-row table:style-name="ro2">
          <table:table-cell office:value-type="string" table:style-name="ce6">
            <text:p>relation</text:p>
          </table:table-cell>
          <table:table-cell office:value-type="float" office:value="2979993" table:style-name="ce6">
            <text:p>2979993</text:p>
          </table:table-cell>
          <table:table-cell office:value-type="string" table:style-name="ce6">
            <text:p>Rue Ernest Salu</text:p>
          </table:table-cell>
          <table:table-cell office:value-type="string" table:style-name="ce6">
            <text:p>Ernest Salustraat</text:p>
          </table:table-cell>
          <table:table-cell office:value-type="string" table:style-name="ce6">
            <text:p>Q20264353</text:p>
          </table:table-cell>
          <table:table-cell office:value-type="string" table:content-validation-name="val1" table:style-name="ce6">
            <text:p>Homme/Man</text:p>
          </table:table-cell>
          <table:table-cell table:number-columns-repeated="2" table:style-name="ce7"/>
          <table:table-cell office:value-type="string" office:string-value="https://osm.org/relation/2979993" table:formula="of:=CONCATENATE(&quot;https://osm.org/&quot;;[.A103];&quot;/&quot;;[.B103])" table:style-name="ce8">
            <text:p>https://osm.org/relation/2979993</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9994" table:style-name="ce6">
            <text:p>2979994</text:p>
          </table:table-cell>
          <table:table-cell office:value-type="string" table:style-name="ce6">
            <text:p>Rue Gustave Gilson</text:p>
          </table:table-cell>
          <table:table-cell office:value-type="string" table:style-name="ce6">
            <text:p>Gustave Gilsonstraat</text:p>
          </table:table-cell>
          <table:table-cell office:value-type="string" table:style-name="ce6">
            <text:p>Q3479581</text:p>
          </table:table-cell>
          <table:table-cell office:value-type="string" table:content-validation-name="val1" table:style-name="ce6">
            <text:p>Homme/Man</text:p>
          </table:table-cell>
          <table:table-cell table:number-columns-repeated="2" table:style-name="ce7"/>
          <table:table-cell office:value-type="string" office:string-value="https://osm.org/relation/2979994" table:formula="of:=CONCATENATE(&quot;https://osm.org/&quot;;[.A104];&quot;/&quot;;[.B104])" table:style-name="ce8">
            <text:p>https://osm.org/relation/2979994</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79995" table:style-name="ce6">
            <text:p>2979995</text:p>
          </table:table-cell>
          <table:table-cell office:value-type="string" table:style-name="ce6">
            <text:p>Rue Léopold Peret</text:p>
          </table:table-cell>
          <table:table-cell office:value-type="string" table:style-name="ce6">
            <text:p>Leopold Peretstraat</text:p>
          </table:table-cell>
          <table:table-cell table:style-name="ce12"/>
          <table:table-cell office:value-type="string" table:content-validation-name="val1" table:style-name="ce6">
            <text:p>Homme/Man</text:p>
          </table:table-cell>
          <table:table-cell table:style-name="ce12"/>
          <table:table-cell office:value-type="string" table:style-name="ce6">
            <text:p>Léopold Peret, fonctionnaire, mort pour la Patrie en 1915. La rue porte ce nom depuis 1935.</text:p>
          </table:table-cell>
          <table:table-cell office:value-type="string" office:string-value="https://osm.org/relation/2979995" table:formula="of:=CONCATENATE(&quot;https://osm.org/&quot;;[.A105];&quot;/&quot;;[.B105])" table:style-name="ce8">
            <text:p>https://osm.org/relation/2979995</text:p>
          </table:table-cell>
          <table:table-cell table:number-columns-repeated="16375" table:style-name="ce12"/>
        </table:table-row>
        <table:table-row table:style-name="ro2">
          <table:table-cell office:value-type="string" table:style-name="ce6">
            <text:p>relation</text:p>
          </table:table-cell>
          <table:table-cell office:value-type="float" office:value="2980079" table:style-name="ce6">
            <text:p>2980079</text:p>
          </table:table-cell>
          <table:table-cell office:value-type="string" table:style-name="ce6">
            <text:p>Rue Théophile De Baisieux</text:p>
          </table:table-cell>
          <table:table-cell office:value-type="string" table:style-name="ce6">
            <text:p>Théophile De Baisieuxstraat</text:p>
          </table:table-cell>
          <table:table-cell table:style-name="ce12"/>
          <table:table-cell office:value-type="string" table:content-validation-name="val1" table:style-name="ce6">
            <text:p>Homme/Man</text:p>
          </table:table-cell>
          <table:table-cell table:style-name="ce12"/>
          <table:table-cell office:value-type="string" table:style-name="ce6">
            <text:p>le nom d'un professeur et éminent chirurgien de la Faculté de Médecine de l'Université catholique de Louvain, Pierre-Joseph-Théophile Debaisieux (ou De Baisieux) (1847 - le 31 mai 1920).</text:p>
          </table:table-cell>
          <table:table-cell office:value-type="string" office:string-value="https://osm.org/relation/2980079" table:formula="of:=CONCATENATE(&quot;https://osm.org/&quot;;[.A106];&quot;/&quot;;[.B106])" table:style-name="ce8">
            <text:p>https://osm.org/relation/2980079</text:p>
          </table:table-cell>
          <table:table-cell table:number-columns-repeated="16375" table:style-name="ce12"/>
        </table:table-row>
        <table:table-row table:style-name="ro2">
          <table:table-cell office:value-type="string" table:style-name="ce6">
            <text:p>relation</text:p>
          </table:table-cell>
          <table:table-cell office:value-type="float" office:value="2980107" table:style-name="ce6">
            <text:p>2980107</text:p>
          </table:table-cell>
          <table:table-cell office:value-type="string" table:style-name="ce6">
            <text:p>Avenue Guillaume De Greef</text:p>
          </table:table-cell>
          <table:table-cell office:value-type="string" table:style-name="ce6">
            <text:p>Guillaume De Greeflaan</text:p>
          </table:table-cell>
          <table:table-cell office:value-type="string" table:style-name="ce6">
            <text:p>Q5769755</text:p>
          </table:table-cell>
          <table:table-cell office:value-type="string" table:content-validation-name="val1" table:style-name="ce6">
            <text:p>Homme/Man</text:p>
          </table:table-cell>
          <table:table-cell table:number-columns-repeated="2" table:style-name="ce7"/>
          <table:table-cell office:value-type="string" office:string-value="https://osm.org/relation/2980107" table:formula="of:=CONCATENATE(&quot;https://osm.org/&quot;;[.A107];&quot;/&quot;;[.B107])" table:style-name="ce8">
            <text:p>https://osm.org/relation/298010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0117" table:style-name="ce6">
            <text:p>2980117</text:p>
          </table:table-cell>
          <table:table-cell office:value-type="string" table:style-name="ce6">
            <text:p>Avenue Ernest Masoin</text:p>
          </table:table-cell>
          <table:table-cell office:value-type="string" table:style-name="ce6">
            <text:p>Ernest Masoinlaan</text:p>
          </table:table-cell>
          <table:table-cell office:value-type="string" table:style-name="ce6">
            <text:p>Q3057077</text:p>
          </table:table-cell>
          <table:table-cell office:value-type="string" table:content-validation-name="val1" table:style-name="ce6">
            <text:p>Homme/Man</text:p>
          </table:table-cell>
          <table:table-cell table:number-columns-repeated="2" table:style-name="ce7"/>
          <table:table-cell office:value-type="string" office:string-value="https://osm.org/relation/2980117" table:formula="of:=CONCATENATE(&quot;https://osm.org/&quot;;[.A108];&quot;/&quot;;[.B108])" table:style-name="ce8">
            <text:p>https://osm.org/relation/298011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0118" table:style-name="ce6">
            <text:p>2980118</text:p>
          </table:table-cell>
          <table:table-cell office:value-type="string" table:style-name="ce6">
            <text:p>Place Arthur Van Gehuchten</text:p>
          </table:table-cell>
          <table:table-cell office:value-type="string" table:style-name="ce6">
            <text:p>Arthur Van Gehuchtenplein</text:p>
          </table:table-cell>
          <table:table-cell office:value-type="string" table:style-name="ce6">
            <text:p>Q2865369</text:p>
          </table:table-cell>
          <table:table-cell office:value-type="string" table:content-validation-name="val1" table:style-name="ce6">
            <text:p>Homme/Man</text:p>
          </table:table-cell>
          <table:table-cell table:number-columns-repeated="2" table:style-name="ce7"/>
          <table:table-cell office:value-type="string" office:string-value="https://osm.org/relation/2980118" table:formula="of:=CONCATENATE(&quot;https://osm.org/&quot;;[.A109];&quot;/&quot;;[.B109])" table:style-name="ce8">
            <text:p>https://osm.org/relation/2980118</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0122" table:style-name="ce4">
            <text:p>2980122</text:p>
          </table:table-cell>
          <table:table-cell office:value-type="string" table:style-name="ce4">
            <text:p>Clos 't Hof ten Berg</text:p>
          </table:table-cell>
          <table:table-cell office:value-type="string" table:style-name="ce4">
            <text:p>t Hof ten Ber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0122" table:formula="of:=CONCATENATE(&quot;https://osm.org/&quot;;[.A110];&quot;/&quot;;[.B110])" table:style-name="ce5">
            <text:p>https://osm.org/relation/2980122</text:p>
          </table:table-cell>
          <table:table-cell table:number-columns-repeated="16375" table:style-name="ce1"/>
        </table:table-row>
        <table:table-row table:style-name="ro2">
          <table:table-cell office:value-type="string" table:style-name="ce4">
            <text:p>relation</text:p>
          </table:table-cell>
          <table:table-cell office:value-type="float" office:value="2980135" table:style-name="ce4">
            <text:p>2980135</text:p>
          </table:table-cell>
          <table:table-cell office:value-type="string" table:style-name="ce4">
            <text:p>Avenue du Comté de Jette</text:p>
          </table:table-cell>
          <table:table-cell office:value-type="string" table:style-name="ce4">
            <text:p>Graafschap Jette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0135" table:formula="of:=CONCATENATE(&quot;https://osm.org/&quot;;[.A111];&quot;/&quot;;[.B111])" table:style-name="ce5">
            <text:p>https://osm.org/relation/2980135</text:p>
          </table:table-cell>
          <table:table-cell table:number-columns-repeated="16375" table:style-name="ce1"/>
        </table:table-row>
        <table:table-row table:style-name="ro2">
          <table:table-cell office:value-type="string" table:style-name="ce4">
            <text:p>relation</text:p>
          </table:table-cell>
          <table:table-cell office:value-type="float" office:value="2980136" table:style-name="ce4">
            <text:p>2980136</text:p>
          </table:table-cell>
          <table:table-cell office:value-type="string" table:style-name="ce4">
            <text:p>Avenue du Sacré-Coeur</text:p>
          </table:table-cell>
          <table:table-cell office:value-type="string" table:style-name="ce4">
            <text:p>Heilig-Hart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0136" table:formula="of:=CONCATENATE(&quot;https://osm.org/&quot;;[.A112];&quot;/&quot;;[.B112])" table:style-name="ce5">
            <text:p>https://osm.org/relation/2980136</text:p>
          </table:table-cell>
          <table:table-cell table:number-columns-repeated="16375" table:style-name="ce1"/>
        </table:table-row>
        <table:table-row table:style-name="ro2">
          <table:table-cell office:value-type="string" table:style-name="ce4">
            <text:p>relation</text:p>
          </table:table-cell>
          <table:table-cell office:value-type="float" office:value="2980141" table:style-name="ce4">
            <text:p>2980141</text:p>
          </table:table-cell>
          <table:table-cell office:value-type="string" table:style-name="ce4">
            <text:p>Square Jules Lorge</text:p>
          </table:table-cell>
          <table:table-cell office:value-type="string" table:style-name="ce4">
            <text:p>Jules Lorgesquare</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0141" table:formula="of:=CONCATENATE(&quot;https://osm.org/&quot;;[.A113];&quot;/&quot;;[.B113])" table:style-name="ce5">
            <text:p>https://osm.org/relation/2980141</text:p>
          </table:table-cell>
          <table:table-cell table:number-columns-repeated="16375" table:style-name="ce1"/>
        </table:table-row>
        <table:table-row table:style-name="ro2">
          <table:table-cell office:value-type="string" table:style-name="ce6">
            <text:p>relation</text:p>
          </table:table-cell>
          <table:table-cell office:value-type="float" office:value="2980145" table:style-name="ce6">
            <text:p>2980145</text:p>
          </table:table-cell>
          <table:table-cell office:value-type="string" table:style-name="ce6">
            <text:p>Rue Dupré</text:p>
          </table:table-cell>
          <table:table-cell office:value-type="string" table:style-name="ce6">
            <text:p>Dupréstraat</text:p>
          </table:table-cell>
          <table:table-cell table:style-name="ce12"/>
          <table:table-cell office:value-type="string" table:content-validation-name="val1" table:style-name="ce6">
            <text:p>Homme/Man</text:p>
          </table:table-cell>
          <table:table-cell table:style-name="ce12"/>
          <table:table-cell office:value-type="string" table:style-name="ce6">
            <text:p>Pierre Joseph Dupré fut le premier maire de Jette en 1795, notaire et grand propriétaire foncier.</text:p>
          </table:table-cell>
          <table:table-cell office:value-type="string" office:string-value="https://osm.org/relation/2980145" table:formula="of:=CONCATENATE(&quot;https://osm.org/&quot;;[.A114];&quot;/&quot;;[.B114])" table:style-name="ce8">
            <text:p>https://osm.org/relation/2980145</text:p>
          </table:table-cell>
          <table:table-cell table:number-columns-repeated="16375" table:style-name="ce12"/>
        </table:table-row>
        <table:table-row table:style-name="ro2">
          <table:table-cell office:value-type="string" table:style-name="ce4">
            <text:p>relation</text:p>
          </table:table-cell>
          <table:table-cell office:value-type="float" office:value="2980182" table:style-name="ce4">
            <text:p>2980182</text:p>
          </table:table-cell>
          <table:table-cell office:value-type="string" table:style-name="ce4">
            <text:p>Rue Antoine Baeck</text:p>
          </table:table-cell>
          <table:table-cell office:value-type="string" table:style-name="ce4">
            <text:p>Antoine Baeck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0182" table:formula="of:=CONCATENATE(&quot;https://osm.org/&quot;;[.A115];&quot;/&quot;;[.B115])" table:style-name="ce5">
            <text:p>https://osm.org/relation/2980182</text:p>
          </table:table-cell>
          <table:table-cell table:number-columns-repeated="16375" table:style-name="ce1"/>
        </table:table-row>
        <table:table-row table:style-name="ro2">
          <table:table-cell office:value-type="string" table:style-name="ce6">
            <text:p>relation</text:p>
          </table:table-cell>
          <table:table-cell office:value-type="float" office:value="2981053" table:style-name="ce6">
            <text:p>2981053</text:p>
          </table:table-cell>
          <table:table-cell office:value-type="string" table:style-name="ce6">
            <text:p>Rue Bonaventure</text:p>
          </table:table-cell>
          <table:table-cell office:value-type="string" table:style-name="ce6">
            <text:p>Bonaventurestraat</text:p>
          </table:table-cell>
          <table:table-cell office:value-type="string" table:style-name="ce6">
            <text:p>Q20871249</text:p>
          </table:table-cell>
          <table:table-cell office:value-type="string" table:content-validation-name="val1" table:style-name="ce6">
            <text:p>Homme/Man</text:p>
          </table:table-cell>
          <table:table-cell table:number-columns-repeated="2" table:style-name="ce7"/>
          <table:table-cell office:value-type="string" office:string-value="https://osm.org/relation/2981053" table:formula="of:=CONCATENATE(&quot;https://osm.org/&quot;;[.A116];&quot;/&quot;;[.B116])" table:style-name="ce8">
            <text:p>https://osm.org/relation/2981053</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1109" table:style-name="ce6">
            <text:p>2981109</text:p>
          </table:table-cell>
          <table:table-cell office:value-type="string" table:style-name="ce6">
            <text:p>Rue Valère Broekaert</text:p>
          </table:table-cell>
          <table:table-cell office:value-type="string" table:style-name="ce6">
            <text:p>Valère Broekaertstraat</text:p>
          </table:table-cell>
          <table:table-cell table:style-name="ce12"/>
          <table:table-cell office:value-type="string" table:content-validation-name="val1" table:style-name="ce6">
            <text:p>Homme/Man</text:p>
          </table:table-cell>
          <table:table-cell table:style-name="ce12"/>
          <table:table-cell office:value-type="string" table:style-name="ce6">
            <text:p>Valère Broeckaert, agent de police jettois arrêté pendant l'occupation allemande et fusillé au Fort de Breendonk.</text:p>
          </table:table-cell>
          <table:table-cell office:value-type="string" office:string-value="https://osm.org/relation/2981109" table:formula="of:=CONCATENATE(&quot;https://osm.org/&quot;;[.A117];&quot;/&quot;;[.B117])" table:style-name="ce8">
            <text:p>https://osm.org/relation/2981109</text:p>
          </table:table-cell>
          <table:table-cell table:number-columns-repeated="16375" table:style-name="ce12"/>
        </table:table-row>
        <table:table-row table:style-name="ro2">
          <table:table-cell office:value-type="string" table:style-name="ce6">
            <text:p>relation</text:p>
          </table:table-cell>
          <table:table-cell office:value-type="float" office:value="2981121" table:style-name="ce6">
            <text:p>2981121</text:p>
          </table:table-cell>
          <table:table-cell office:value-type="string" table:style-name="ce6">
            <text:p>Rue Frédéric Mohrfeld</text:p>
          </table:table-cell>
          <table:table-cell office:value-type="string" table:style-name="ce6">
            <text:p>Frédéric Mohrfeldstraat</text:p>
          </table:table-cell>
          <table:table-cell table:style-name="ce12"/>
          <table:table-cell office:value-type="string" table:content-validation-name="val1" table:style-name="ce6">
            <text:p>Homme/Man</text:p>
          </table:table-cell>
          <table:table-cell table:style-name="ce12"/>
          <table:table-cell office:value-type="string" table:style-name="ce6">
            <text:p>Frédéric Mohrfeld, officier de police jettois, arrêté par les Allemands pour diffusion de publications clandestines et fusillé au Fort de Breendonk, le 15 mai 1943.</text:p>
          </table:table-cell>
          <table:table-cell office:value-type="string" office:string-value="https://osm.org/relation/2981121" table:formula="of:=CONCATENATE(&quot;https://osm.org/&quot;;[.A118];&quot;/&quot;;[.B118])" table:style-name="ce8">
            <text:p>https://osm.org/relation/2981121</text:p>
          </table:table-cell>
          <table:table-cell table:number-columns-repeated="16375" table:style-name="ce12"/>
        </table:table-row>
        <table:table-row table:style-name="ro2">
          <table:table-cell office:value-type="string" table:style-name="ce4">
            <text:p>relation</text:p>
          </table:table-cell>
          <table:table-cell office:value-type="float" office:value="2981324" table:style-name="ce4">
            <text:p>2981324</text:p>
          </table:table-cell>
          <table:table-cell office:value-type="string" table:style-name="ce4">
            <text:p>Rue René Reniers</text:p>
          </table:table-cell>
          <table:table-cell office:value-type="string" table:style-name="ce4">
            <text:p>René Renier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324" table:formula="of:=CONCATENATE(&quot;https://osm.org/&quot;;[.A119];&quot;/&quot;;[.B119])" table:style-name="ce5">
            <text:p>https://osm.org/relation/2981324</text:p>
          </table:table-cell>
          <table:table-cell table:number-columns-repeated="16375" table:style-name="ce1"/>
        </table:table-row>
        <table:table-row table:style-name="ro2">
          <table:table-cell office:value-type="string" table:style-name="ce6">
            <text:p>relation</text:p>
          </table:table-cell>
          <table:table-cell office:value-type="float" office:value="2981414" table:style-name="ce6">
            <text:p>2981414</text:p>
          </table:table-cell>
          <table:table-cell office:value-type="string" table:style-name="ce6">
            <text:p>Rue Fernande Volral</text:p>
          </table:table-cell>
          <table:table-cell office:value-type="string" table:style-name="ce6">
            <text:p>Fernande Volralstraat</text:p>
          </table:table-cell>
          <table:table-cell office:value-type="string" table:style-name="ce6">
            <text:p>Q16262717</text:p>
          </table:table-cell>
          <table:table-cell office:value-type="string" table:content-validation-name="val1" table:style-name="ce6">
            <text:p>Femme/Vrouw</text:p>
          </table:table-cell>
          <table:table-cell table:number-columns-repeated="2" table:style-name="ce7"/>
          <table:table-cell office:value-type="string" office:string-value="https://osm.org/relation/2981414" table:formula="of:=CONCATENATE(&quot;https://osm.org/&quot;;[.A120];&quot;/&quot;;[.B120])" table:style-name="ce8">
            <text:p>https://osm.org/relation/2981414</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1432" table:style-name="ce4">
            <text:p>2981432</text:p>
          </table:table-cell>
          <table:table-cell office:value-type="string" table:style-name="ce4">
            <text:p>Chaussée de Dieleghem</text:p>
          </table:table-cell>
          <table:table-cell office:value-type="string" table:style-name="ce4">
            <text:p>Dieleghemse Steen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432" table:formula="of:=CONCATENATE(&quot;https://osm.org/&quot;;[.A121];&quot;/&quot;;[.B121])" table:style-name="ce5">
            <text:p>https://osm.org/relation/2981432</text:p>
          </table:table-cell>
          <table:table-cell table:number-columns-repeated="16375" table:style-name="ce1"/>
        </table:table-row>
        <table:table-row table:style-name="ro2">
          <table:table-cell office:value-type="string" table:style-name="ce4">
            <text:p>relation</text:p>
          </table:table-cell>
          <table:table-cell office:value-type="float" office:value="2981441" table:style-name="ce4">
            <text:p>2981441</text:p>
          </table:table-cell>
          <table:table-cell office:value-type="string" table:style-name="ce4">
            <text:p>Rue Decrée</text:p>
          </table:table-cell>
          <table:table-cell office:value-type="string" table:style-name="ce4">
            <text:p>Decréestraat</text:p>
          </table:table-cell>
          <table:table-cell table:style-name="ce1"/>
          <table:table-cell office:value-type="string" table:content-validation-name="val1" table:style-name="ce4">
            <text:p>Femme/Vrouw</text:p>
          </table:table-cell>
          <table:table-cell table:style-name="ce1"/>
          <table:table-cell office:value-type="string" table:style-name="ce4">
            <text:p>Could be Sophie Decrée</text:p>
          </table:table-cell>
          <table:table-cell office:value-type="string" office:string-value="https://osm.org/relation/2981441" table:formula="of:=CONCATENATE(&quot;https://osm.org/&quot;;[.A122];&quot;/&quot;;[.B122])" table:style-name="ce5">
            <text:p>https://osm.org/relation/2981441</text:p>
          </table:table-cell>
          <table:table-cell table:number-columns-repeated="16375" table:style-name="ce1"/>
        </table:table-row>
        <table:table-row table:style-name="ro2">
          <table:table-cell office:value-type="string" table:style-name="ce4">
            <text:p>relation</text:p>
          </table:table-cell>
          <table:table-cell office:value-type="float" office:value="2981459" table:style-name="ce4">
            <text:p>2981459</text:p>
          </table:table-cell>
          <table:table-cell office:value-type="string" table:style-name="ce4">
            <text:p>Avenue de l'Exposition</text:p>
          </table:table-cell>
          <table:table-cell office:value-type="string" table:style-name="ce4">
            <text:p>Tentoonstellings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459" table:formula="of:=CONCATENATE(&quot;https://osm.org/&quot;;[.A123];&quot;/&quot;;[.B123])" table:style-name="ce5">
            <text:p>https://osm.org/relation/2981459</text:p>
          </table:table-cell>
          <table:table-cell table:number-columns-repeated="16375" table:style-name="ce1"/>
        </table:table-row>
        <table:table-row table:style-name="ro2">
          <table:table-cell office:value-type="string" table:style-name="ce6">
            <text:p>relation</text:p>
          </table:table-cell>
          <table:table-cell office:value-type="float" office:value="2981507" table:style-name="ce6">
            <text:p>2981507</text:p>
          </table:table-cell>
          <table:table-cell office:value-type="string" table:style-name="ce6">
            <text:p>Avenue Capart</text:p>
          </table:table-cell>
          <table:table-cell office:value-type="string" table:style-name="ce6">
            <text:p>Capartlaan</text:p>
          </table:table-cell>
          <table:table-cell office:value-type="string" table:style-name="ce6">
            <text:p>Q2373298</text:p>
          </table:table-cell>
          <table:table-cell office:value-type="string" table:content-validation-name="val1" table:style-name="ce6">
            <text:p>Homme/Man</text:p>
          </table:table-cell>
          <table:table-cell table:number-columns-repeated="2" table:style-name="ce7"/>
          <table:table-cell office:value-type="string" office:string-value="https://osm.org/relation/2981507" table:formula="of:=CONCATENATE(&quot;https://osm.org/&quot;;[.A124];&quot;/&quot;;[.B124])" table:style-name="ce8">
            <text:p>https://osm.org/relation/2981507</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1508" table:style-name="ce4">
            <text:p>2981508</text:p>
          </table:table-cell>
          <table:table-cell office:value-type="string" table:style-name="ce4">
            <text:p>Rue de l'Abbaye de Dieleghem</text:p>
          </table:table-cell>
          <table:table-cell office:value-type="string" table:style-name="ce4">
            <text:p>Abdij van Dieleghem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508" table:formula="of:=CONCATENATE(&quot;https://osm.org/&quot;;[.A125];&quot;/&quot;;[.B125])" table:style-name="ce5">
            <text:p>https://osm.org/relation/2981508</text:p>
          </table:table-cell>
          <table:table-cell table:number-columns-repeated="16375" table:style-name="ce1"/>
        </table:table-row>
        <table:table-row table:style-name="ro2">
          <table:table-cell office:value-type="string" table:style-name="ce6">
            <text:p>relation</text:p>
          </table:table-cell>
          <table:table-cell office:value-type="float" office:value="2981538" table:style-name="ce6">
            <text:p>2981538</text:p>
          </table:table-cell>
          <table:table-cell office:value-type="string" table:style-name="ce6">
            <text:p>Avenue Henri Liebrecht</text:p>
          </table:table-cell>
          <table:table-cell office:value-type="string" table:style-name="ce6">
            <text:p>Henri Liebrechtlaan</text:p>
          </table:table-cell>
          <table:table-cell office:value-type="string" table:style-name="ce6">
            <text:p>Q3131489</text:p>
          </table:table-cell>
          <table:table-cell office:value-type="string" table:content-validation-name="val1" table:style-name="ce6">
            <text:p>Homme/Man</text:p>
          </table:table-cell>
          <table:table-cell table:number-columns-repeated="2" table:style-name="ce7"/>
          <table:table-cell office:value-type="string" office:string-value="https://osm.org/relation/2981538" table:formula="of:=CONCATENATE(&quot;https://osm.org/&quot;;[.A126];&quot;/&quot;;[.B126])" table:style-name="ce8">
            <text:p>https://osm.org/relation/2981538</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1539" table:style-name="ce4">
            <text:p>2981539</text:p>
          </table:table-cell>
          <table:table-cell office:value-type="string" table:style-name="ce4">
            <text:p>Rue Remy Soetens</text:p>
          </table:table-cell>
          <table:table-cell office:value-type="string" table:style-name="ce4">
            <text:p>Remy Soeten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539" table:formula="of:=CONCATENATE(&quot;https://osm.org/&quot;;[.A127];&quot;/&quot;;[.B127])" table:style-name="ce5">
            <text:p>https://osm.org/relation/2981539</text:p>
          </table:table-cell>
          <table:table-cell table:number-columns-repeated="16375" table:style-name="ce1"/>
        </table:table-row>
        <table:table-row table:style-name="ro2">
          <table:table-cell office:value-type="string" table:style-name="ce4">
            <text:p>relation</text:p>
          </table:table-cell>
          <table:table-cell office:value-type="float" office:value="2981556" table:style-name="ce4">
            <text:p>2981556</text:p>
          </table:table-cell>
          <table:table-cell office:value-type="string" table:style-name="ce4">
            <text:p>Place de l'Ancienne Barrière</text:p>
          </table:table-cell>
          <table:table-cell office:value-type="string" table:style-name="ce4">
            <text:p>Oude-Afspannings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556" table:formula="of:=CONCATENATE(&quot;https://osm.org/&quot;;[.A128];&quot;/&quot;;[.B128])" table:style-name="ce5">
            <text:p>https://osm.org/relation/2981556</text:p>
          </table:table-cell>
          <table:table-cell table:number-columns-repeated="16375" table:style-name="ce1"/>
        </table:table-row>
        <table:table-row table:style-name="ro2">
          <table:table-cell office:value-type="string" table:style-name="ce6">
            <text:p>relation</text:p>
          </table:table-cell>
          <table:table-cell office:value-type="float" office:value="2981557" table:style-name="ce6">
            <text:p>2981557</text:p>
          </table:table-cell>
          <table:table-cell office:value-type="string" table:style-name="ce6">
            <text:p>Rue Eugène De Smet</text:p>
          </table:table-cell>
          <table:table-cell office:value-type="string" table:style-name="ce6">
            <text:p>Eugène De Smetstraat</text:p>
          </table:table-cell>
          <table:table-cell office:value-type="string" table:style-name="ce6">
            <text:p>Q2182109</text:p>
          </table:table-cell>
          <table:table-cell office:value-type="string" table:content-validation-name="val1" table:style-name="ce6">
            <text:p>Homme/Man</text:p>
          </table:table-cell>
          <table:table-cell table:number-columns-repeated="2" table:style-name="ce7"/>
          <table:table-cell office:value-type="string" office:string-value="https://osm.org/relation/2981557" table:formula="of:=CONCATENATE(&quot;https://osm.org/&quot;;[.A129];&quot;/&quot;;[.B129])" table:style-name="ce8">
            <text:p>https://osm.org/relation/2981557</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1571" table:style-name="ce4">
            <text:p>2981571</text:p>
          </table:table-cell>
          <table:table-cell office:value-type="string" table:style-name="ce4">
            <text:p>Rue Guillaume Beliën</text:p>
          </table:table-cell>
          <table:table-cell office:value-type="string" table:style-name="ce4">
            <text:p>Guillaume Beliën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571" table:formula="of:=CONCATENATE(&quot;https://osm.org/&quot;;[.A130];&quot;/&quot;;[.B130])" table:style-name="ce5">
            <text:p>https://osm.org/relation/2981571</text:p>
          </table:table-cell>
          <table:table-cell table:number-columns-repeated="16375" table:style-name="ce1"/>
        </table:table-row>
        <table:table-row table:style-name="ro2">
          <table:table-cell office:value-type="string" table:style-name="ce4">
            <text:p>relation</text:p>
          </table:table-cell>
          <table:table-cell office:value-type="float" office:value="2981572" table:style-name="ce4">
            <text:p>2981572</text:p>
          </table:table-cell>
          <table:table-cell office:value-type="string" table:style-name="ce4">
            <text:p>Rue Joseph Schuermans</text:p>
          </table:table-cell>
          <table:table-cell office:value-type="string" table:style-name="ce4">
            <text:p>Joseph Schuerman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572" table:formula="of:=CONCATENATE(&quot;https://osm.org/&quot;;[.A131];&quot;/&quot;;[.B131])" table:style-name="ce5">
            <text:p>https://osm.org/relation/2981572</text:p>
          </table:table-cell>
          <table:table-cell table:number-columns-repeated="16375" table:style-name="ce1"/>
        </table:table-row>
        <table:table-row table:style-name="ro2">
          <table:table-cell office:value-type="string" table:style-name="ce6">
            <text:p>relation</text:p>
          </table:table-cell>
          <table:table-cell office:value-type="float" office:value="2981584" table:style-name="ce6">
            <text:p>2981584</text:p>
          </table:table-cell>
          <table:table-cell office:value-type="string" table:style-name="ce6">
            <text:p>Avenue Jaak Pieter Ballings</text:p>
          </table:table-cell>
          <table:table-cell office:value-type="string" table:style-name="ce6">
            <text:p>Jaak Pieter Ballingslaan</text:p>
          </table:table-cell>
          <table:table-cell office:value-type="string" table:style-name="ce6">
            <text:p>Q1895328</text:p>
          </table:table-cell>
          <table:table-cell office:value-type="string" table:content-validation-name="val1" table:style-name="ce6">
            <text:p>Homme/Man</text:p>
          </table:table-cell>
          <table:table-cell table:number-columns-repeated="2" table:style-name="ce7"/>
          <table:table-cell office:value-type="string" office:string-value="https://osm.org/relation/2981584" table:formula="of:=CONCATENATE(&quot;https://osm.org/&quot;;[.A132];&quot;/&quot;;[.B132])" table:style-name="ce8">
            <text:p>https://osm.org/relation/2981584</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1599" table:style-name="ce4">
            <text:p>2981599</text:p>
          </table:table-cell>
          <table:table-cell office:value-type="string" table:style-name="ce4">
            <text:p>Rue Jean Tiebackx</text:p>
          </table:table-cell>
          <table:table-cell office:value-type="string" table:style-name="ce4">
            <text:p>Jan Tiebackx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599" table:formula="of:=CONCATENATE(&quot;https://osm.org/&quot;;[.A133];&quot;/&quot;;[.B133])" table:style-name="ce5">
            <text:p>https://osm.org/relation/2981599</text:p>
          </table:table-cell>
          <table:table-cell table:number-columns-repeated="16375" table:style-name="ce1"/>
        </table:table-row>
        <table:table-row table:style-name="ro2">
          <table:table-cell office:value-type="string" table:style-name="ce4">
            <text:p>relation</text:p>
          </table:table-cell>
          <table:table-cell office:value-type="float" office:value="2981621" table:style-name="ce4">
            <text:p>2981621</text:p>
          </table:table-cell>
          <table:table-cell office:value-type="string" table:style-name="ce4">
            <text:p>Rue Alexandre Wouters</text:p>
          </table:table-cell>
          <table:table-cell office:value-type="string" table:style-name="ce4">
            <text:p>Alexandre Wouters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621" table:formula="of:=CONCATENATE(&quot;https://osm.org/&quot;;[.A134];&quot;/&quot;;[.B134])" table:style-name="ce5">
            <text:p>https://osm.org/relation/2981621</text:p>
          </table:table-cell>
          <table:table-cell table:number-columns-repeated="16375" table:style-name="ce1"/>
        </table:table-row>
        <table:table-row table:style-name="ro2">
          <table:table-cell office:value-type="string" table:style-name="ce4">
            <text:p>relation</text:p>
          </table:table-cell>
          <table:table-cell office:value-type="float" office:value="2981686" table:style-name="ce4">
            <text:p>2981686</text:p>
          </table:table-cell>
          <table:table-cell office:value-type="string" table:style-name="ce4">
            <text:p>Clos Jecta</text:p>
          </table:table-cell>
          <table:table-cell office:value-type="string" table:style-name="ce4">
            <text:p>Jectagaarde</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686" table:formula="of:=CONCATENATE(&quot;https://osm.org/&quot;;[.A135];&quot;/&quot;;[.B135])" table:style-name="ce5">
            <text:p>https://osm.org/relation/2981686</text:p>
          </table:table-cell>
          <table:table-cell table:number-columns-repeated="16375" table:style-name="ce1"/>
        </table:table-row>
        <table:table-row table:style-name="ro2">
          <table:table-cell office:value-type="string" table:style-name="ce4">
            <text:p>relation</text:p>
          </table:table-cell>
          <table:table-cell office:value-type="float" office:value="2981690" table:style-name="ce4">
            <text:p>2981690</text:p>
          </table:table-cell>
          <table:table-cell office:value-type="string" table:style-name="ce4">
            <text:p>Avenue Van Engeland</text:p>
          </table:table-cell>
          <table:table-cell office:value-type="string" table:style-name="ce4">
            <text:p>Van Engelandlaan</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Ambigu</text:p>
          </table:table-cell>
          <table:table-cell office:value-type="string" office:string-value="https://osm.org/relation/2981690" table:formula="of:=CONCATENATE(&quot;https://osm.org/&quot;;[.A136];&quot;/&quot;;[.B136])" table:style-name="ce5">
            <text:p>https://osm.org/relation/2981690</text:p>
          </table:table-cell>
          <table:table-cell table:number-columns-repeated="16375" table:style-name="ce1"/>
        </table:table-row>
        <table:table-row table:style-name="ro2">
          <table:table-cell office:value-type="string" table:style-name="ce4">
            <text:p>relation</text:p>
          </table:table-cell>
          <table:table-cell office:value-type="float" office:value="2981704" table:style-name="ce4">
            <text:p>2981704</text:p>
          </table:table-cell>
          <table:table-cell office:value-type="string" table:style-name="ce4">
            <text:p>Avenue Jacques Swartenbrouck</text:p>
          </table:table-cell>
          <table:table-cell office:value-type="string" table:style-name="ce4">
            <text:p>Jacques Swartenbrouck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1704" table:formula="of:=CONCATENATE(&quot;https://osm.org/&quot;;[.A137];&quot;/&quot;;[.B137])" table:style-name="ce5">
            <text:p>https://osm.org/relation/2981704</text:p>
          </table:table-cell>
          <table:table-cell table:number-columns-repeated="16375" table:style-name="ce1"/>
        </table:table-row>
        <table:table-row table:style-name="ro2">
          <table:table-cell office:value-type="string" table:style-name="ce4">
            <text:p>relation</text:p>
          </table:table-cell>
          <table:table-cell office:value-type="float" office:value="2981705" table:style-name="ce4">
            <text:p>2981705</text:p>
          </table:table-cell>
          <table:table-cell office:value-type="string" table:style-name="ce4">
            <text:p>Clos 't Jaegerke</text:p>
          </table:table-cell>
          <table:table-cell office:value-type="string" table:style-name="ce4">
            <text:p>t Jaegerke</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705" table:formula="of:=CONCATENATE(&quot;https://osm.org/&quot;;[.A138];&quot;/&quot;;[.B138])" table:style-name="ce5">
            <text:p>https://osm.org/relation/2981705</text:p>
          </table:table-cell>
          <table:table-cell table:number-columns-repeated="16375" table:style-name="ce1"/>
        </table:table-row>
        <table:table-row table:style-name="ro2">
          <table:table-cell office:value-type="string" table:style-name="ce4">
            <text:p>relation</text:p>
          </table:table-cell>
          <table:table-cell office:value-type="float" office:value="2981717" table:style-name="ce4">
            <text:p>2981717</text:p>
          </table:table-cell>
          <table:table-cell office:value-type="string" table:style-name="ce4">
            <text:p>Avenue du Heymbosch</text:p>
          </table:table-cell>
          <table:table-cell office:value-type="string" table:style-name="ce4">
            <text:p>Heymbosch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1717" table:formula="of:=CONCATENATE(&quot;https://osm.org/&quot;;[.A139];&quot;/&quot;;[.B139])" table:style-name="ce5">
            <text:p>https://osm.org/relation/2981717</text:p>
          </table:table-cell>
          <table:table-cell table:number-columns-repeated="16375" table:style-name="ce1"/>
        </table:table-row>
        <table:table-row table:style-name="ro2">
          <table:table-cell office:value-type="string" table:style-name="ce4">
            <text:p>relation</text:p>
          </table:table-cell>
          <table:table-cell office:value-type="float" office:value="2982117" table:style-name="ce4">
            <text:p>2982117</text:p>
          </table:table-cell>
          <table:table-cell office:value-type="string" table:style-name="ce4">
            <text:p>Rond-Point de la Cité Jardin</text:p>
          </table:table-cell>
          <table:table-cell office:value-type="string" table:style-name="ce4">
            <text:p>Tuinwijk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2117" table:formula="of:=CONCATENATE(&quot;https://osm.org/&quot;;[.A140];&quot;/&quot;;[.B140])" table:style-name="ce5">
            <text:p>https://osm.org/relation/2982117</text:p>
          </table:table-cell>
          <table:table-cell table:number-columns-repeated="16375" table:style-name="ce1"/>
        </table:table-row>
        <table:table-row table:style-name="ro2">
          <table:table-cell office:value-type="string" table:style-name="ce4">
            <text:p>relation</text:p>
          </table:table-cell>
          <table:table-cell office:value-type="float" office:value="2982119" table:style-name="ce4">
            <text:p>2982119</text:p>
          </table:table-cell>
          <table:table-cell office:value-type="string" table:style-name="ce4">
            <text:p>Rue Jean Baudoux</text:p>
          </table:table-cell>
          <table:table-cell office:value-type="string" table:style-name="ce4">
            <text:p>Jean Baudoux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2119" table:formula="of:=CONCATENATE(&quot;https://osm.org/&quot;;[.A141];&quot;/&quot;;[.B141])" table:style-name="ce5">
            <text:p>https://osm.org/relation/2982119</text:p>
          </table:table-cell>
          <table:table-cell table:number-columns-repeated="16375" table:style-name="ce1"/>
        </table:table-row>
        <table:table-row table:style-name="ro2">
          <table:table-cell office:value-type="string" table:style-name="ce6">
            <text:p>relation</text:p>
          </table:table-cell>
          <table:table-cell office:value-type="float" office:value="2982212" table:style-name="ce6">
            <text:p>2982212</text:p>
          </table:table-cell>
          <table:table-cell office:value-type="string" table:style-name="ce6">
            <text:p>Avenue Joseph De Heyn</text:p>
          </table:table-cell>
          <table:table-cell office:value-type="string" table:style-name="ce6">
            <text:p>Joseph De Heynlaan</text:p>
          </table:table-cell>
          <table:table-cell table:style-name="ce12"/>
          <table:table-cell office:value-type="string" table:content-validation-name="val1" table:style-name="ce6">
            <text:p>Homme/Man</text:p>
          </table:table-cell>
          <table:table-cell table:style-name="ce12"/>
          <table:table-cell office:value-type="string" table:style-name="ce6">
            <text:p>Joseph De Heyn (1893-1914), mort pour la Patrie.</text:p>
          </table:table-cell>
          <table:table-cell office:value-type="string" office:string-value="https://osm.org/relation/2982212" table:formula="of:=CONCATENATE(&quot;https://osm.org/&quot;;[.A142];&quot;/&quot;;[.B142])" table:style-name="ce8">
            <text:p>https://osm.org/relation/2982212</text:p>
          </table:table-cell>
          <table:table-cell table:number-columns-repeated="16375" table:style-name="ce12"/>
        </table:table-row>
        <table:table-row table:style-name="ro2">
          <table:table-cell office:value-type="string" table:style-name="ce6">
            <text:p>relation</text:p>
          </table:table-cell>
          <table:table-cell office:value-type="float" office:value="2982287" table:style-name="ce6">
            <text:p>2982287</text:p>
          </table:table-cell>
          <table:table-cell office:value-type="string" table:style-name="ce6">
            <text:p>Avenue Stiénon</text:p>
          </table:table-cell>
          <table:table-cell office:value-type="string" table:style-name="ce6">
            <text:p>Stiénonlaan</text:p>
          </table:table-cell>
          <table:table-cell table:style-name="ce12"/>
          <table:table-cell office:value-type="string" table:content-validation-name="val1" table:style-name="ce6">
            <text:p>Homme/Man</text:p>
          </table:table-cell>
          <table:table-cell table:style-name="ce12"/>
          <table:table-cell office:value-type="string" table:style-name="ce6">
            <text:p>Léon Stienon (1850-1945), docteur en médecine, professeur à l'Université de Bruxelles, en raison du voisinage de l'hôpital Brugmann.<text:s text:c="2"/></text:p>
          </table:table-cell>
          <table:table-cell office:value-type="string" office:string-value="https://osm.org/relation/2982287" table:formula="of:=CONCATENATE(&quot;https://osm.org/&quot;;[.A143];&quot;/&quot;;[.B143])" table:style-name="ce8">
            <text:p>https://osm.org/relation/2982287</text:p>
          </table:table-cell>
          <table:table-cell table:number-columns-repeated="16375" table:style-name="ce12"/>
        </table:table-row>
        <table:table-row table:style-name="ro2">
          <table:table-cell office:value-type="string" table:style-name="ce4">
            <text:p>relation</text:p>
          </table:table-cell>
          <table:table-cell office:value-type="float" office:value="2982295" table:style-name="ce4">
            <text:p>2982295</text:p>
          </table:table-cell>
          <table:table-cell office:value-type="string" table:style-name="ce4">
            <text:p>Rue Corneille Hoornaert</text:p>
          </table:table-cell>
          <table:table-cell office:value-type="string" table:style-name="ce4">
            <text:p>Corneille Hoornaert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2295" table:formula="of:=CONCATENATE(&quot;https://osm.org/&quot;;[.A144];&quot;/&quot;;[.B144])" table:style-name="ce5">
            <text:p>https://osm.org/relation/2982295</text:p>
          </table:table-cell>
          <table:table-cell table:number-columns-repeated="16375" table:style-name="ce1"/>
        </table:table-row>
        <table:table-row table:style-name="ro2">
          <table:table-cell office:value-type="string" table:style-name="ce4">
            <text:p>relation</text:p>
          </table:table-cell>
          <table:table-cell office:value-type="float" office:value="2982306" table:style-name="ce4">
            <text:p>2982306</text:p>
          </table:table-cell>
          <table:table-cell office:value-type="string" table:style-name="ce4">
            <text:p>Rue Edouard De Grijse</text:p>
          </table:table-cell>
          <table:table-cell office:value-type="string" table:style-name="ce4">
            <text:p>Edouard De Grijse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2306" table:formula="of:=CONCATENATE(&quot;https://osm.org/&quot;;[.A145];&quot;/&quot;;[.B145])" table:style-name="ce5">
            <text:p>https://osm.org/relation/2982306</text:p>
          </table:table-cell>
          <table:table-cell table:number-columns-repeated="16375" table:style-name="ce1"/>
        </table:table-row>
        <table:table-row table:style-name="ro2">
          <table:table-cell office:value-type="string" table:style-name="ce9">
            <text:p>relation</text:p>
          </table:table-cell>
          <table:table-cell office:value-type="float" office:value="2982615" table:style-name="ce9">
            <text:p>2982615</text:p>
          </table:table-cell>
          <table:table-cell office:value-type="string" table:style-name="ce9">
            <text:p>Avenue Rommelaere</text:p>
          </table:table-cell>
          <table:table-cell office:value-type="string" table:style-name="ce9">
            <text:p>Rommelaerelaan</text:p>
          </table:table-cell>
          <table:table-cell office:value-type="string" table:style-name="ce9">
            <text:p>Q65113081</text:p>
          </table:table-cell>
          <table:table-cell office:value-type="string" table:content-validation-name="val1" table:style-name="ce9">
            <text:p>Pas une personne/Geen persoon</text:p>
          </table:table-cell>
          <table:table-cell table:style-name="ce10"/>
          <table:table-cell office:value-type="string" table:style-name="ce9">
            <text:p>Family name</text:p>
          </table:table-cell>
          <table:table-cell office:value-type="string" office:string-value="https://osm.org/relation/2982615" table:formula="of:=CONCATENATE(&quot;https://osm.org/&quot;;[.A146];&quot;/&quot;;[.B146])" table:style-name="ce11">
            <text:p>https://osm.org/relation/2982615</text:p>
          </table:table-cell>
          <table:table-cell table:number-columns-repeated="17" table:style-name="ce10"/>
          <table:table-cell table:number-columns-repeated="16358"/>
        </table:table-row>
        <table:table-row table:style-name="ro2">
          <table:table-cell office:value-type="string" table:style-name="ce6">
            <text:p>relation</text:p>
          </table:table-cell>
          <table:table-cell office:value-type="float" office:value="2982617" table:style-name="ce6">
            <text:p>2982617</text:p>
          </table:table-cell>
          <table:table-cell office:value-type="string" table:style-name="ce6">
            <text:p>Avenue Albert Brachet</text:p>
          </table:table-cell>
          <table:table-cell office:value-type="string" table:style-name="ce6">
            <text:p>Albert Brachetlaan</text:p>
          </table:table-cell>
          <table:table-cell office:value-type="string" table:style-name="ce6">
            <text:p>Q1921361</text:p>
          </table:table-cell>
          <table:table-cell office:value-type="string" table:content-validation-name="val1" table:style-name="ce6">
            <text:p>Homme/Man</text:p>
          </table:table-cell>
          <table:table-cell table:number-columns-repeated="2" table:style-name="ce7"/>
          <table:table-cell office:value-type="string" office:string-value="https://osm.org/relation/2982617" table:formula="of:=CONCATENATE(&quot;https://osm.org/&quot;;[.A147];&quot;/&quot;;[.B147])" table:style-name="ce8">
            <text:p>https://osm.org/relation/298261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2998" table:style-name="ce6">
            <text:p>2982998</text:p>
          </table:table-cell>
          <table:table-cell office:value-type="string" table:style-name="ce6">
            <text:p>Avenue Jean-Baptiste Depaire</text:p>
          </table:table-cell>
          <table:table-cell office:value-type="string" table:style-name="ce6">
            <text:p>Jean-Baptiste Depairelaan</text:p>
          </table:table-cell>
          <table:table-cell table:style-name="ce12"/>
          <table:table-cell office:value-type="string" table:content-validation-name="val1" table:style-name="ce6">
            <text:p>Homme/Man</text:p>
          </table:table-cell>
          <table:table-cell table:style-name="ce12"/>
          <table:table-cell office:value-type="string" table:style-name="ce6">
            <text:p>Jean-Baptiste Depaire (Tongrinne, 1824 - Boitsfort, 1910), professeur et recteur de l'Université de Bruxelles.</text:p>
          </table:table-cell>
          <table:table-cell office:value-type="string" office:string-value="https://osm.org/relation/2982998" table:formula="of:=CONCATENATE(&quot;https://osm.org/&quot;;[.A148];&quot;/&quot;;[.B148])" table:style-name="ce8">
            <text:p>https://osm.org/relation/2982998</text:p>
          </table:table-cell>
          <table:table-cell table:number-columns-repeated="16375" table:style-name="ce12"/>
        </table:table-row>
        <table:table-row table:style-name="ro2">
          <table:table-cell office:value-type="string" table:style-name="ce4">
            <text:p>relation</text:p>
          </table:table-cell>
          <table:table-cell office:value-type="float" office:value="2983000" table:style-name="ce4">
            <text:p>2983000</text:p>
          </table:table-cell>
          <table:table-cell office:value-type="string" table:style-name="ce4">
            <text:p>Avenue Maurice Dekeyser</text:p>
          </table:table-cell>
          <table:table-cell office:value-type="string" table:style-name="ce4">
            <text:p>Maurice Dekeyser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3000" table:formula="of:=CONCATENATE(&quot;https://osm.org/&quot;;[.A149];&quot;/&quot;;[.B149])" table:style-name="ce5">
            <text:p>https://osm.org/relation/2983000</text:p>
          </table:table-cell>
          <table:table-cell table:number-columns-repeated="16375" table:style-name="ce1"/>
        </table:table-row>
        <table:table-row table:style-name="ro2">
          <table:table-cell office:value-type="string" table:style-name="ce4">
            <text:p>relation</text:p>
          </table:table-cell>
          <table:table-cell office:value-type="float" office:value="2983001" table:style-name="ce4">
            <text:p>2983001</text:p>
          </table:table-cell>
          <table:table-cell office:value-type="string" table:style-name="ce4">
            <text:p>Avenue Vincent Vandermaelen</text:p>
          </table:table-cell>
          <table:table-cell office:value-type="string" table:style-name="ce4">
            <text:p>Vincent Vandermaelen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3001" table:formula="of:=CONCATENATE(&quot;https://osm.org/&quot;;[.A150];&quot;/&quot;;[.B150])" table:style-name="ce5">
            <text:p>https://osm.org/relation/2983001</text:p>
          </table:table-cell>
          <table:table-cell table:number-columns-repeated="16375" table:style-name="ce1"/>
        </table:table-row>
        <table:table-row table:style-name="ro2">
          <table:table-cell office:value-type="string" table:style-name="ce16">
            <text:p>relation</text:p>
          </table:table-cell>
          <table:table-cell office:value-type="float" office:value="2983002" table:style-name="ce16">
            <text:p>2983002</text:p>
          </table:table-cell>
          <table:table-cell office:value-type="string" table:style-name="ce16">
            <text:p>Square Robert Allein</text:p>
          </table:table-cell>
          <table:table-cell office:value-type="string" table:style-name="ce16">
            <text:p>Square Robert Allein</text:p>
          </table:table-cell>
          <table:table-cell table:style-name="ce17"/>
          <table:table-cell office:value-type="string" table:content-validation-name="val1" table:style-name="ce16">
            <text:p>Homme/Man</text:p>
          </table:table-cell>
          <table:table-cell table:style-name="ce17"/>
          <table:table-cell office:value-type="string" table:style-name="ce16">
            <text:p>Robert Allein (1919-), militaire mort pour la Patrie.</text:p>
          </table:table-cell>
          <table:table-cell office:value-type="string" office:string-value="https://osm.org/relation/2983002" table:formula="of:=CONCATENATE(&quot;https://osm.org/&quot;;[.A151];&quot;/&quot;;[.B151])" table:style-name="ce18">
            <text:p>https://osm.org/relation/2983002</text:p>
          </table:table-cell>
          <table:table-cell table:number-columns-repeated="16375" table:style-name="ce17"/>
        </table:table-row>
        <table:table-row table:style-name="ro2">
          <table:table-cell office:value-type="string" table:style-name="ce6">
            <text:p>relation</text:p>
          </table:table-cell>
          <table:table-cell office:value-type="float" office:value="2983005" table:style-name="ce6">
            <text:p>2983005</text:p>
          </table:table-cell>
          <table:table-cell office:value-type="string" table:style-name="ce6">
            <text:p>Avenue Emile Van Ermengem</text:p>
          </table:table-cell>
          <table:table-cell office:value-type="string" table:style-name="ce6">
            <text:p>Emile Van Ermengemlaan</text:p>
          </table:table-cell>
          <table:table-cell office:value-type="string" table:style-name="ce6">
            <text:p>Q1337255</text:p>
          </table:table-cell>
          <table:table-cell office:value-type="string" table:content-validation-name="val1" table:style-name="ce6">
            <text:p>Homme/Man</text:p>
          </table:table-cell>
          <table:table-cell table:number-columns-repeated="2" table:style-name="ce7"/>
          <table:table-cell office:value-type="string" office:string-value="https://osm.org/relation/2983005" table:formula="of:=CONCATENATE(&quot;https://osm.org/&quot;;[.A152];&quot;/&quot;;[.B152])" table:style-name="ce8">
            <text:p>https://osm.org/relation/2983005</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010" table:style-name="ce6">
            <text:p>2983010</text:p>
          </table:table-cell>
          <table:table-cell office:value-type="string" table:style-name="ce6">
            <text:p>Avenue Jean Palfijn</text:p>
          </table:table-cell>
          <table:table-cell office:value-type="string" table:style-name="ce6">
            <text:p>Jean Palfijnlaan</text:p>
          </table:table-cell>
          <table:table-cell office:value-type="string" table:style-name="ce6">
            <text:p>Q1682107</text:p>
          </table:table-cell>
          <table:table-cell office:value-type="string" table:content-validation-name="val1" table:style-name="ce6">
            <text:p>Homme/Man</text:p>
          </table:table-cell>
          <table:table-cell table:number-columns-repeated="2" table:style-name="ce7"/>
          <table:table-cell office:value-type="string" office:string-value="https://osm.org/relation/2983010" table:formula="of:=CONCATENATE(&quot;https://osm.org/&quot;;[.A153];&quot;/&quot;;[.B153])" table:style-name="ce8">
            <text:p>https://osm.org/relation/2983010</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3045" table:style-name="ce4">
            <text:p>2983045</text:p>
          </table:table-cell>
          <table:table-cell office:value-type="string" table:style-name="ce4">
            <text:p>Avenue de l'Arbre Ballon</text:p>
          </table:table-cell>
          <table:table-cell office:value-type="string" table:style-name="ce4">
            <text:p>Dikke-Beuk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045" table:formula="of:=CONCATENATE(&quot;https://osm.org/&quot;;[.A154];&quot;/&quot;;[.B154])" table:style-name="ce5">
            <text:p>https://osm.org/relation/2983045</text:p>
          </table:table-cell>
          <table:table-cell table:number-columns-repeated="16375" table:style-name="ce1"/>
        </table:table-row>
        <table:table-row table:style-name="ro2">
          <table:table-cell office:value-type="string" table:style-name="ce4">
            <text:p>relation</text:p>
          </table:table-cell>
          <table:table-cell office:value-type="float" office:value="2983049" table:style-name="ce4">
            <text:p>2983049</text:p>
          </table:table-cell>
          <table:table-cell office:value-type="string" table:style-name="ce4">
            <text:p>Clos Joseph Otten</text:p>
          </table:table-cell>
          <table:table-cell office:value-type="string" table:style-name="ce4">
            <text:p>Joseph Ottengaarde</text:p>
          </table:table-cell>
          <table:table-cell table:style-name="ce1"/>
          <table:table-cell office:value-type="string" table:content-validation-name="val1" table:style-name="ce4">
            <text:p>Homme/Man</text:p>
          </table:table-cell>
          <table:table-cell table:style-name="ce1"/>
          <table:table-cell office:value-type="string" table:style-name="ce4">
            <text:p>Could be https://www.wikidata.org/wiki/Q17000416</text:p>
          </table:table-cell>
          <table:table-cell office:value-type="string" office:string-value="https://osm.org/relation/2983049" table:formula="of:=CONCATENATE(&quot;https://osm.org/&quot;;[.A155];&quot;/&quot;;[.B155])" table:style-name="ce5">
            <text:p>https://osm.org/relation/2983049</text:p>
          </table:table-cell>
          <table:table-cell table:number-columns-repeated="16375" table:style-name="ce1"/>
        </table:table-row>
        <table:table-row table:style-name="ro2">
          <table:table-cell office:value-type="string" table:style-name="ce16">
            <text:p>relation</text:p>
          </table:table-cell>
          <table:table-cell office:value-type="float" office:value="2983055" table:style-name="ce16">
            <text:p>2983055</text:p>
          </table:table-cell>
          <table:table-cell office:value-type="string" table:style-name="ce16">
            <text:p>Rue Maurice Van Rolleghem</text:p>
          </table:table-cell>
          <table:table-cell office:value-type="string" table:style-name="ce16">
            <text:p>Maurice Van Rolleghemstraat</text:p>
          </table:table-cell>
          <table:table-cell table:style-name="ce17"/>
          <table:table-cell office:value-type="string" table:content-validation-name="val1" table:style-name="ce16">
            <text:p>Homme/Man</text:p>
          </table:table-cell>
          <table:table-cell table:style-name="ce17"/>
          <table:table-cell office:value-type="string" table:style-name="ce16">
            <text:p>Maurice Van Rolleghem (1879-1977), industriel, conseiller communal et échevin jettois.</text:p>
          </table:table-cell>
          <table:table-cell office:value-type="string" office:string-value="https://osm.org/relation/2983055" table:formula="of:=CONCATENATE(&quot;https://osm.org/&quot;;[.A156];&quot;/&quot;;[.B156])" table:style-name="ce18">
            <text:p>https://osm.org/relation/2983055</text:p>
          </table:table-cell>
          <table:table-cell table:number-columns-repeated="16375" table:style-name="ce17"/>
        </table:table-row>
        <table:table-row table:style-name="ro2">
          <table:table-cell office:value-type="string" table:style-name="ce6">
            <text:p>relation</text:p>
          </table:table-cell>
          <table:table-cell office:value-type="float" office:value="2983077" table:style-name="ce6">
            <text:p>2983077</text:p>
          </table:table-cell>
          <table:table-cell office:value-type="string" table:style-name="ce6">
            <text:p>Clos Fernand Tonnet</text:p>
          </table:table-cell>
          <table:table-cell office:value-type="string" table:style-name="ce6">
            <text:p>Fernand Tonnetgaarde</text:p>
          </table:table-cell>
          <table:table-cell office:value-type="string" table:style-name="ce6">
            <text:p>Q28147427</text:p>
          </table:table-cell>
          <table:table-cell office:value-type="string" table:content-validation-name="val1" table:style-name="ce6">
            <text:p>Homme/Man</text:p>
          </table:table-cell>
          <table:table-cell table:number-columns-repeated="2" table:style-name="ce7"/>
          <table:table-cell office:value-type="string" office:string-value="https://osm.org/relation/2983077" table:formula="of:=CONCATENATE(&quot;https://osm.org/&quot;;[.A157];&quot;/&quot;;[.B157])" table:style-name="ce8">
            <text:p>https://osm.org/relation/2983077</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3113" table:style-name="ce4">
            <text:p>2983113</text:p>
          </table:table-cell>
          <table:table-cell office:value-type="string" table:style-name="ce4">
            <text:p>Avenue du Bourgmestre Etienne Demunter</text:p>
          </table:table-cell>
          <table:table-cell office:value-type="string" table:style-name="ce4">
            <text:p>Burgemeester Etienne Demunterlaan</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2983113" table:formula="of:=CONCATENATE(&quot;https://osm.org/&quot;;[.A158];&quot;/&quot;;[.B158])" table:style-name="ce5">
            <text:p>https://osm.org/relation/2983113</text:p>
          </table:table-cell>
          <table:table-cell table:number-columns-repeated="16375" table:style-name="ce1"/>
        </table:table-row>
        <table:table-row table:style-name="ro2">
          <table:table-cell office:value-type="string" table:style-name="ce6">
            <text:p>relation</text:p>
          </table:table-cell>
          <table:table-cell office:value-type="float" office:value="2983118" table:style-name="ce6">
            <text:p>2983118</text:p>
          </table:table-cell>
          <table:table-cell office:value-type="string" table:style-name="ce6">
            <text:p>Square James Dean</text:p>
          </table:table-cell>
          <table:table-cell office:value-type="string" table:style-name="ce6">
            <text:p>James Deanplein</text:p>
          </table:table-cell>
          <table:table-cell office:value-type="string" table:style-name="ce6">
            <text:p>Q83359</text:p>
          </table:table-cell>
          <table:table-cell office:value-type="string" table:content-validation-name="val1" table:style-name="ce6">
            <text:p>Homme/Man</text:p>
          </table:table-cell>
          <table:table-cell table:number-columns-repeated="2" table:style-name="ce7"/>
          <table:table-cell office:value-type="string" office:string-value="https://osm.org/relation/2983118" table:formula="of:=CONCATENATE(&quot;https://osm.org/&quot;;[.A159];&quot;/&quot;;[.B159])" table:style-name="ce8">
            <text:p>https://osm.org/relation/2983118</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37" table:style-name="ce6">
            <text:p>2983137</text:p>
          </table:table-cell>
          <table:table-cell office:value-type="string" table:style-name="ce6">
            <text:p>Rue Audrey Hepburn</text:p>
          </table:table-cell>
          <table:table-cell office:value-type="string" table:style-name="ce6">
            <text:p>Audrey Hepburnstraat</text:p>
          </table:table-cell>
          <table:table-cell office:value-type="string" table:style-name="ce6">
            <text:p>Q42786</text:p>
          </table:table-cell>
          <table:table-cell office:value-type="string" table:content-validation-name="val1" table:style-name="ce6">
            <text:p>Femme/Vrouw</text:p>
          </table:table-cell>
          <table:table-cell table:number-columns-repeated="2" table:style-name="ce7"/>
          <table:table-cell office:value-type="string" office:string-value="https://osm.org/relation/2983137" table:formula="of:=CONCATENATE(&quot;https://osm.org/&quot;;[.A160];&quot;/&quot;;[.B160])" table:style-name="ce8">
            <text:p>https://osm.org/relation/298313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66" table:style-name="ce6">
            <text:p>2983166</text:p>
          </table:table-cell>
          <table:table-cell office:value-type="string" table:style-name="ce6">
            <text:p>Avenue du Bourgmestre Jean Neybergh</text:p>
          </table:table-cell>
          <table:table-cell office:value-type="string" table:style-name="ce6">
            <text:p>Burgemeester Jean Neyberghlaan</text:p>
          </table:table-cell>
          <table:table-cell office:value-type="string" table:style-name="ce6">
            <text:p>Q15389556</text:p>
          </table:table-cell>
          <table:table-cell office:value-type="string" table:content-validation-name="val1" table:style-name="ce6">
            <text:p>Homme/Man</text:p>
          </table:table-cell>
          <table:table-cell table:number-columns-repeated="2" table:style-name="ce7"/>
          <table:table-cell office:value-type="string" office:string-value="https://osm.org/relation/2983166" table:formula="of:=CONCATENATE(&quot;https://osm.org/&quot;;[.A161];&quot;/&quot;;[.B161])" table:style-name="ce8">
            <text:p>https://osm.org/relation/2983166</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67" table:style-name="ce6">
            <text:p>2983167</text:p>
          </table:table-cell>
          <table:table-cell office:value-type="string" table:style-name="ce6">
            <text:p>Chemin Laurence Olivier</text:p>
          </table:table-cell>
          <table:table-cell office:value-type="string" table:style-name="ce6">
            <text:p>Laurence Oliviergaarde</text:p>
          </table:table-cell>
          <table:table-cell office:value-type="string" table:style-name="ce6">
            <text:p>Q55245</text:p>
          </table:table-cell>
          <table:table-cell office:value-type="string" table:content-validation-name="val1" table:style-name="ce6">
            <text:p>Homme/Man</text:p>
          </table:table-cell>
          <table:table-cell table:number-columns-repeated="2" table:style-name="ce7"/>
          <table:table-cell office:value-type="string" office:string-value="https://osm.org/relation/2983167" table:formula="of:=CONCATENATE(&quot;https://osm.org/&quot;;[.A162];&quot;/&quot;;[.B162])" table:style-name="ce8">
            <text:p>https://osm.org/relation/298316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68" table:style-name="ce6">
            <text:p>2983168</text:p>
          </table:table-cell>
          <table:table-cell office:value-type="string" table:style-name="ce6">
            <text:p>Place Jean Gabin</text:p>
          </table:table-cell>
          <table:table-cell office:value-type="string" table:style-name="ce6">
            <text:p>Jean Gabinplein</text:p>
          </table:table-cell>
          <table:table-cell office:value-type="string" table:style-name="ce6">
            <text:p>Q23842</text:p>
          </table:table-cell>
          <table:table-cell office:value-type="string" table:content-validation-name="val1" table:style-name="ce6">
            <text:p>Homme/Man</text:p>
          </table:table-cell>
          <table:table-cell table:number-columns-repeated="2" table:style-name="ce7"/>
          <table:table-cell office:value-type="string" office:string-value="https://osm.org/relation/2983168" table:formula="of:=CONCATENATE(&quot;https://osm.org/&quot;;[.A163];&quot;/&quot;;[.B163])" table:style-name="ce8">
            <text:p>https://osm.org/relation/2983168</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69" table:style-name="ce6">
            <text:p>2983169</text:p>
          </table:table-cell>
          <table:table-cell office:value-type="string" table:style-name="ce6">
            <text:p>Rue Marlène Dietrich</text:p>
          </table:table-cell>
          <table:table-cell office:value-type="string" table:style-name="ce6">
            <text:p>Marlène Dietrichstraat</text:p>
          </table:table-cell>
          <table:table-cell office:value-type="string" table:style-name="ce6">
            <text:p>Q4612</text:p>
          </table:table-cell>
          <table:table-cell office:value-type="string" table:content-validation-name="val1" table:style-name="ce6">
            <text:p>Femme/Vrouw</text:p>
          </table:table-cell>
          <table:table-cell table:number-columns-repeated="2" table:style-name="ce7"/>
          <table:table-cell office:value-type="string" office:string-value="https://osm.org/relation/2983169" table:formula="of:=CONCATENATE(&quot;https://osm.org/&quot;;[.A164];&quot;/&quot;;[.B164])" table:style-name="ce8">
            <text:p>https://osm.org/relation/2983169</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79" table:style-name="ce6">
            <text:p>2983179</text:p>
          </table:table-cell>
          <table:table-cell office:value-type="string" table:style-name="ce6">
            <text:p>Place Jean-Louis Thys</text:p>
          </table:table-cell>
          <table:table-cell office:value-type="string" table:style-name="ce6">
            <text:p>Jean-Louis Thysplaats</text:p>
          </table:table-cell>
          <table:table-cell office:value-type="string" table:style-name="ce6">
            <text:p>Q1961352</text:p>
          </table:table-cell>
          <table:table-cell office:value-type="string" table:content-validation-name="val1" table:style-name="ce6">
            <text:p>Homme/Man</text:p>
          </table:table-cell>
          <table:table-cell table:number-columns-repeated="2" table:style-name="ce7"/>
          <table:table-cell office:value-type="string" office:string-value="https://osm.org/relation/2983179" table:formula="of:=CONCATENATE(&quot;https://osm.org/&quot;;[.A165];&quot;/&quot;;[.B165])" table:style-name="ce8">
            <text:p>https://osm.org/relation/2983179</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198" table:style-name="ce6">
            <text:p>2983198</text:p>
          </table:table-cell>
          <table:table-cell office:value-type="string" table:style-name="ce6">
            <text:p>Clos Marilyn Monroe</text:p>
          </table:table-cell>
          <table:table-cell office:value-type="string" table:style-name="ce6">
            <text:p>Marilyn Monroegaarde</text:p>
          </table:table-cell>
          <table:table-cell office:value-type="string" table:style-name="ce6">
            <text:p>Q4616</text:p>
          </table:table-cell>
          <table:table-cell office:value-type="string" table:content-validation-name="val1" table:style-name="ce6">
            <text:p>Femme/Vrouw</text:p>
          </table:table-cell>
          <table:table-cell table:number-columns-repeated="2" table:style-name="ce7"/>
          <table:table-cell office:value-type="string" office:string-value="https://osm.org/relation/2983198" table:formula="of:=CONCATENATE(&quot;https://osm.org/&quot;;[.A166];&quot;/&quot;;[.B166])" table:style-name="ce8">
            <text:p>https://osm.org/relation/2983198</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207" table:style-name="ce6">
            <text:p>2983207</text:p>
          </table:table-cell>
          <table:table-cell office:value-type="string" table:style-name="ce6">
            <text:p>Clos Ingrid Bergman</text:p>
          </table:table-cell>
          <table:table-cell office:value-type="string" table:style-name="ce6">
            <text:p>Ingrid Bergmangaarde</text:p>
          </table:table-cell>
          <table:table-cell office:value-type="string" table:style-name="ce6">
            <text:p>Q43247</text:p>
          </table:table-cell>
          <table:table-cell office:value-type="string" table:content-validation-name="val1" table:style-name="ce6">
            <text:p>Femme/Vrouw</text:p>
          </table:table-cell>
          <table:table-cell table:number-columns-repeated="2" table:style-name="ce7"/>
          <table:table-cell office:value-type="string" office:string-value="https://osm.org/relation/2983207" table:formula="of:=CONCATENATE(&quot;https://osm.org/&quot;;[.A167];&quot;/&quot;;[.B167])" table:style-name="ce8">
            <text:p>https://osm.org/relation/2983207</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2983221" table:style-name="ce6">
            <text:p>2983221</text:p>
          </table:table-cell>
          <table:table-cell office:value-type="string" table:style-name="ce6">
            <text:p>Avenue Jan Verdoodt</text:p>
          </table:table-cell>
          <table:table-cell office:value-type="string" table:style-name="ce6">
            <text:p>Jan Verdoodtlaan</text:p>
          </table:table-cell>
          <table:table-cell office:value-type="string" table:style-name="ce6">
            <text:p>Q6150121</text:p>
          </table:table-cell>
          <table:table-cell office:value-type="string" table:content-validation-name="val1" table:style-name="ce6">
            <text:p>Homme/Man</text:p>
          </table:table-cell>
          <table:table-cell table:number-columns-repeated="2" table:style-name="ce7"/>
          <table:table-cell office:value-type="string" office:string-value="https://osm.org/relation/2983221" table:formula="of:=CONCATENATE(&quot;https://osm.org/&quot;;[.A168];&quot;/&quot;;[.B168])" table:style-name="ce8">
            <text:p>https://osm.org/relation/2983221</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2983222" table:style-name="ce4">
            <text:p>2983222</text:p>
          </table:table-cell>
          <table:table-cell office:value-type="string" table:style-name="ce4">
            <text:p>Champ du Tilleul</text:p>
          </table:table-cell>
          <table:table-cell office:value-type="string" table:style-name="ce4">
            <text:p>Lindeveld</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222" table:formula="of:=CONCATENATE(&quot;https://osm.org/&quot;;[.A169];&quot;/&quot;;[.B169])" table:style-name="ce5">
            <text:p>https://osm.org/relation/2983222</text:p>
          </table:table-cell>
          <table:table-cell table:number-columns-repeated="16375" table:style-name="ce1"/>
        </table:table-row>
        <table:table-row table:style-name="ro2">
          <table:table-cell office:value-type="string" table:style-name="ce4">
            <text:p>relation</text:p>
          </table:table-cell>
          <table:table-cell office:value-type="float" office:value="2983226" table:style-name="ce4">
            <text:p>2983226</text:p>
          </table:table-cell>
          <table:table-cell office:value-type="string" table:style-name="ce4">
            <text:p>Drève de Dieleghem</text:p>
          </table:table-cell>
          <table:table-cell office:value-type="string" table:style-name="ce4">
            <text:p>Dieleghem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226" table:formula="of:=CONCATENATE(&quot;https://osm.org/&quot;;[.A170];&quot;/&quot;;[.B170])" table:style-name="ce5">
            <text:p>https://osm.org/relation/2983226</text:p>
          </table:table-cell>
          <table:table-cell table:number-columns-repeated="16375" table:style-name="ce1"/>
        </table:table-row>
        <table:table-row table:style-name="ro2">
          <table:table-cell office:value-type="string" table:style-name="ce4">
            <text:p>relation</text:p>
          </table:table-cell>
          <table:table-cell office:value-type="float" office:value="2983326" table:style-name="ce4">
            <text:p>2983326</text:p>
          </table:table-cell>
          <table:table-cell office:value-type="string" table:style-name="ce4">
            <text:p>Avenue du Laerbeek</text:p>
          </table:table-cell>
          <table:table-cell office:value-type="string" table:style-name="ce4">
            <text:p>Laarbeek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326" table:formula="of:=CONCATENATE(&quot;https://osm.org/&quot;;[.A171];&quot;/&quot;;[.B171])" table:style-name="ce5">
            <text:p>https://osm.org/relation/2983326</text:p>
          </table:table-cell>
          <table:table-cell table:number-columns-repeated="16375" table:style-name="ce1"/>
        </table:table-row>
        <table:table-row table:style-name="ro2">
          <table:table-cell office:value-type="string" table:style-name="ce4">
            <text:p>relation</text:p>
          </table:table-cell>
          <table:table-cell office:value-type="float" office:value="2983842" table:style-name="ce4">
            <text:p>2983842</text:p>
          </table:table-cell>
          <table:table-cell office:value-type="string" table:style-name="ce4">
            <text:p>Petite Rue Sainte-Anne</text:p>
          </table:table-cell>
          <table:table-cell office:value-type="string" table:style-name="ce4">
            <text:p>Kleine Sint-Annastraat</text:p>
          </table:table-cell>
          <table:table-cell table:style-name="ce1"/>
          <table:table-cell office:value-type="string" table:content-validation-name="val1" table:style-name="ce4">
            <text:p>Femme/Vrouw</text:p>
          </table:table-cell>
          <table:table-cell table:style-name="ce1"/>
          <table:table-cell office:value-type="string" table:style-name="ce4">
            <text:p>Pas de Wikidata ni Wikipedia</text:p>
          </table:table-cell>
          <table:table-cell office:value-type="string" office:string-value="https://osm.org/relation/2983842" table:formula="of:=CONCATENATE(&quot;https://osm.org/&quot;;[.A172];&quot;/&quot;;[.B172])" table:style-name="ce5">
            <text:p>https://osm.org/relation/2983842</text:p>
          </table:table-cell>
          <table:table-cell table:number-columns-repeated="16375" table:style-name="ce1"/>
        </table:table-row>
        <table:table-row table:style-name="ro2">
          <table:table-cell office:value-type="string" table:style-name="ce4">
            <text:p>relation</text:p>
          </table:table-cell>
          <table:table-cell office:value-type="float" office:value="2983843" table:style-name="ce4">
            <text:p>2983843</text:p>
          </table:table-cell>
          <table:table-cell office:value-type="string" table:style-name="ce4">
            <text:p>Rue du Bois</text:p>
          </table:table-cell>
          <table:table-cell office:value-type="string" table:style-name="ce4">
            <text:p>Bo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843" table:formula="of:=CONCATENATE(&quot;https://osm.org/&quot;;[.A173];&quot;/&quot;;[.B173])" table:style-name="ce5">
            <text:p>https://osm.org/relation/2983843</text:p>
          </table:table-cell>
          <table:table-cell table:number-columns-repeated="16375" table:style-name="ce1"/>
        </table:table-row>
        <table:table-row table:style-name="ro2">
          <table:table-cell office:value-type="string" table:style-name="ce4">
            <text:p>relation</text:p>
          </table:table-cell>
          <table:table-cell office:value-type="float" office:value="2983976" table:style-name="ce4">
            <text:p>2983976</text:p>
          </table:table-cell>
          <table:table-cell office:value-type="string" table:style-name="ce4">
            <text:p>Avenue Jean Joseph Crocq</text:p>
          </table:table-cell>
          <table:table-cell office:value-type="string" table:style-name="ce4">
            <text:p>Jean Joseph Crocq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2983976" table:formula="of:=CONCATENATE(&quot;https://osm.org/&quot;;[.A174];&quot;/&quot;;[.B174])" table:style-name="ce5">
            <text:p>https://osm.org/relation/2983976</text:p>
          </table:table-cell>
          <table:table-cell table:number-columns-repeated="16375" table:style-name="ce1"/>
        </table:table-row>
        <table:table-row table:style-name="ro2">
          <table:table-cell office:value-type="string" table:style-name="ce4">
            <text:p>relation</text:p>
          </table:table-cell>
          <table:table-cell office:value-type="float" office:value="3237323" table:style-name="ce4">
            <text:p>3237323</text:p>
          </table:table-cell>
          <table:table-cell office:value-type="string" table:style-name="ce4">
            <text:p>Avenue de la Constitution</text:p>
          </table:table-cell>
          <table:table-cell office:value-type="string" table:style-name="ce4">
            <text:p>Grondwet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7323" table:formula="of:=CONCATENATE(&quot;https://osm.org/&quot;;[.A175];&quot;/&quot;;[.B175])" table:style-name="ce5">
            <text:p>https://osm.org/relation/3237323</text:p>
          </table:table-cell>
          <table:table-cell table:number-columns-repeated="16375" table:style-name="ce1"/>
        </table:table-row>
        <table:table-row table:style-name="ro2">
          <table:table-cell office:value-type="string" table:style-name="ce6">
            <text:p>relation</text:p>
          </table:table-cell>
          <table:table-cell office:value-type="float" office:value="3237663" table:style-name="ce6">
            <text:p>3237663</text:p>
          </table:table-cell>
          <table:table-cell office:value-type="string" table:style-name="ce6">
            <text:p>Rue Prince Baudouin</text:p>
          </table:table-cell>
          <table:table-cell office:value-type="string" table:style-name="ce6">
            <text:p>Prins Boudewijnstraat</text:p>
          </table:table-cell>
          <table:table-cell office:value-type="string" table:style-name="ce6">
            <text:p>Q12976</text:p>
          </table:table-cell>
          <table:table-cell office:value-type="string" table:content-validation-name="val1" table:style-name="ce6">
            <text:p>Homme/Man</text:p>
          </table:table-cell>
          <table:table-cell table:number-columns-repeated="2" table:style-name="ce7"/>
          <table:table-cell office:value-type="string" office:string-value="https://osm.org/relation/3237663" table:formula="of:=CONCATENATE(&quot;https://osm.org/&quot;;[.A176];&quot;/&quot;;[.B176])" table:style-name="ce8">
            <text:p>https://osm.org/relation/3237663</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3237687" table:style-name="ce4">
            <text:p>3237687</text:p>
          </table:table-cell>
          <table:table-cell office:value-type="string" table:style-name="ce4">
            <text:p>Avenue de Jette</text:p>
          </table:table-cell>
          <table:table-cell office:value-type="string" table:style-name="ce4">
            <text:p>Jetse 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7687" table:formula="of:=CONCATENATE(&quot;https://osm.org/&quot;;[.A177];&quot;/&quot;;[.B177])" table:style-name="ce5">
            <text:p>https://osm.org/relation/3237687</text:p>
          </table:table-cell>
          <table:table-cell table:number-columns-repeated="16375" table:style-name="ce1"/>
        </table:table-row>
        <table:table-row table:style-name="ro2">
          <table:table-cell office:value-type="string" table:style-name="ce4">
            <text:p>relation</text:p>
          </table:table-cell>
          <table:table-cell office:value-type="float" office:value="3237702" table:style-name="ce4">
            <text:p>3237702</text:p>
          </table:table-cell>
          <table:table-cell office:value-type="string" table:style-name="ce4">
            <text:p>Rue Eugène Toussaint</text:p>
          </table:table-cell>
          <table:table-cell office:value-type="string" table:style-name="ce4">
            <text:p>Eugène Toussaint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3237702" table:formula="of:=CONCATENATE(&quot;https://osm.org/&quot;;[.A178];&quot;/&quot;;[.B178])" table:style-name="ce5">
            <text:p>https://osm.org/relation/3237702</text:p>
          </table:table-cell>
          <table:table-cell table:number-columns-repeated="16375" table:style-name="ce1"/>
        </table:table-row>
        <table:table-row table:style-name="ro2">
          <table:table-cell office:value-type="string" table:style-name="ce4">
            <text:p>relation</text:p>
          </table:table-cell>
          <table:table-cell office:value-type="float" office:value="3237703" table:style-name="ce4">
            <text:p>3237703</text:p>
          </table:table-cell>
          <table:table-cell office:value-type="string" table:style-name="ce4">
            <text:p>Rue du Saule</text:p>
          </table:table-cell>
          <table:table-cell office:value-type="string" table:style-name="ce4">
            <text:p>Wilg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7703" table:formula="of:=CONCATENATE(&quot;https://osm.org/&quot;;[.A179];&quot;/&quot;;[.B179])" table:style-name="ce5">
            <text:p>https://osm.org/relation/3237703</text:p>
          </table:table-cell>
          <table:table-cell table:number-columns-repeated="16375" table:style-name="ce1"/>
        </table:table-row>
        <table:table-row table:style-name="ro2">
          <table:table-cell office:value-type="string" table:style-name="ce4">
            <text:p>relation</text:p>
          </table:table-cell>
          <table:table-cell office:value-type="float" office:value="3237707" table:style-name="ce4">
            <text:p>3237707</text:p>
          </table:table-cell>
          <table:table-cell office:value-type="string" table:style-name="ce4">
            <text:p>Rue Joseph Verhasselt</text:p>
          </table:table-cell>
          <table:table-cell office:value-type="string" table:style-name="ce4">
            <text:p>Joseph Verhasseltstraat</text:p>
          </table:table-cell>
          <table:table-cell table:style-name="ce1"/>
          <table:table-cell office:value-type="string" table:content-validation-name="val1" table:style-name="ce4">
            <text:p>Homme/Man</text:p>
          </table:table-cell>
          <table:table-cell table:style-name="ce1"/>
          <table:table-cell office:value-type="string" table:style-name="ce4">
            <text:p>Pas de Wikidata ni Wikipedia</text:p>
          </table:table-cell>
          <table:table-cell office:value-type="string" office:string-value="https://osm.org/relation/3237707" table:formula="of:=CONCATENATE(&quot;https://osm.org/&quot;;[.A180];&quot;/&quot;;[.B180])" table:style-name="ce5">
            <text:p>https://osm.org/relation/3237707</text:p>
          </table:table-cell>
          <table:table-cell table:number-columns-repeated="16375" table:style-name="ce1"/>
        </table:table-row>
        <table:table-row table:style-name="ro2">
          <table:table-cell office:value-type="string" table:style-name="ce4">
            <text:p>relation</text:p>
          </table:table-cell>
          <table:table-cell office:value-type="float" office:value="3237711" table:style-name="ce4">
            <text:p>3237711</text:p>
          </table:table-cell>
          <table:table-cell office:value-type="string" table:style-name="ce4">
            <text:p>Drève de la Charte</text:p>
          </table:table-cell>
          <table:table-cell office:value-type="string" table:style-name="ce4">
            <text:p>Keure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7711" table:formula="of:=CONCATENATE(&quot;https://osm.org/&quot;;[.A181];&quot;/&quot;;[.B181])" table:style-name="ce5">
            <text:p>https://osm.org/relation/3237711</text:p>
          </table:table-cell>
          <table:table-cell table:number-columns-repeated="16375" table:style-name="ce1"/>
        </table:table-row>
        <table:table-row table:style-name="ro2">
          <table:table-cell office:value-type="string" table:style-name="ce4">
            <text:p>relation</text:p>
          </table:table-cell>
          <table:table-cell office:value-type="float" office:value="3238603" table:style-name="ce4">
            <text:p>3238603</text:p>
          </table:table-cell>
          <table:table-cell office:value-type="string" table:style-name="ce4">
            <text:p>Avenue de l'Exposition Universelle</text:p>
          </table:table-cell>
          <table:table-cell office:value-type="string" table:style-name="ce4">
            <text:p>Wereldtentoonstellings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8603" table:formula="of:=CONCATENATE(&quot;https://osm.org/&quot;;[.A182];&quot;/&quot;;[.B182])" table:style-name="ce5">
            <text:p>https://osm.org/relation/3238603</text:p>
          </table:table-cell>
          <table:table-cell table:number-columns-repeated="16375" table:style-name="ce1"/>
        </table:table-row>
        <table:table-row table:style-name="ro2">
          <table:table-cell office:value-type="string" table:style-name="ce4">
            <text:p>relation</text:p>
          </table:table-cell>
          <table:table-cell office:value-type="float" office:value="3238641" table:style-name="ce4">
            <text:p>3238641</text:p>
          </table:table-cell>
          <table:table-cell office:value-type="string" table:style-name="ce4">
            <text:p>Drève de Rivieren</text:p>
          </table:table-cell>
          <table:table-cell office:value-type="string" table:style-name="ce4">
            <text:p>de Rivieren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38641" table:formula="of:=CONCATENATE(&quot;https://osm.org/&quot;;[.A183];&quot;/&quot;;[.B183])" table:style-name="ce5">
            <text:p>https://osm.org/relation/3238641</text:p>
          </table:table-cell>
          <table:table-cell table:number-columns-repeated="16375" table:style-name="ce1"/>
        </table:table-row>
        <table:table-row table:style-name="ro2">
          <table:table-cell office:value-type="string" table:style-name="ce4">
            <text:p>relation</text:p>
          </table:table-cell>
          <table:table-cell office:value-type="float" office:value="3242057" table:style-name="ce4">
            <text:p>3242057</text:p>
          </table:table-cell>
          <table:table-cell office:value-type="string" table:style-name="ce4">
            <text:p>Rue Vanderborght</text:p>
          </table:table-cell>
          <table:table-cell office:value-type="string" table:style-name="ce4">
            <text:p>Vanderborghtstraat</text:p>
          </table:table-cell>
          <table:table-cell table:style-name="ce1"/>
          <table:table-cell office:value-type="string" table:content-validation-name="val1" table:style-name="ce4">
            <text:p>Pas une personne/Geen persoon</text:p>
          </table:table-cell>
          <table:table-cell table:style-name="ce1"/>
          <table:table-cell office:value-type="string" table:style-name="ce4">
            <text:p>Ambigu</text:p>
          </table:table-cell>
          <table:table-cell office:value-type="string" office:string-value="https://osm.org/relation/3242057" table:formula="of:=CONCATENATE(&quot;https://osm.org/&quot;;[.A184];&quot;/&quot;;[.B184])" table:style-name="ce5">
            <text:p>https://osm.org/relation/3242057</text:p>
          </table:table-cell>
          <table:table-cell table:number-columns-repeated="16375" table:style-name="ce1"/>
        </table:table-row>
        <table:table-row table:style-name="ro2">
          <table:table-cell office:value-type="string" table:style-name="ce4">
            <text:p>relation</text:p>
          </table:table-cell>
          <table:table-cell office:value-type="float" office:value="3242148" table:style-name="ce4">
            <text:p>3242148</text:p>
          </table:table-cell>
          <table:table-cell office:value-type="string" table:style-name="ce4">
            <text:p>Avenue de Jette</text:p>
          </table:table-cell>
          <table:table-cell office:value-type="string" table:style-name="ce4">
            <text:p>Jetse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42148" table:formula="of:=CONCATENATE(&quot;https://osm.org/&quot;;[.A185];&quot;/&quot;;[.B185])" table:style-name="ce5">
            <text:p>https://osm.org/relation/3242148</text:p>
          </table:table-cell>
          <table:table-cell table:number-columns-repeated="16375" table:style-name="ce1"/>
        </table:table-row>
        <table:table-row table:style-name="ro2">
          <table:table-cell office:value-type="string" table:style-name="ce4">
            <text:p>relation</text:p>
          </table:table-cell>
          <table:table-cell office:value-type="float" office:value="3243383" table:style-name="ce4">
            <text:p>3243383</text:p>
          </table:table-cell>
          <table:table-cell office:value-type="string" table:style-name="ce4">
            <text:p>Chaussée de Jette</text:p>
          </table:table-cell>
          <table:table-cell office:value-type="string" table:style-name="ce4">
            <text:p>Jetsesteen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43383" table:formula="of:=CONCATENATE(&quot;https://osm.org/&quot;;[.A186];&quot;/&quot;;[.B186])" table:style-name="ce5">
            <text:p>https://osm.org/relation/3243383</text:p>
          </table:table-cell>
          <table:table-cell table:number-columns-repeated="16375" table:style-name="ce1"/>
        </table:table-row>
        <table:table-row table:style-name="ro2">
          <table:table-cell office:value-type="string" table:style-name="ce4">
            <text:p>relation</text:p>
          </table:table-cell>
          <table:table-cell office:value-type="float" office:value="3243449" table:style-name="ce4">
            <text:p>3243449</text:p>
          </table:table-cell>
          <table:table-cell office:value-type="string" table:style-name="ce4">
            <text:p>Rue de l'Armistice</text:p>
          </table:table-cell>
          <table:table-cell office:value-type="string" table:style-name="ce4">
            <text:p>Wapenstilstand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243449" table:formula="of:=CONCATENATE(&quot;https://osm.org/&quot;;[.A187];&quot;/&quot;;[.B187])" table:style-name="ce5">
            <text:p>https://osm.org/relation/3243449</text:p>
          </table:table-cell>
          <table:table-cell table:number-columns-repeated="16375" table:style-name="ce1"/>
        </table:table-row>
        <table:table-row table:style-name="ro2">
          <table:table-cell office:value-type="string" table:style-name="ce9">
            <text:p>relation</text:p>
          </table:table-cell>
          <table:table-cell office:value-type="float" office:value="3392325" table:style-name="ce9">
            <text:p>3392325</text:p>
          </table:table-cell>
          <table:table-cell office:value-type="string" table:style-name="ce9">
            <text:p>Chaussée Romaine</text:p>
          </table:table-cell>
          <table:table-cell office:value-type="string" table:style-name="ce9">
            <text:p>Romeinsesteenweg</text:p>
          </table:table-cell>
          <table:table-cell office:value-type="string" table:style-name="ce9">
            <text:p>Q194029</text:p>
          </table:table-cell>
          <table:table-cell office:value-type="string" table:content-validation-name="val1" table:style-name="ce9">
            <text:p>Pas une personne/Geen persoon</text:p>
          </table:table-cell>
          <table:table-cell table:number-columns-repeated="2" table:style-name="ce10"/>
          <table:table-cell office:value-type="string" office:string-value="https://osm.org/relation/3392325" table:formula="of:=CONCATENATE(&quot;https://osm.org/&quot;;[.A188];&quot;/&quot;;[.B188])" table:style-name="ce11">
            <text:p>https://osm.org/relation/3392325</text:p>
          </table:table-cell>
          <table:table-cell table:number-columns-repeated="17" table:style-name="ce10"/>
          <table:table-cell table:number-columns-repeated="16358"/>
        </table:table-row>
        <table:table-row table:style-name="ro2">
          <table:table-cell office:value-type="string" table:style-name="ce4">
            <text:p>relation</text:p>
          </table:table-cell>
          <table:table-cell office:value-type="float" office:value="3393356" table:style-name="ce4">
            <text:p>3393356</text:p>
          </table:table-cell>
          <table:table-cell office:value-type="string" table:style-name="ce4">
            <text:p>Allée des Citronniers</text:p>
          </table:table-cell>
          <table:table-cell office:value-type="string" table:style-name="ce4">
            <text:p>Citroenbomendreef</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393356" table:formula="of:=CONCATENATE(&quot;https://osm.org/&quot;;[.A189];&quot;/&quot;;[.B189])" table:style-name="ce5">
            <text:p>https://osm.org/relation/3393356</text:p>
          </table:table-cell>
          <table:table-cell table:number-columns-repeated="16375" table:style-name="ce1"/>
        </table:table-row>
        <table:table-row table:style-name="ro2">
          <table:table-cell office:value-type="string" table:style-name="ce4">
            <text:p>relation</text:p>
          </table:table-cell>
          <table:table-cell office:value-type="float" office:value="3393357" table:style-name="ce4">
            <text:p>3393357</text:p>
          </table:table-cell>
          <table:table-cell office:value-type="string" table:style-name="ce4">
            <text:p>Avenue de l'Arbre Ballon</text:p>
          </table:table-cell>
          <table:table-cell office:value-type="string" table:style-name="ce4">
            <text:p>Dikkebeuk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393357" table:formula="of:=CONCATENATE(&quot;https://osm.org/&quot;;[.A190];&quot;/&quot;;[.B190])" table:style-name="ce5">
            <text:p>https://osm.org/relation/3393357</text:p>
          </table:table-cell>
          <table:table-cell table:number-columns-repeated="16375" table:style-name="ce1"/>
        </table:table-row>
        <table:table-row table:style-name="ro2">
          <table:table-cell office:value-type="string" table:style-name="ce6">
            <text:p>relation</text:p>
          </table:table-cell>
          <table:table-cell office:value-type="float" office:value="3393918" table:style-name="ce6">
            <text:p>3393918</text:p>
          </table:table-cell>
          <table:table-cell office:value-type="string" table:style-name="ce6">
            <text:p>Avenue Jean Palfyn</text:p>
          </table:table-cell>
          <table:table-cell office:value-type="string" table:style-name="ce6">
            <text:p>Jan Palfynlaan</text:p>
          </table:table-cell>
          <table:table-cell office:value-type="string" table:style-name="ce6">
            <text:p>Q1682107</text:p>
          </table:table-cell>
          <table:table-cell office:value-type="string" table:content-validation-name="val1" table:style-name="ce6">
            <text:p>Homme/Man</text:p>
          </table:table-cell>
          <table:table-cell table:number-columns-repeated="2" table:style-name="ce7"/>
          <table:table-cell office:value-type="string" office:string-value="https://osm.org/relation/3393918" table:formula="of:=CONCATENATE(&quot;https://osm.org/&quot;;[.A191];&quot;/&quot;;[.B191])" table:style-name="ce8">
            <text:p>https://osm.org/relation/3393918</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3393943" table:style-name="ce6">
            <text:p>3393943</text:p>
          </table:table-cell>
          <table:table-cell office:value-type="string" table:style-name="ce6">
            <text:p>Avenue Thiriar</text:p>
          </table:table-cell>
          <table:table-cell office:value-type="string" table:style-name="ce6">
            <text:p>Thiriarlaan</text:p>
          </table:table-cell>
          <table:table-cell office:value-type="string" table:style-name="ce6">
            <text:p>Q15401517</text:p>
          </table:table-cell>
          <table:table-cell office:value-type="string" table:content-validation-name="val1" table:style-name="ce6">
            <text:p>Homme/Man</text:p>
          </table:table-cell>
          <table:table-cell table:number-columns-repeated="2" table:style-name="ce7"/>
          <table:table-cell office:value-type="string" office:string-value="https://osm.org/relation/3393943" table:formula="of:=CONCATENATE(&quot;https://osm.org/&quot;;[.A192];&quot;/&quot;;[.B192])" table:style-name="ce8">
            <text:p>https://osm.org/relation/3393943</text:p>
          </table:table-cell>
          <table:table-cell table:number-columns-repeated="17" table:style-name="ce7"/>
          <table:table-cell table:number-columns-repeated="16358"/>
        </table:table-row>
        <table:table-row table:style-name="ro2">
          <table:table-cell office:value-type="string" table:style-name="ce16">
            <text:p>relation</text:p>
          </table:table-cell>
          <table:table-cell office:value-type="float" office:value="3393962" table:style-name="ce16">
            <text:p>3393962</text:p>
          </table:table-cell>
          <table:table-cell office:value-type="string" table:style-name="ce16">
            <text:p>Avenue Jean-Baptiste Depaire</text:p>
          </table:table-cell>
          <table:table-cell office:value-type="string" table:style-name="ce16">
            <text:p>Jean-Baptiste Depairelaan</text:p>
          </table:table-cell>
          <table:table-cell table:style-name="ce17"/>
          <table:table-cell office:value-type="string" table:content-validation-name="val1" table:style-name="ce16">
            <text:p>Homme/Man</text:p>
          </table:table-cell>
          <table:table-cell table:style-name="ce17"/>
          <table:table-cell office:value-type="string" table:style-name="ce16">
            <text:p>Jean-Baptiste Depaire (Tongrinne, 1824 - Boitsfort, 1910), professeur et recteur de l'Université de Bruxelles.</text:p>
          </table:table-cell>
          <table:table-cell office:value-type="string" office:string-value="https://osm.org/relation/3393962" table:formula="of:=CONCATENATE(&quot;https://osm.org/&quot;;[.A193];&quot;/&quot;;[.B193])" table:style-name="ce18">
            <text:p>https://osm.org/relation/3393962</text:p>
          </table:table-cell>
          <table:table-cell table:number-columns-repeated="16375" table:style-name="ce17"/>
        </table:table-row>
        <table:table-row table:style-name="ro2">
          <table:table-cell office:value-type="string" table:style-name="ce6">
            <text:p>relation</text:p>
          </table:table-cell>
          <table:table-cell office:value-type="float" office:value="3393968" table:style-name="ce6">
            <text:p>3393968</text:p>
          </table:table-cell>
          <table:table-cell office:value-type="string" table:style-name="ce6">
            <text:p>Avenue Albert Brachet</text:p>
          </table:table-cell>
          <table:table-cell office:value-type="string" table:style-name="ce6">
            <text:p>Albert Brachetlaan</text:p>
          </table:table-cell>
          <table:table-cell office:value-type="string" table:style-name="ce6">
            <text:p>Q1921361</text:p>
          </table:table-cell>
          <table:table-cell office:value-type="string" table:content-validation-name="val1" table:style-name="ce6">
            <text:p>Homme/Man</text:p>
          </table:table-cell>
          <table:table-cell table:number-columns-repeated="2" table:style-name="ce7"/>
          <table:table-cell office:value-type="string" office:string-value="https://osm.org/relation/3393968" table:formula="of:=CONCATENATE(&quot;https://osm.org/&quot;;[.A194];&quot;/&quot;;[.B194])" table:style-name="ce8">
            <text:p>https://osm.org/relation/3393968</text:p>
          </table:table-cell>
          <table:table-cell table:number-columns-repeated="17" table:style-name="ce7"/>
          <table:table-cell table:number-columns-repeated="16358"/>
        </table:table-row>
        <table:table-row table:style-name="ro2">
          <table:table-cell office:value-type="string" table:style-name="ce16">
            <text:p>relation</text:p>
          </table:table-cell>
          <table:table-cell office:value-type="float" office:value="3394120" table:style-name="ce16">
            <text:p>3394120</text:p>
          </table:table-cell>
          <table:table-cell office:value-type="string" table:style-name="ce16">
            <text:p>Avenue Stiénon</text:p>
          </table:table-cell>
          <table:table-cell office:value-type="string" table:style-name="ce16">
            <text:p>Stiénonlaan</text:p>
          </table:table-cell>
          <table:table-cell table:style-name="ce17"/>
          <table:table-cell office:value-type="string" table:content-validation-name="val1" table:style-name="ce16">
            <text:p>Homme/Man</text:p>
          </table:table-cell>
          <table:table-cell table:style-name="ce17"/>
          <table:table-cell office:value-type="string" table:style-name="ce16">
            <text:p>Léon Stienon (1850-1945), docteur en médecine, professeur à l'Université de Bruxelles</text:p>
          </table:table-cell>
          <table:table-cell office:value-type="string" office:string-value="https://osm.org/relation/3394120" table:formula="of:=CONCATENATE(&quot;https://osm.org/&quot;;[.A195];&quot;/&quot;;[.B195])" table:style-name="ce18">
            <text:p>https://osm.org/relation/3394120</text:p>
          </table:table-cell>
          <table:table-cell table:number-columns-repeated="16375" table:style-name="ce17"/>
        </table:table-row>
        <table:table-row table:style-name="ro2">
          <table:table-cell office:value-type="string" table:style-name="ce16">
            <text:p>relation</text:p>
          </table:table-cell>
          <table:table-cell office:value-type="float" office:value="3395056" table:style-name="ce16">
            <text:p>3395056</text:p>
          </table:table-cell>
          <table:table-cell office:value-type="string" table:style-name="ce16">
            <text:p>Rue Eugène Hubert</text:p>
          </table:table-cell>
          <table:table-cell office:value-type="string" table:style-name="ce16">
            <text:p>Eugène Hubertstraat</text:p>
          </table:table-cell>
          <table:table-cell table:style-name="ce17"/>
          <table:table-cell office:value-type="string" table:content-validation-name="val1" table:style-name="ce16">
            <text:p>Homme/Man</text:p>
          </table:table-cell>
          <table:table-cell table:style-name="ce17"/>
          <table:table-cell office:value-type="string" table:style-name="ce16">
            <text:p>Politician or Professor (see below)</text:p>
          </table:table-cell>
          <table:table-cell office:value-type="string" office:string-value="https://osm.org/relation/3395056" table:formula="of:=CONCATENATE(&quot;https://osm.org/&quot;;[.A196];&quot;/&quot;;[.B196])" table:style-name="ce18">
            <text:p>https://osm.org/relation/3395056</text:p>
          </table:table-cell>
          <table:table-cell table:number-columns-repeated="16375" table:style-name="ce17"/>
        </table:table-row>
        <table:table-row table:style-name="ro2">
          <table:table-cell office:value-type="string" table:style-name="ce6">
            <text:p>relation</text:p>
          </table:table-cell>
          <table:table-cell office:value-type="float" office:value="3395161" table:style-name="ce6">
            <text:p>3395161</text:p>
          </table:table-cell>
          <table:table-cell office:value-type="string" table:style-name="ce6">
            <text:p>Rue Gustave Gilson</text:p>
          </table:table-cell>
          <table:table-cell office:value-type="string" table:style-name="ce6">
            <text:p>Gustave Gilsonstraat</text:p>
          </table:table-cell>
          <table:table-cell office:value-type="string" table:style-name="ce6">
            <text:p>Q3479581</text:p>
          </table:table-cell>
          <table:table-cell office:value-type="string" table:content-validation-name="val1" table:style-name="ce6">
            <text:p>Homme/Man</text:p>
          </table:table-cell>
          <table:table-cell table:number-columns-repeated="2" table:style-name="ce7"/>
          <table:table-cell office:value-type="string" office:string-value="https://osm.org/relation/3395161" table:formula="of:=CONCATENATE(&quot;https://osm.org/&quot;;[.A197];&quot;/&quot;;[.B197])" table:style-name="ce8">
            <text:p>https://osm.org/relation/3395161</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3395164" table:style-name="ce6">
            <text:p>3395164</text:p>
          </table:table-cell>
          <table:table-cell office:value-type="string" table:style-name="ce6">
            <text:p>Boulevard de Smet de Naeyer</text:p>
          </table:table-cell>
          <table:table-cell office:value-type="string" table:style-name="ce6">
            <text:p>de Smet de Naeyerlaan</text:p>
          </table:table-cell>
          <table:table-cell office:value-type="string" table:style-name="ce6">
            <text:p>Q721781</text:p>
          </table:table-cell>
          <table:table-cell office:value-type="string" table:content-validation-name="val1" table:style-name="ce6">
            <text:p>Homme/Man</text:p>
          </table:table-cell>
          <table:table-cell table:number-columns-repeated="2" table:style-name="ce7"/>
          <table:table-cell office:value-type="string" office:string-value="https://osm.org/relation/3395164" table:formula="of:=CONCATENATE(&quot;https://osm.org/&quot;;[.A198];&quot;/&quot;;[.B198])" table:style-name="ce8">
            <text:p>https://osm.org/relation/3395164</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3411387" table:style-name="ce4">
            <text:p>3411387</text:p>
          </table:table-cell>
          <table:table-cell office:value-type="string" table:style-name="ce4">
            <text:p>Rue Duysburgh</text:p>
          </table:table-cell>
          <table:table-cell office:value-type="string" table:style-name="ce4">
            <text:p>Duysburghstraat</text:p>
          </table:table-cell>
          <table:table-cell table:style-name="ce1"/>
          <table:table-cell office:value-type="string" table:content-validation-name="val1" table:style-name="ce4">
            <text:p>Homme/Man</text:p>
          </table:table-cell>
          <table:table-cell table:style-name="ce1"/>
          <table:table-cell office:value-type="string" table:style-name="ce4">
            <text:p>Joseph Duysburgh (1846-1936), maître de chorale, qui dirigea la chorale d'enfants qui chanta des chants patriotiques lors de l'inauguration du monument en hommage au roi Léopold Ier, place de la Dynastie, le 21 juillet 1880, à l'occasion du 50ème anniversaire de l'indépendance belge.</text:p>
          </table:table-cell>
          <table:table-cell office:value-type="string" office:string-value="https://osm.org/relation/3411387" table:formula="of:=CONCATENATE(&quot;https://osm.org/&quot;;[.A199];&quot;/&quot;;[.B199])" table:style-name="ce5">
            <text:p>https://osm.org/relation/3411387</text:p>
          </table:table-cell>
          <table:table-cell table:number-columns-repeated="16375" table:style-name="ce1"/>
        </table:table-row>
        <table:table-row table:style-name="ro2">
          <table:table-cell office:value-type="string" table:style-name="ce6">
            <text:p>relation</text:p>
          </table:table-cell>
          <table:table-cell office:value-type="float" office:value="3411446" table:style-name="ce6">
            <text:p>3411446</text:p>
          </table:table-cell>
          <table:table-cell office:value-type="string" table:style-name="ce6">
            <text:p>Rue Ledeganck</text:p>
          </table:table-cell>
          <table:table-cell office:value-type="string" table:style-name="ce6">
            <text:p>Ledeganckstraat</text:p>
          </table:table-cell>
          <table:table-cell office:value-type="string" table:style-name="ce6">
            <text:p>Q13000</text:p>
          </table:table-cell>
          <table:table-cell office:value-type="string" table:content-validation-name="val1" table:style-name="ce6">
            <text:p>Homme/Man</text:p>
          </table:table-cell>
          <table:table-cell table:number-columns-repeated="2" table:style-name="ce7"/>
          <table:table-cell office:value-type="string" office:string-value="https://osm.org/relation/3411446" table:formula="of:=CONCATENATE(&quot;https://osm.org/&quot;;[.A200];&quot;/&quot;;[.B200])" table:style-name="ce8">
            <text:p>https://osm.org/relation/3411446</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3411579" table:style-name="ce4">
            <text:p>3411579</text:p>
          </table:table-cell>
          <table:table-cell office:value-type="string" table:style-name="ce4">
            <text:p>Rue du Gaz</text:p>
          </table:table-cell>
          <table:table-cell office:value-type="string" table:style-name="ce4">
            <text:p>Ga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411579" table:formula="of:=CONCATENATE(&quot;https://osm.org/&quot;;[.A201];&quot;/&quot;;[.B201])" table:style-name="ce5">
            <text:p>https://osm.org/relation/3411579</text:p>
          </table:table-cell>
          <table:table-cell table:number-columns-repeated="16375" table:style-name="ce1"/>
        </table:table-row>
        <table:table-row table:style-name="ro2">
          <table:table-cell office:value-type="string" table:style-name="ce4">
            <text:p>relation</text:p>
          </table:table-cell>
          <table:table-cell office:value-type="float" office:value="3433808" table:style-name="ce4">
            <text:p>3433808</text:p>
          </table:table-cell>
          <table:table-cell office:value-type="string" table:style-name="ce4">
            <text:p>Rue Steyls</text:p>
          </table:table-cell>
          <table:table-cell office:value-type="string" table:style-name="ce4">
            <text:p>Steylsstraat</text:p>
          </table:table-cell>
          <table:table-cell table:style-name="ce1"/>
          <table:table-cell table:content-validation-name="val1" table:style-name="ce1"/>
          <table:table-cell table:style-name="ce1"/>
          <table:table-cell office:value-type="string" table:style-name="ce4">
            <text:p>No data found</text:p>
          </table:table-cell>
          <table:table-cell office:value-type="string" office:string-value="https://osm.org/relation/3433808" table:formula="of:=CONCATENATE(&quot;https://osm.org/&quot;;[.A202];&quot;/&quot;;[.B202])" table:style-name="ce5">
            <text:p>https://osm.org/relation/3433808</text:p>
          </table:table-cell>
          <table:table-cell table:number-columns-repeated="16375" table:style-name="ce1"/>
        </table:table-row>
        <table:table-row table:style-name="ro2">
          <table:table-cell office:value-type="string" table:style-name="ce6">
            <text:p>relation</text:p>
          </table:table-cell>
          <table:table-cell office:value-type="float" office:value="3433826" table:style-name="ce6">
            <text:p>3433826</text:p>
          </table:table-cell>
          <table:table-cell office:value-type="string" table:style-name="ce6">
            <text:p>Rue Jacobs-Fontaine</text:p>
          </table:table-cell>
          <table:table-cell office:value-type="string" table:style-name="ce6">
            <text:p>Jacobs-Fontainestraat</text:p>
          </table:table-cell>
          <table:table-cell office:value-type="string" table:style-name="ce6">
            <text:p>Q3380316</text:p>
          </table:table-cell>
          <table:table-cell office:value-type="string" table:content-validation-name="val1" table:style-name="ce6">
            <text:p>Homme/Man</text:p>
          </table:table-cell>
          <table:table-cell table:number-columns-repeated="2" table:style-name="ce7"/>
          <table:table-cell office:value-type="string" office:string-value="https://osm.org/relation/3433826" table:formula="of:=CONCATENATE(&quot;https://osm.org/&quot;;[.A203];&quot;/&quot;;[.B203])" table:style-name="ce8">
            <text:p>https://osm.org/relation/3433826</text:p>
          </table:table-cell>
          <table:table-cell table:number-columns-repeated="17" table:style-name="ce7"/>
          <table:table-cell table:number-columns-repeated="16358"/>
        </table:table-row>
        <table:table-row table:style-name="ro2">
          <table:table-cell office:value-type="string" table:style-name="ce4">
            <text:p>relation</text:p>
          </table:table-cell>
          <table:table-cell office:value-type="float" office:value="3434161" table:style-name="ce4">
            <text:p>3434161</text:p>
          </table:table-cell>
          <table:table-cell office:value-type="string" table:style-name="ce4">
            <text:p>Rue Pannenhuis</text:p>
          </table:table-cell>
          <table:table-cell office:value-type="string" table:style-name="ce4">
            <text:p>Pannenhui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relation/3434161" table:formula="of:=CONCATENATE(&quot;https://osm.org/&quot;;[.A204];&quot;/&quot;;[.B204])" table:style-name="ce5">
            <text:p>https://osm.org/relation/3434161</text:p>
          </table:table-cell>
          <table:table-cell table:number-columns-repeated="16375" table:style-name="ce1"/>
        </table:table-row>
        <table:table-row table:style-name="ro2">
          <table:table-cell office:value-type="string" table:style-name="ce4">
            <text:p>relation</text:p>
          </table:table-cell>
          <table:table-cell office:value-type="float" office:value="3434655" table:style-name="ce4">
            <text:p>3434655</text:p>
          </table:table-cell>
          <table:table-cell office:value-type="string" table:style-name="ce4">
            <text:p>Rue Albert De Meyer</text:p>
          </table:table-cell>
          <table:table-cell office:value-type="string" table:style-name="ce4">
            <text:p>Albert De Meyerstraat</text:p>
          </table:table-cell>
          <table:table-cell table:style-name="ce1"/>
          <table:table-cell office:value-type="string" table:content-validation-name="val1" table:style-name="ce4">
            <text:p>Homme/Man</text:p>
          </table:table-cell>
          <table:table-cell table:style-name="ce1"/>
          <table:table-cell office:value-type="string" table:style-name="ce4">
            <text:p>Albert De Meyer (1844-1907), sous-directeur au ministère des Finances, secrétaire de la Crèche Clémentine. Depuis 1907</text:p>
          </table:table-cell>
          <table:table-cell office:value-type="string" office:string-value="https://osm.org/relation/3434655" table:formula="of:=CONCATENATE(&quot;https://osm.org/&quot;;[.A205];&quot;/&quot;;[.B205])" table:style-name="ce5">
            <text:p>https://osm.org/relation/3434655</text:p>
          </table:table-cell>
          <table:table-cell table:number-columns-repeated="16375" table:style-name="ce1"/>
        </table:table-row>
        <table:table-row table:style-name="ro2">
          <table:table-cell office:value-type="string" table:style-name="ce19">
            <text:p>relation</text:p>
          </table:table-cell>
          <table:table-cell office:value-type="float" office:value="3491648" table:style-name="ce19">
            <text:p>3491648</text:p>
          </table:table-cell>
          <table:table-cell office:value-type="string" table:style-name="ce19">
            <text:p>Rue Eugène Hubert</text:p>
          </table:table-cell>
          <table:table-cell office:value-type="string" table:style-name="ce19">
            <text:p>Eugène Hubertstraat</text:p>
          </table:table-cell>
          <table:table-cell office:value-type="string" table:style-name="ce19">
            <text:p>Q86088224</text:p>
          </table:table-cell>
          <table:table-cell office:value-type="string" table:content-validation-name="val1" table:style-name="ce19">
            <text:p>Homme/Man</text:p>
          </table:table-cell>
          <table:table-cell table:style-name="ce20"/>
          <table:table-cell office:value-type="string" table:style-name="ce19">
            <text:p>??? Eugène Hubert (1839-1905), professeur, spécialiste en obstétrique, gynécologie et déontologie.</text:p>
          </table:table-cell>
          <table:table-cell office:value-type="string" office:string-value="https://osm.org/relation/3491648" table:formula="of:=CONCATENATE(&quot;https://osm.org/&quot;;[.A206];&quot;/&quot;;[.B206])" table:style-name="ce21">
            <text:p>https://osm.org/relation/3491648</text:p>
          </table:table-cell>
          <table:table-cell table:number-columns-repeated="17" table:style-name="ce20"/>
          <table:table-cell table:number-columns-repeated="16358" table:style-name="ce17"/>
        </table:table-row>
        <table:table-row table:style-name="ro2">
          <table:table-cell office:value-type="string" table:style-name="ce16">
            <text:p>relation</text:p>
          </table:table-cell>
          <table:table-cell office:value-type="float" office:value="8385515" table:style-name="ce16">
            <text:p>8385515</text:p>
          </table:table-cell>
          <table:table-cell office:value-type="string" table:style-name="ce16">
            <text:p>Avenue Secrétin</text:p>
          </table:table-cell>
          <table:table-cell office:value-type="string" table:style-name="ce16">
            <text:p>Secrétinlaan</text:p>
          </table:table-cell>
          <table:table-cell table:style-name="ce17"/>
          <table:table-cell office:value-type="string" table:content-validation-name="val1" table:style-name="ce16">
            <text:p>Homme/Man</text:p>
          </table:table-cell>
          <table:table-cell table:style-name="ce17"/>
          <table:table-cell office:value-type="string" table:style-name="ce16">
            <text:p>Cette voie porte le nom de Jan-Frans Secrétin, pasteur de la paroisse Saint-Pierre de 1885 à 1920, en hommage à son action auprès des paroissiens de la commune durant la première guerre mondiale.</text:p>
          </table:table-cell>
          <table:table-cell office:value-type="string" office:string-value="https://osm.org/relation/8385515" table:formula="of:=CONCATENATE(&quot;https://osm.org/&quot;;[.A207];&quot;/&quot;;[.B207])" table:style-name="ce18">
            <text:p>https://osm.org/relation/8385515</text:p>
          </table:table-cell>
          <table:table-cell table:number-columns-repeated="16375" table:style-name="ce17"/>
        </table:table-row>
        <table:table-row table:style-name="ro2">
          <table:table-cell office:value-type="string" table:style-name="ce6">
            <text:p>relation</text:p>
          </table:table-cell>
          <table:table-cell office:value-type="float" office:value="9547444" table:style-name="ce6">
            <text:p>9547444</text:p>
          </table:table-cell>
          <table:table-cell office:value-type="string" table:style-name="ce6">
            <text:p>Clos René Magritte</text:p>
          </table:table-cell>
          <table:table-cell office:value-type="string" table:style-name="ce6">
            <text:p>René Magrittegaarde</text:p>
          </table:table-cell>
          <table:table-cell office:value-type="string" table:style-name="ce6">
            <text:p>Q7836</text:p>
          </table:table-cell>
          <table:table-cell office:value-type="string" table:content-validation-name="val1" table:style-name="ce6">
            <text:p>Homme/Man</text:p>
          </table:table-cell>
          <table:table-cell table:number-columns-repeated="2" table:style-name="ce7"/>
          <table:table-cell office:value-type="string" office:string-value="https://osm.org/relation/9547444" table:formula="of:=CONCATENATE(&quot;https://osm.org/&quot;;[.A208];&quot;/&quot;;[.B208])" table:style-name="ce8">
            <text:p>https://osm.org/relation/9547444</text:p>
          </table:table-cell>
          <table:table-cell table:number-columns-repeated="17" table:style-name="ce7"/>
          <table:table-cell table:number-columns-repeated="16358"/>
        </table:table-row>
        <table:table-row table:style-name="ro2">
          <table:table-cell office:value-type="string" table:style-name="ce6">
            <text:p>relation</text:p>
          </table:table-cell>
          <table:table-cell office:value-type="float" office:value="10254518" table:style-name="ce6">
            <text:p>10254518</text:p>
          </table:table-cell>
          <table:table-cell office:value-type="string" table:style-name="ce6">
            <text:p>Rue Ledeganck</text:p>
          </table:table-cell>
          <table:table-cell office:value-type="string" table:style-name="ce6">
            <text:p>Ledeganckstraat</text:p>
          </table:table-cell>
          <table:table-cell office:value-type="string" table:style-name="ce6">
            <text:p>Q13000</text:p>
          </table:table-cell>
          <table:table-cell office:value-type="string" table:content-validation-name="val1" table:style-name="ce6">
            <text:p>Homme/Man</text:p>
          </table:table-cell>
          <table:table-cell table:number-columns-repeated="2" table:style-name="ce7"/>
          <table:table-cell office:value-type="string" office:string-value="https://osm.org/relation/10254518" table:formula="of:=CONCATENATE(&quot;https://osm.org/&quot;;[.A209];&quot;/&quot;;[.B209])" table:style-name="ce8">
            <text:p>https://osm.org/relation/10254518</text:p>
          </table:table-cell>
          <table:table-cell table:number-columns-repeated="17" table:style-name="ce7"/>
          <table:table-cell table:number-columns-repeated="16358"/>
        </table:table-row>
        <table:table-row table:style-name="ro2">
          <table:table-cell office:value-type="string" table:style-name="ce4">
            <text:p>way</text:p>
          </table:table-cell>
          <table:table-cell table:style-name="ce1"/>
          <table:table-cell office:value-type="string" table:style-name="ce4">
            <text:p>Avenue Vital Riethuisen</text:p>
          </table:table-cell>
          <table:table-cell office:value-type="string" table:style-name="ce4">
            <text:p>Vital Riethuisenlaan</text:p>
          </table:table-cell>
          <table:table-cell table:style-name="ce1"/>
          <table:table-cell office:value-type="string" table:content-validation-name="val1" table:style-name="ce4">
            <text:p>Homme/Man</text:p>
          </table:table-cell>
          <table:table-cell table:style-name="ce1"/>
          <table:table-cell office:value-type="string" table:style-name="ce4">
            <text:p>No data found</text:p>
          </table:table-cell>
          <table:table-cell office:value-type="string" office:string-value="https://osm.org/search?query=Avenue Vital Riethuisen,jette" table:formula="of:=HYPERLINK(CONCATENATE(&quot;https://osm.org/search?query=&quot;; [.C210];&quot;,jette&quot;))" table:style-name="ce14">
            <text:p>https://osm.org/search?query=Avenue Vital Riethuisen,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Avenue de Laeken</text:p>
          </table:table-cell>
          <table:table-cell office:value-type="string" table:style-name="ce4">
            <text:p>Laken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Avenue de Laeken,jette" table:formula="of:=HYPERLINK(CONCATENATE(&quot;https://osm.org/search?query=&quot;; [.C211];&quot;,jette&quot;))" table:style-name="ce14">
            <text:p>https://osm.org/search?query=Avenue de Laeken,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Avenue de l'Exposition Universelle</text:p>
          </table:table-cell>
          <table:table-cell office:value-type="string" table:style-name="ce4">
            <text:p>Wereldtentoonstelling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Avenue de l'Exposition Universelle,jette" table:formula="of:=HYPERLINK(CONCATENATE(&quot;https://osm.org/search?query=&quot;; [.C212];&quot;,jette&quot;))" table:style-name="ce14">
            <text:p>https://osm.org/search?query=Avenue de l'Exposition Universelle,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Avenue du Laerbeek</text:p>
          </table:table-cell>
          <table:table-cell office:value-type="string" table:style-name="ce4">
            <text:p>Laerbeek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Avenue du Laerbeek,jette" table:formula="of:=HYPERLINK(CONCATENATE(&quot;https://osm.org/search?query=&quot;; [.C213];&quot;,jette&quot;))" table:style-name="ce14">
            <text:p>https://osm.org/search?query=Avenue du Laerbeek,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Boulevard Belgica</text:p>
          </table:table-cell>
          <table:table-cell office:value-type="string" table:style-name="ce4">
            <text:p>Belgicalaa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Boulevard Belgica,jette" table:formula="of:=HYPERLINK(CONCATENATE(&quot;https://osm.org/search?query=&quot;; [.C214];&quot;,jette&quot;))" table:style-name="ce14">
            <text:p>https://osm.org/search?query=Boulevard Belgica,jette</text:p>
          </table:table-cell>
          <table:table-cell table:number-columns-repeated="16375" table:style-name="ce1"/>
        </table:table-row>
        <table:table-row table:style-name="ro2">
          <table:table-cell office:value-type="string" table:style-name="ce6">
            <text:p>way</text:p>
          </table:table-cell>
          <table:table-cell table:style-name="ce7"/>
          <table:table-cell office:value-type="string" table:style-name="ce6">
            <text:p>Chemin Alfred Hitchcock</text:p>
          </table:table-cell>
          <table:table-cell office:value-type="string" table:style-name="ce6">
            <text:p>Alfred Hitchcockweg</text:p>
          </table:table-cell>
          <table:table-cell office:value-type="string" table:style-name="ce6">
            <text:p>Q7374</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Alfred Hitchcock,jette" table:formula="of:=HYPERLINK(CONCATENATE(&quot;https://osm.org/search?query=&quot;; [.C215];&quot;,jette&quot;))" table:style-name="ce15">
            <text:p>https://osm.org/search?query=Chemin Alfred Hitchcock,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Bourvil</text:p>
          </table:table-cell>
          <table:table-cell office:value-type="string" table:style-name="ce6">
            <text:p>Bourvilweg</text:p>
          </table:table-cell>
          <table:table-cell office:value-type="string" table:style-name="ce6">
            <text:p>Q2750</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Bourvil,jette" table:formula="of:=HYPERLINK(CONCATENATE(&quot;https://osm.org/search?query=&quot;; [.C216];&quot;,jette&quot;))" table:style-name="ce15">
            <text:p>https://osm.org/search?query=Chemin Bourvil,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Charles Vanel</text:p>
          </table:table-cell>
          <table:table-cell office:value-type="string" table:style-name="ce6">
            <text:p>Charles Vanelweg</text:p>
          </table:table-cell>
          <table:table-cell office:value-type="string" table:style-name="ce6">
            <text:p>Q965918</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Charles Vanel,jette" table:formula="of:=HYPERLINK(CONCATENATE(&quot;https://osm.org/search?query=&quot;; [.C217];&quot;,jette&quot;))" table:style-name="ce15">
            <text:p>https://osm.org/search?query=Chemin Charles Vanel,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Eric von Stroheim</text:p>
          </table:table-cell>
          <table:table-cell office:value-type="string" table:style-name="ce6">
            <text:p>Eric von Stroheimweg</text:p>
          </table:table-cell>
          <table:table-cell office:value-type="string" table:style-name="ce6">
            <text:p>Q78508</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Eric von Stroheim,jette" table:formula="of:=HYPERLINK(CONCATENATE(&quot;https://osm.org/search?query=&quot;; [.C218];&quot;,jette&quot;))" table:style-name="ce15">
            <text:p>https://osm.org/search?query=Chemin Eric von Stroheim,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François Truffaut</text:p>
          </table:table-cell>
          <table:table-cell office:value-type="string" table:style-name="ce6">
            <text:p>François Truffautweg</text:p>
          </table:table-cell>
          <table:table-cell office:value-type="string" table:style-name="ce6">
            <text:p>Q53002</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François Truffaut,jette" table:formula="of:=HYPERLINK(CONCATENATE(&quot;https://osm.org/search?query=&quot;; [.C219];&quot;,jette&quot;))" table:style-name="ce15">
            <text:p>https://osm.org/search?query=Chemin François Truffaut,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Luigi Visconti</text:p>
          </table:table-cell>
          <table:table-cell office:value-type="string" table:style-name="ce6">
            <text:p>Luigi Viscontiweg</text:p>
          </table:table-cell>
          <table:table-cell office:value-type="string" table:style-name="ce6">
            <text:p>Q3066379</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Luigi Visconti,jette" table:formula="of:=HYPERLINK(CONCATENATE(&quot;https://osm.org/search?query=&quot;; [.C220];&quot;,jette&quot;))" table:style-name="ce15">
            <text:p>https://osm.org/search?query=Chemin Luigi Visconti,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Chemin Luis Bunuel</text:p>
          </table:table-cell>
          <table:table-cell office:value-type="string" table:style-name="ce6">
            <text:p>Luis Bunuelweg</text:p>
          </table:table-cell>
          <table:table-cell office:value-type="string" table:style-name="ce6">
            <text:p>Q51545</text:p>
          </table:table-cell>
          <table:table-cell office:value-type="string" table:content-validation-name="val1" table:style-name="ce6">
            <text:p>Homme/Man</text:p>
          </table:table-cell>
          <table:table-cell table:number-columns-repeated="2" table:style-name="ce7"/>
          <table:table-cell office:value-type="string" office:string-value="https://osm.org/search?query=Chemin Luis Bunuel,jette" table:formula="of:=HYPERLINK(CONCATENATE(&quot;https://osm.org/search?query=&quot;; [.C221];&quot;,jette&quot;))" table:style-name="ce15">
            <text:p>https://osm.org/search?query=Chemin Luis Bunuel,jette</text:p>
          </table:table-cell>
          <table:table-cell table:number-columns-repeated="17" table:style-name="ce7"/>
          <table:table-cell table:number-columns-repeated="16358"/>
        </table:table-row>
        <table:table-row table:style-name="ro2">
          <table:table-cell office:value-type="string" table:style-name="ce4">
            <text:p>way</text:p>
          </table:table-cell>
          <table:table-cell table:style-name="ce1"/>
          <table:table-cell office:value-type="string" table:style-name="ce4">
            <text:p>Chemin des Moutons</text:p>
          </table:table-cell>
          <table:table-cell office:value-type="string" table:style-name="ce4">
            <text:p>Schapenwe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Chemin des Moutons,jette" table:formula="of:=HYPERLINK(CONCATENATE(&quot;https://osm.org/search?query=&quot;; [.C222];&quot;,jette&quot;))" table:style-name="ce14">
            <text:p>https://osm.org/search?query=Chemin des Moutons,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Clos Tom &amp; Jerry</text:p>
          </table:table-cell>
          <table:table-cell office:value-type="string" table:style-name="ce4">
            <text:p>Tom &amp; Jerrygaarde</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Clos Tom &amp; Jerry,jette" table:formula="of:=HYPERLINK(CONCATENATE(&quot;https://osm.org/search?query=&quot;; [.C223];&quot;,jette&quot;))" table:style-name="ce14">
            <text:p>https://osm.org/search?query=Clos Tom &amp; Jerry,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Clos des Frères Lumière</text:p>
          </table:table-cell>
          <table:table-cell office:value-type="string" table:style-name="ce4">
            <text:p>Gebroeders Lumièregaarde</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Clos des Frères Lumière,jette" table:formula="of:=HYPERLINK(CONCATENATE(&quot;https://osm.org/search?query=&quot;; [.C224];&quot;,jette&quot;))" table:style-name="ce14">
            <text:p>https://osm.org/search?query=Clos des Frères Lumière,jette</text:p>
          </table:table-cell>
          <table:table-cell table:number-columns-repeated="16375" table:style-name="ce1"/>
        </table:table-row>
        <table:table-row table:style-name="ro2">
          <table:table-cell office:value-type="string" table:style-name="ce6">
            <text:p>way</text:p>
          </table:table-cell>
          <table:table-cell table:style-name="ce7"/>
          <table:table-cell office:value-type="string" table:style-name="ce6">
            <text:p>Passage Oliver Hardy</text:p>
          </table:table-cell>
          <table:table-cell office:value-type="string" table:style-name="ce6">
            <text:p>Oliver Hardydoorgang</text:p>
          </table:table-cell>
          <table:table-cell office:value-type="string" table:style-name="ce6">
            <text:p>Q72911</text:p>
          </table:table-cell>
          <table:table-cell office:value-type="string" table:content-validation-name="val1" table:style-name="ce6">
            <text:p>Homme/Man</text:p>
          </table:table-cell>
          <table:table-cell table:number-columns-repeated="2" table:style-name="ce7"/>
          <table:table-cell office:value-type="string" office:string-value="https://osm.org/search?query=Passage Oliver Hardy,jette" table:formula="of:=HYPERLINK(CONCATENATE(&quot;https://osm.org/search?query=&quot;; [.C225];&quot;,jette&quot;))" table:style-name="ce15">
            <text:p>https://osm.org/search?query=Passage Oliver Hardy,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Passage Simone Signoret</text:p>
          </table:table-cell>
          <table:table-cell office:value-type="string" table:style-name="ce6">
            <text:p>Simone Signoretdoorgang</text:p>
          </table:table-cell>
          <table:table-cell office:value-type="string" table:style-name="ce6">
            <text:p>Q106126</text:p>
          </table:table-cell>
          <table:table-cell office:value-type="string" table:content-validation-name="val1" table:style-name="ce6">
            <text:p>Femme/Vrouw</text:p>
          </table:table-cell>
          <table:table-cell table:number-columns-repeated="2" table:style-name="ce7"/>
          <table:table-cell office:value-type="string" office:string-value="https://osm.org/search?query=Passage Simone Signoret,jette" table:formula="of:=HYPERLINK(CONCATENATE(&quot;https://osm.org/search?query=&quot;; [.C226];&quot;,jette&quot;))" table:style-name="ce15">
            <text:p>https://osm.org/search?query=Passage Simone Signoret,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Passage Stan Laurel</text:p>
          </table:table-cell>
          <table:table-cell office:value-type="string" table:style-name="ce6">
            <text:p>Stan Laurel Doorgang</text:p>
          </table:table-cell>
          <table:table-cell office:value-type="string" table:style-name="ce6">
            <text:p>Q72869</text:p>
          </table:table-cell>
          <table:table-cell office:value-type="string" table:content-validation-name="val1" table:style-name="ce6">
            <text:p>Homme/Man</text:p>
          </table:table-cell>
          <table:table-cell table:number-columns-repeated="2" table:style-name="ce7"/>
          <table:table-cell office:value-type="string" office:string-value="https://osm.org/search?query=Passage Stan Laurel,jette" table:formula="of:=HYPERLINK(CONCATENATE(&quot;https://osm.org/search?query=&quot;; [.C227];&quot;,jette&quot;))" table:style-name="ce15">
            <text:p>https://osm.org/search?query=Passage Stan Laurel,jette</text:p>
          </table:table-cell>
          <table:table-cell table:number-columns-repeated="17" table:style-name="ce7"/>
          <table:table-cell table:number-columns-repeated="16358"/>
        </table:table-row>
        <table:table-row table:style-name="ro2">
          <table:table-cell office:value-type="string" table:style-name="ce4">
            <text:p>way</text:p>
          </table:table-cell>
          <table:table-cell table:style-name="ce1"/>
          <table:table-cell office:value-type="string" table:style-name="ce4">
            <text:p>Passage Yves Montano</text:p>
          </table:table-cell>
          <table:table-cell office:value-type="string" table:style-name="ce4">
            <text:p>Yves Montanodoorgang</text:p>
          </table:table-cell>
          <table:table-cell table:style-name="ce1"/>
          <table:table-cell office:value-type="string" table:content-validation-name="val1" table:style-name="ce4">
            <text:p>Homme/Man</text:p>
          </table:table-cell>
          <table:table-cell table:style-name="ce1"/>
          <table:table-cell office:value-type="string" table:style-name="ce4">
            <text:p>No data found</text:p>
          </table:table-cell>
          <table:table-cell office:value-type="string" office:string-value="https://osm.org/search?query=Passage Yves Montano,jette" table:formula="of:=HYPERLINK(CONCATENATE(&quot;https://osm.org/search?query=&quot;; [.C228];&quot;,jette&quot;))" table:style-name="ce14">
            <text:p>https://osm.org/search?query=Passage Yves Montano,jette</text:p>
          </table:table-cell>
          <table:table-cell table:number-columns-repeated="16375" table:style-name="ce1"/>
        </table:table-row>
        <table:table-row table:style-name="ro2">
          <table:table-cell office:value-type="string" table:style-name="ce6">
            <text:p>way</text:p>
          </table:table-cell>
          <table:table-cell table:style-name="ce7"/>
          <table:table-cell office:value-type="string" table:style-name="ce6">
            <text:p>Petite rue Anna Magnani</text:p>
          </table:table-cell>
          <table:table-cell office:value-type="string" table:style-name="ce6">
            <text:p>Kleine Anna Magnanistraat</text:p>
          </table:table-cell>
          <table:table-cell office:value-type="string" table:style-name="ce6">
            <text:p>Q56011</text:p>
          </table:table-cell>
          <table:table-cell office:value-type="string" table:content-validation-name="val1" table:style-name="ce6">
            <text:p>Femme/Vrouw</text:p>
          </table:table-cell>
          <table:table-cell table:number-columns-repeated="2" table:style-name="ce7"/>
          <table:table-cell office:value-type="string" office:string-value="https://osm.org/search?query=Petite rue Anna Magnani,jette" table:formula="of:=HYPERLINK(CONCATENATE(&quot;https://osm.org/search?query=&quot;; [.C229];&quot;,jette&quot;))" table:style-name="ce15">
            <text:p>https://osm.org/search?query=Petite rue Anna Magnani,jette</text:p>
          </table:table-cell>
          <table:table-cell table:number-columns-repeated="17" table:style-name="ce7"/>
          <table:table-cell table:number-columns-repeated="16358"/>
        </table:table-row>
        <table:table-row table:style-name="ro2">
          <table:table-cell office:value-type="string" table:style-name="ce16">
            <text:p>way</text:p>
          </table:table-cell>
          <table:table-cell table:style-name="ce17"/>
          <table:table-cell office:value-type="string" table:style-name="ce16">
            <text:p>Place Gustave Pattyn</text:p>
          </table:table-cell>
          <table:table-cell office:value-type="string" table:style-name="ce16">
            <text:p>Gustave Pattynplein</text:p>
          </table:table-cell>
          <table:table-cell table:style-name="ce17"/>
          <table:table-cell office:value-type="string" table:content-validation-name="val1" table:style-name="ce16">
            <text:p>Homme/Man</text:p>
          </table:table-cell>
          <table:table-cell table:style-name="ce17"/>
          <table:table-cell office:value-type="string" table:style-name="ce16">
            <text:p>Gustave Pattyn (Bruges, le 31 mars 1873 - Jette, le 29 juillet 1941), fondateur du Foyer Jettois qui construisit la cité-jardin dont cette place fait partie.</text:p>
          </table:table-cell>
          <table:table-cell office:value-type="string" office:string-value="https://osm.org/search?query=Place Gustave Pattyn,jette" table:formula="of:=HYPERLINK(CONCATENATE(&quot;https://osm.org/search?query=&quot;; [.C230];&quot;,jette&quot;))" table:style-name="ce22">
            <text:p>https://osm.org/search?query=Place Gustave Pattyn,jette</text:p>
          </table:table-cell>
          <table:table-cell table:number-columns-repeated="16375" table:style-name="ce17"/>
        </table:table-row>
        <table:table-row table:style-name="ro2">
          <table:table-cell office:value-type="string" table:style-name="ce16">
            <text:p>way</text:p>
          </table:table-cell>
          <table:table-cell table:style-name="ce17"/>
          <table:table-cell office:value-type="string" table:style-name="ce16">
            <text:p>Place Max Tircher</text:p>
          </table:table-cell>
          <table:table-cell office:value-type="string" table:style-name="ce16">
            <text:p>Max Tircherplein</text:p>
          </table:table-cell>
          <table:table-cell table:style-name="ce17"/>
          <table:table-cell office:value-type="string" table:content-validation-name="val1" table:style-name="ce16">
            <text:p>Homme/Man</text:p>
          </table:table-cell>
          <table:table-cell table:style-name="ce17"/>
          <table:table-cell office:value-type="string" table:style-name="ce16">
            <text:p>l'industriel jettois Max Tircher (Jette, le 8 novembre 1889 - Jette, le 5 mars 1949), également échevin et conseiller communa</text:p>
          </table:table-cell>
          <table:table-cell office:value-type="string" office:string-value="https://osm.org/search?query=Place Max Tircher,jette" table:formula="of:=HYPERLINK(CONCATENATE(&quot;https://osm.org/search?query=&quot;; [.C231];&quot;,jette&quot;))" table:style-name="ce22">
            <text:p>https://osm.org/search?query=Place Max Tircher,jette</text:p>
          </table:table-cell>
          <table:table-cell table:number-columns-repeated="16375" table:style-name="ce17"/>
        </table:table-row>
        <table:table-row table:style-name="ro2">
          <table:table-cell office:value-type="string" table:style-name="ce6">
            <text:p>way</text:p>
          </table:table-cell>
          <table:table-cell table:style-name="ce7"/>
          <table:table-cell office:value-type="string" table:style-name="ce6">
            <text:p>Promenade Gérard Philippe</text:p>
          </table:table-cell>
          <table:table-cell office:value-type="string" table:style-name="ce6">
            <text:p>Gérard-Philippewandelpad</text:p>
          </table:table-cell>
          <table:table-cell office:value-type="string" table:style-name="ce6">
            <text:p>Q150662</text:p>
          </table:table-cell>
          <table:table-cell office:value-type="string" table:content-validation-name="val1" table:style-name="ce6">
            <text:p>Homme/Man</text:p>
          </table:table-cell>
          <table:table-cell table:number-columns-repeated="2" table:style-name="ce7"/>
          <table:table-cell office:value-type="string" office:string-value="https://osm.org/search?query=Promenade Gérard Philippe,jette" table:formula="of:=HYPERLINK(CONCATENATE(&quot;https://osm.org/search?query=&quot;; [.C232];&quot;,jette&quot;))" table:style-name="ce15">
            <text:p>https://osm.org/search?query=Promenade Gérard Philippe,jette</text:p>
          </table:table-cell>
          <table:table-cell table:number-columns-repeated="17" table:style-name="ce7"/>
          <table:table-cell table:number-columns-repeated="16358"/>
        </table:table-row>
        <table:table-row table:style-name="ro2">
          <table:table-cell office:value-type="string" table:style-name="ce6">
            <text:p>way</text:p>
          </table:table-cell>
          <table:table-cell table:style-name="ce7"/>
          <table:table-cell office:value-type="string" table:style-name="ce6">
            <text:p>Promenade Jacques Ledoux</text:p>
          </table:table-cell>
          <table:table-cell office:value-type="string" table:style-name="ce6">
            <text:p>Jacques Ledoux Wandeling</text:p>
          </table:table-cell>
          <table:table-cell office:value-type="string" table:style-name="ce6">
            <text:p>Q436605</text:p>
          </table:table-cell>
          <table:table-cell office:value-type="string" table:content-validation-name="val1" table:style-name="ce6">
            <text:p>Homme/Man</text:p>
          </table:table-cell>
          <table:table-cell table:number-columns-repeated="2" table:style-name="ce7"/>
          <table:table-cell office:value-type="string" office:string-value="https://osm.org/search?query=Promenade Jacques Ledoux,jette" table:formula="of:=HYPERLINK(CONCATENATE(&quot;https://osm.org/search?query=&quot;; [.C233];&quot;,jette&quot;))" table:style-name="ce15">
            <text:p>https://osm.org/search?query=Promenade Jacques Ledoux,jette</text:p>
          </table:table-cell>
          <table:table-cell table:number-columns-repeated="17" table:style-name="ce7"/>
          <table:table-cell table:number-columns-repeated="16358"/>
        </table:table-row>
        <table:table-row table:style-name="ro2">
          <table:table-cell office:value-type="string" table:style-name="ce4">
            <text:p>way</text:p>
          </table:table-cell>
          <table:table-cell table:style-name="ce1"/>
          <table:table-cell office:value-type="string" table:style-name="ce4">
            <text:p>Promenade Verte</text:p>
          </table:table-cell>
          <table:table-cell office:value-type="string" table:style-name="ce4">
            <text:p>Groene Wandeling</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Promenade Verte,jette" table:formula="of:=HYPERLINK(CONCATENATE(&quot;https://osm.org/search?query=&quot;; [.C234];&quot;,jette&quot;))" table:style-name="ce14">
            <text:p>https://osm.org/search?query=Promenade Verte,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Rond-Point Boule et Bill</text:p>
          </table:table-cell>
          <table:table-cell office:value-type="string" table:style-name="ce4">
            <text:p>Bollie en Billierotonde</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Rond-Point Boule et Bill,jette" table:formula="of:=HYPERLINK(CONCATENATE(&quot;https://osm.org/search?query=&quot;; [.C235];&quot;,jette&quot;))" table:style-name="ce14">
            <text:p>https://osm.org/search?query=Rond-Point Boule et Bill,jette</text:p>
          </table:table-cell>
          <table:table-cell table:number-columns-repeated="16375" table:style-name="ce1"/>
        </table:table-row>
        <table:table-row table:style-name="ro2">
          <table:table-cell office:value-type="string" table:style-name="ce6">
            <text:p>way</text:p>
          </table:table-cell>
          <table:table-cell table:style-name="ce7"/>
          <table:table-cell office:value-type="string" table:style-name="ce6">
            <text:p>Rue Charlie Chaplin</text:p>
          </table:table-cell>
          <table:table-cell office:value-type="string" table:style-name="ce6">
            <text:p>Charlie Chaplinstraat</text:p>
          </table:table-cell>
          <table:table-cell office:value-type="string" table:style-name="ce6">
            <text:p>Q882</text:p>
          </table:table-cell>
          <table:table-cell office:value-type="string" table:content-validation-name="val1" table:style-name="ce6">
            <text:p>Homme/Man</text:p>
          </table:table-cell>
          <table:table-cell table:number-columns-repeated="2" table:style-name="ce7"/>
          <table:table-cell office:value-type="string" office:string-value="https://osm.org/search?query=Rue Charlie Chaplin,jette" table:formula="of:=HYPERLINK(CONCATENATE(&quot;https://osm.org/search?query=&quot;; [.C236];&quot;,jette&quot;))" table:style-name="ce15">
            <text:p>https://osm.org/search?query=Rue Charlie Chaplin,jette</text:p>
          </table:table-cell>
          <table:table-cell table:number-columns-repeated="17" table:style-name="ce7"/>
          <table:table-cell table:number-columns-repeated="16358"/>
        </table:table-row>
        <table:table-row table:style-name="ro2">
          <table:table-cell office:value-type="string" table:style-name="ce4">
            <text:p>way</text:p>
          </table:table-cell>
          <table:table-cell table:style-name="ce1"/>
          <table:table-cell office:value-type="string" table:style-name="ce4">
            <text:p>Rue J. B. Moyens</text:p>
          </table:table-cell>
          <table:table-cell office:value-type="string" table:style-name="ce4">
            <text:p>J. B. Moyensstraat</text:p>
          </table:table-cell>
          <table:table-cell table:style-name="ce1"/>
          <table:table-cell office:value-type="string" table:content-validation-name="val1" table:style-name="ce4">
            <text:p>Homme/Man</text:p>
          </table:table-cell>
          <table:table-cell table:style-name="ce1"/>
          <table:table-cell office:value-type="string" table:style-name="ce4">
            <text:p>Jean-Baptiste Moyens inspirateur de l'ancienne foire Sainte-Anne dans le quartier de Dieleghem.</text:p>
            <text:p/>
          </table:table-cell>
          <table:table-cell office:value-type="string" office:string-value="https://osm.org/search?query=Rue J. B. Moyens,jette" table:formula="of:=HYPERLINK(CONCATENATE(&quot;https://osm.org/search?query=&quot;; [.C237];&quot;,jette&quot;))" table:style-name="ce14">
            <text:p>https://osm.org/search?query=Rue J. B. Moyens,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Rue au Bois</text:p>
          </table:table-cell>
          <table:table-cell office:value-type="string" table:style-name="ce4">
            <text:p>Bos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Rue au Bois,jette" table:formula="of:=HYPERLINK(CONCATENATE(&quot;https://osm.org/search?query=&quot;; [.C238];&quot;,jette&quot;))" table:style-name="ce14">
            <text:p>https://osm.org/search?query=Rue au Bois,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Rue de Releghem</text:p>
          </table:table-cell>
          <table:table-cell office:value-type="string" table:style-name="ce4">
            <text:p>Relegem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Rue de Releghem,jette" table:formula="of:=HYPERLINK(CONCATENATE(&quot;https://osm.org/search?query=&quot;; [.C239];&quot;,jette&quot;))" table:style-name="ce14">
            <text:p>https://osm.org/search?query=Rue de Releghem,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Rue du Rubis</text:p>
          </table:table-cell>
          <table:table-cell office:value-type="string" table:style-name="ce4">
            <text:p>Robijnstraat</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Rue du Rubis,jette" table:formula="of:=HYPERLINK(CONCATENATE(&quot;https://osm.org/search?query=&quot;; [.C240];&quot;,jette&quot;))" table:style-name="ce14">
            <text:p>https://osm.org/search?query=Rue du Rubis,jette</text:p>
          </table:table-cell>
          <table:table-cell table:number-columns-repeated="16375" table:style-name="ce1"/>
        </table:table-row>
        <table:table-row table:style-name="ro2">
          <table:table-cell office:value-type="string" table:style-name="ce4">
            <text:p>way</text:p>
          </table:table-cell>
          <table:table-cell table:style-name="ce1"/>
          <table:table-cell office:value-type="string" table:style-name="ce4">
            <text:p>Square Amnesty International</text:p>
          </table:table-cell>
          <table:table-cell office:value-type="string" table:style-name="ce4">
            <text:p>Amnesty International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Square Amnesty International,jette" table:formula="of:=HYPERLINK(CONCATENATE(&quot;https://osm.org/search?query=&quot;; [.C241];&quot;,jette&quot;))" table:style-name="ce14">
            <text:p>https://osm.org/search?query=Square Amnesty International,jette</text:p>
          </table:table-cell>
          <table:table-cell table:number-columns-repeated="16375"/>
        </table:table-row>
        <table:table-row table:style-name="ro2">
          <table:table-cell office:value-type="string" table:style-name="ce16">
            <text:p>way</text:p>
          </table:table-cell>
          <table:table-cell table:style-name="ce17"/>
          <table:table-cell office:value-type="string" table:style-name="ce16">
            <text:p>Square Robert Allein</text:p>
          </table:table-cell>
          <table:table-cell office:value-type="string" table:style-name="ce16">
            <text:p>Robert Alleinsquare</text:p>
          </table:table-cell>
          <table:table-cell table:style-name="ce17"/>
          <table:table-cell office:value-type="string" table:content-validation-name="val1" table:style-name="ce16">
            <text:p>Homme/Man</text:p>
          </table:table-cell>
          <table:table-cell table:style-name="ce17"/>
          <table:table-cell office:value-type="string" table:style-name="ce16">
            <text:p>Robert Allein (1919-), militaire mort pour la Patrie. La voie porte ce nom depuis 1955 environ</text:p>
          </table:table-cell>
          <table:table-cell office:value-type="string" office:string-value="https://osm.org/search?query=Square Robert Allein,jette" table:formula="of:=HYPERLINK(CONCATENATE(&quot;https://osm.org/search?query=&quot;; [.C242];&quot;,jette&quot;))" table:style-name="ce22">
            <text:p>https://osm.org/search?query=Square Robert Allein,jette</text:p>
          </table:table-cell>
          <table:table-cell table:number-columns-repeated="16375" table:style-name="ce17"/>
        </table:table-row>
        <table:table-row table:style-name="ro2">
          <table:table-cell office:value-type="string" table:style-name="ce4">
            <text:p>way</text:p>
          </table:table-cell>
          <table:table-cell table:style-name="ce1"/>
          <table:table-cell office:value-type="string" table:style-name="ce4">
            <text:p>Square des Bruxellois</text:p>
          </table:table-cell>
          <table:table-cell office:value-type="string" table:style-name="ce4">
            <text:p>Brusselaarsplein</text:p>
          </table:table-cell>
          <table:table-cell table:style-name="ce1"/>
          <table:table-cell office:value-type="string" table:content-validation-name="val1" table:style-name="ce4">
            <text:p>Pas une personne/Geen persoon</text:p>
          </table:table-cell>
          <table:table-cell table:number-columns-repeated="2" table:style-name="ce1"/>
          <table:table-cell office:value-type="string" office:string-value="https://osm.org/search?query=Square des Bruxellois,jette" table:formula="of:=HYPERLINK(CONCATENATE(&quot;https://osm.org/search?query=&quot;; [.C243];&quot;,jette&quot;))" table:style-name="ce14">
            <text:p>https://osm.org/search?query=Square des Bruxellois,jette</text:p>
          </table:table-cell>
          <table:table-cell table:number-columns-repeated="16375"/>
        </table:table-row>
        <table:table-row table:number-rows-repeated="757" table:style-name="ro3">
          <table:table-cell table:number-columns-repeated="5"/>
          <table:table-cell table:content-validation-name="val1" table:style-name="ce1"/>
          <table:table-cell table:number-columns-repeated="16378"/>
        </table:table-row>
        <table:table-row table:number-rows-repeated="1047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430</meta:generator>
    <dc:creator>Jonathan Beliën</dc:creator>
    <dc:date>2020-02-23T17:19:31Z</dc:date>
  </office:meta>
</office:document-meta>
</file>